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1.08.30 17:50   |   <text:a xlink:type="simple" xlink:href="http://palinfo.habago.org/Entry?Command=Information_PrintForum&amp;iPage=551#FORUM27192"><text:span text:style-name="T2">#</text:span></text:a></text:p>
      <text:p text:style-name="P2">連這樣也能無罪<text:span text:style-name="T3">?! </text:span>ㄍㄊㄇㄉ真是天佑台灣<text:span text:style-name="T3">,</text:span>可喜可賀<text:span text:style-name="T3">.<text:line-break/><text:line-break/></text:span>陳真<text:span text:style-name="T3"><text:line-break/>===========<text:line-break/></text:span>涉詐領機密外交費　邱義仁無罪<text:span text:style-name="T3"><text:line-break/><text:line-break/>2011</text:span>年<text:span text:style-name="T3">08</text:span>月<text:span text:style-name="T3">30</text:span>日<text:span text:style-name="T3">11:27 </text:span>蘋果<text:span text:style-name="T3"><text:line-break/><text:line-break/></text:span>前國安會祕書長邱義仁、前外交部次長高英茂被控在<text:span text:style-name="T3">2005</text:span>年間，涉詐領外交部「安亞專案」<text:span text:style-name="T3">50</text:span>萬美元空白旅行支票，部分旅支在國外賭場兌現，檢方依違反《貪污治罪條例》起訴<text:span text:style-name="T3">2</text:span>人。台北地院今天判決邱義仁、高英茂無罪。全案可上訴。</text:p>
      <text:p text:style-name="P1"><text:span text:style-name="T1">陳真</text:span><text:s/>  |  2011.08.28 05:17   |   <text:a xlink:type="simple" xlink:href="http://palinfo.habago.org/Entry?Command=Information_PrintForum&amp;iPage=551#FORUM27004"><text:span text:style-name="T2">#</text:span></text:a></text:p>
      <text:p text:style-name="P3">四點了<text:span text:style-name="T3">,</text:span>以為會有颱風<text:span text:style-name="T3">,</text:span>外頭卻一片安靜<text:span text:style-name="T3">. </text:span>疲憊已極<text:span text:style-name="T3">,</text:span>而我仍然想著那些在我腦海起伏千萬遍的謎<text:span text:style-name="T3">,</text:span>彷彿只要找到了有關<text:span text:style-name="T3"><text:s/>1 </text:span>的真相<text:span text:style-name="T3">,</text:span>數字的奧祕就會整個揭露<text:span text:style-name="T3">. </text:span>當一個人帳戶裏只剩下四位數<text:span text:style-name="T3">,</text:span>而他卻總仰望穹蒼<text:span text:style-name="T3">,</text:span>老想著天上億萬繁星<text:span text:style-name="T3">,</text:span>不知該說這是生命的輕薄或沉重<text:span text:style-name="T3">?<text:line-break/><text:line-break/></text:span>特別喜歡黑夜<text:span text:style-name="T3">,</text:span>因為大白天俺就像個妓男或歪妹似的<text:span text:style-name="T3">,</text:span>嗯嗯啊啊地任人輕薄<text:span text:style-name="T3">;</text:span>入了夜<text:span text:style-name="T3">,</text:span>彷彿才喚回魂魄<text:span text:style-name="T3">,</text:span>靈肉合一<text:span text:style-name="T3">. </text:span>每見光一次<text:span text:style-name="T3">,</text:span>即便只是喊我一聲名字<text:span text:style-name="T3">,</text:span>或與我分享一個什麼東西<text:span text:style-name="T3">,</text:span>都會讓我身受一次重傷<text:span text:style-name="T3">,</text:span>得爬回黑暗的洞穴裏療傷<text:span text:style-name="T3">. </text:span>世上確實有人脆弱到連光都能使他感到疼痛<text:span text:style-name="T3">.<text:line-break/><text:line-break/>"</text:span>每天雖和一些人同在一起，其實許多同事就不相熟。自以為熟習我的，必然是極不理解我的。一聽到大家說笑聲，我似乎和夢里一樣。生活浮在這類不相干笑語中，越說越遠。<text:span text:style-name="T3"><text:line-break/><text:line-break/></text:span>關門時，獨自站在午門城頭上，看看暮色四合的北京城風景<text:span text:style-name="T3">…</text:span>明白我生命實完全的單獨<text:span text:style-name="T3">…</text:span>明白生命的隔閡，理解之無可望<text:span text:style-name="T3">..." --</text:span>沈從文<text:span text:style-name="T3">--</text:span></text:p>
      <text:p text:style-name="P1"><text:span text:style-name="T1">陳真</text:span><text:s/>  |  2011.08.28 03:38   |   <text:a xlink:type="simple" xlink:href="http://palinfo.habago.org/Entry?Command=Information_PrintForum&amp;iPage=551#FORUM26999"><text:span text:style-name="T2">#</text:span></text:a></text:p>
      <text:p text:style-name="P2"><text:span text:style-name="T3">(</text:span>續<text:span text:style-name="T3">)<text:line-break/><text:line-break/></text:span>扁珍不光由無期徒刑改判無罪<text:span text:style-name="T3">,</text:span>各項罰金亦巨幅縮水<text:span text:style-name="T3">,</text:span>扁由<text:span text:style-name="T3">1.7</text:span>億改為三百萬<text:span text:style-name="T3">,</text:span>陳致中由<text:span text:style-name="T3">1.5</text:span>億改為<text:span text:style-name="T3">450</text:span>萬<text:span text:style-name="T3">,</text:span>黃睿靚則由一審的兩億改為四百萬<text:span text:style-name="T3">. </text:span>罰扁家三四百萬<text:span text:style-name="T3">,</text:span>大約就等於罰我三四百塊差不多<text:span text:style-name="T3">.<text:line-break/><text:line-break/></text:span>其它扁家心腹亦大大減刑<text:span text:style-name="T3">,</text:span>例如扁朝重要操盤手馬永成一審<text:span text:style-name="T3">20</text:span>年<text:span text:style-name="T3">,</text:span>二審<text:span text:style-name="T3">11</text:span>年<text:span text:style-name="T3">,</text:span>更一審竟然只判八個月<text:span text:style-name="T3">; </text:span>林德訓也一樣<text:span text:style-name="T3">,</text:span>一審<text:span text:style-name="T3">16</text:span>年<text:span text:style-name="T3">,</text:span>二審<text:span text:style-name="T3">12</text:span>年<text:span text:style-name="T3">,</text:span>更一審只剩六個月<text:span text:style-name="T3">. </text:span>而且所有人統統緩刑<text:span text:style-name="T3">,</text:span>沒有一人需要為此坐牢<text:span text:style-name="T3">.<text:line-break/><text:line-break/></text:span>相對於扁珍的無期變無罪或是馬永成等人的<text:span text:style-name="T3">20</text:span>年變幾個月<text:span text:style-name="T3">,</text:span>同案倒是有個人卻越判越重<text:span text:style-name="T3">. </text:span>這人因其為人正直而受人尊敬<text:span text:style-name="T3">,</text:span>雖長年經手億萬金額<text:span text:style-name="T3">,</text:span>但檢調證實一介不取<text:span text:style-name="T3">. </text:span>她只是一個總統府小職員<text:span text:style-name="T3">,</text:span>叫陳鎮慧<text:span text:style-name="T3">,</text:span>扁案爆發後<text:span text:style-name="T3">,</text:span>轉為污點證人<text:span text:style-name="T3">,</text:span>指證扁珍如何捏造帳冊<text:span text:style-name="T3">,</text:span>因其只是奉命辦事情節輕微且不貪不取並協助辦案<text:span text:style-name="T3">,</text:span>一審判免刑<text:span text:style-name="T3">.<text:line-break/><text:line-break/></text:span>但這樣一個正直清廉的人<text:span text:style-name="T3">,</text:span>卻反而由一審的免刑<text:span text:style-name="T3">,</text:span>逐步加重刑責<text:span text:style-name="T3">,</text:span>改判<text:span text:style-name="T3"><text:s/>7</text:span>個月<text:span text:style-name="T3">.<text:line-break/><text:line-break/></text:span>就在今天<text:span text:style-name="T3">,</text:span>就在我所居住的台南永康的某個超商<text:span text:style-name="T3">,</text:span>有個人買了一瓶酒<text:span text:style-name="T3">,</text:span>然後隨手就拿了兩個紙杯<text:span text:style-name="T3">,</text:span>跟朋友在超商邊喝邊聊<text:span text:style-name="T3">,</text:span>聊了一個多小時<text:span text:style-name="T3">,</text:span>店員跑來說紙杯要付費購買<text:span text:style-name="T3">.</text:span>那人覺得荒唐<text:span text:style-name="T3">,</text:span>哪有連紙杯也要自己買的<text:span text:style-name="T3">? </text:span>那是不是以後連廁所裏的衛生紙大小便也不能拿來用<text:span text:style-name="T3">? <text:line-break/><text:line-break/></text:span>不久<text:span text:style-name="T3">,</text:span>咱們盡忠職守的警局杯杯又來了<text:span text:style-name="T3">,</text:span>這回是來抓紙杯大盜<text:span text:style-name="T3">,</text:span>二話不說就把他給上手銬抓走<text:span text:style-name="T3">. </text:span>店員也嚇到了<text:span text:style-name="T3">,</text:span>幫忙求情也沒用<text:span text:style-name="T3">,</text:span>因為竊盜是公訴罪<text:span text:style-name="T3">,</text:span>咱們剛正不阿嫉惡如仇的司法執法人員豈能坐視不管<text:span text:style-name="T3">?<text:line-break/><text:line-break/></text:span>微罪也好<text:span text:style-name="T3">,</text:span>滔天大罪也罷<text:span text:style-name="T3">,</text:span>舉不舉是大有關係的<text:span text:style-name="T3">. </text:span>各位不要以為這跟你沒關係<text:span text:style-name="T3">,</text:span>更不要總是以顏色來決定是非<text:span text:style-name="T3">,</text:span>因為這樣一種絲毫不具公正性的社會對任何人其實都沒有好處<text:span text:style-name="T3">. <text:line-break/><text:line-break/></text:span>我常想起<text:span text:style-name="T3"><text:s/>John Rawls </text:span>的<text:span text:style-name="T3"><text:s/>veil of ignorance(</text:span>無知之幕<text:span text:style-name="T3">),</text:span>簡單說<text:span text:style-name="T3">,</text:span>討論一個較為理想的社會之如何運作成形時<text:span text:style-name="T3">,</text:span>不妨想像社會形成之前<text:span text:style-name="T3">,</text:span>我們都處於簾幕後面的一種無知狀態<text:span text:style-name="T3">,</text:span>根本不知道幕前<text:span text:style-name="T3">(</text:span>即社會形成後<text:span text:style-name="T3">)</text:span>我們將擔任何種角色或處於何種階級與身份<text:span text:style-name="T3">,</text:span>如此<text:span text:style-name="T3">,</text:span>我們將比較有可能客觀地看待各種藉以規範社會運作的<text:span text:style-name="T3"><text:s/>"</text:span>文法<text:span text:style-name="T3">",</text:span>而不會受到既得利益及種種意識形態或顏色的影響<text:span text:style-name="T3">.<text:line-break/><text:line-break/></text:span>當然<text:span text:style-name="T3">,</text:span>無知之幕只是一種形而上的想像<text:span text:style-name="T3">,</text:span>畢竟社會已經形成<text:span text:style-name="T3">,</text:span>各人角色也已確定<text:span text:style-name="T3">,</text:span>但是<text:span text:style-name="T3">,</text:span>難道你真以為你或你的子孫可以永遠保有社會所有層面的一切優勢而不會有朝一日也可能成為某種弱勢者<text:span text:style-name="T3">? </text:span>難道你真以為像紙杯大盜或雨傘大盜這樣的鳥事永遠不會發生在你身上<text:span text:style-name="T3">?<text:line-break/><text:line-break/></text:span>陳真<text:span text:style-name="T3"><text:line-break/>==============<text:line-break/></text:span>超市紙杯惹爭議<text:span text:style-name="T3"><text:s/></text:span>男子誤拿遭警上手銬移送<text:span text:style-name="T3"><text:line-break/><text:line-break/></text:span>中廣新聞網<text:span text:style-name="T3"><text:line-break/><text:line-break/></text:span>更新日期<text:span text:style-name="T3">:2011/08/27 <text:line-break/><text:line-break/></text:span>知名超商因店內紙杯未仔細標識，致使消費者誤以為是免費供應，台南市一名男子就因此被店員報警處理，男子當場被警察銬上手銬並以偷竊罪嫌移送，當事人找上立委陳亭妃陳情，陳亭妃認為超商標識不清在先，再加上員警執法過當，使得男子受到誤解，她要求台南市警方查明清楚，還男子公道。<text:span text:style-name="T3"><text:line-break/><text:line-break/></text:span>據了解，這名男子與友人昨晚到了永康市一家超商購買飲料，兩人在店外面邊喝飲料、邊聊天，約莫過了一個多小時，店員突然跑出來要求男子付兩只紙杯的錢，但男子認為紙杯並沒有標識價錢，而且擺放的位置「看起來」像是免費供應品，他才順手拿了兩個使用<text:span text:style-name="T3"><text:line-break/><text:line-break/></text:span>兩人爭論後，店員打電話報警，大灣所員警到場後發現男子情緒激動，直接給男子上手銬，男子解釋自己並無偷竊之意，否則不會待在現場一個多小時，陳亭妃轉述，店員見狀也嚇呆了，幫忙說項，解釋應是誤會一場，但員警不接受，堅持移送。<text:span text:style-name="T3"><text:line-break/><text:line-break/>=============<text:line-break/></text:span>紙杯要錢？超商取杯喝酒　被當賊上銬<text:span text:style-name="T3"><text:line-break/><text:line-break/></text:span>更新日期<text:span text:style-name="T3">:2011/08/27 17:55 </text:span>顧守昌<text:span text:style-name="T3"> <text:line-break/><text:line-break/></text:span>到超商買啤酒，看到製冰機旁有裝冰的空紙杯，<text:span text:style-name="T3">2</text:span>名男子自行拿起紙杯，就在超商前喝起啤酒來，沒想到被店員發現，要求<text:span text:style-name="T3">1</text:span>個紙杯付<text:span text:style-name="T3">10</text:span>元，他們拒絕，被報警送辦，還上了手銬，男子認為受委屈向立委陳情，立委忍不住痛批員警處置過當。<text:span text:style-name="T3"><text:line-break/><text:line-break/></text:span>超商製冰機旁擺了好幾疊紙杯，<text:span text:style-name="T3">2</text:span>名男子買了啤酒，看這紙杯就放在一旁，也沒標價，順手拿來用，就坐在店門口喝啤酒，沒想到店員發現了，硬是要收錢，一個紙杯要價<text:span text:style-name="T3">10</text:span>元，男子拒絕付錢，卻被報警處理。<text:span text:style-name="T3"><text:line-break/><text:line-break/></text:span>立委陳亭妃：「昨天晚上就上手銬，把他銬回派出所做筆錄，以竊盗罪辦，員警真的處理失當，而且是過火了。」<text:span text:style-name="T3"><text:line-break/><text:line-break/>2</text:span>名男子拿了沒有任何標價的紙杯喝店裡買的啤酒，拒絕付紙杯的錢被送辦，他們心情惡劣，向立委陳情，立委痛罵員警處理失當。陳亭妃：「超商其實已經有誤導了，其實這杯子多少錢都沒標示，就放在思樂冰機器的旁邊。」<text:span text:style-name="T3"><text:line-break/><text:line-break/></text:span>記者：「空杯子也要錢喔？」超商店員：「我們有試飲杯，這是專門販賣思樂冰的杯子。」<text:span text:style-name="T3"><text:line-break/><text:line-break/></text:span>民眾：「竊盜罪感覺是很嚴重的問題，可是他只是拿個杯子而已。」<text:span text:style-name="T3"><text:line-break/><text:line-break/></text:span>超商店員說需要免錢的杯子，可以跟他們索取試飲杯，不能自己動手，但立委及民眾都認為標示不清惹爭議，因此將顧客送辦，真的太離譜。</text:p>
      <text:p text:style-name="P1"><text:span text:style-name="T1">陳真</text:span><text:s/>  |  2011.08.27 00:54   |   <text:a xlink:type="simple" xlink:href="http://palinfo.habago.org/Entry?Command=Information_PrintForum&amp;iPage=551#FORUM26892"><text:span text:style-name="T2">#</text:span></text:a></text:p>
      <text:p text:style-name="P3">扁珍國務機要費案引起百萬紅衫軍數度圍城<text:span text:style-name="T3">,</text:span>一審判處無期徒刑<text:span text:style-name="T3">,</text:span>不久<text:span text:style-name="T3">,</text:span>風頭稍歇<text:span text:style-name="T3">,</text:span>改判<text:span text:style-name="T3">45</text:span>年<text:span text:style-name="T3">,</text:span>等到更一審<text:span text:style-name="T3">,</text:span>風聲已過<text:span text:style-name="T3">,</text:span>竟然ㄍㄊㄇㄉ就變成無罪了<text:span text:style-name="T3">.<text:line-break/><text:line-break/></text:span>台灣的法律向來就是這樣<text:span text:style-name="T3">,</text:span>輿論矚目時就假裝一下<text:span text:style-name="T3">,</text:span>等風聲過了<text:span text:style-name="T3">,</text:span>幾乎每個權勢者全都安然無恙<text:span text:style-name="T3">.<text:line-break/><text:line-break/></text:span>但一般人卻沒有這種待遇<text:span text:style-name="T3">,</text:span>若是弱勢者更慘<text:span text:style-name="T3">,</text:span>無罪都能出生罪來<text:span text:style-name="T3">,</text:span>更何況你若真的犯罪那就穩死了<text:span text:style-name="T3">,</text:span>而且肯定會想盡辦法在你身上做業績<text:span text:style-name="T3">,</text:span>拿你來彰顯法治<text:span text:style-name="T3">. </text:span>大家若對此向來都不會生氣<text:span text:style-name="T3">,</text:span>小弟個人其實也沒什麼意見<text:span text:style-name="T3">.</text:span></text:p>
      <text:p text:style-name="P1"><text:span text:style-name="T1">陳真</text:span><text:s/>  |  2011.08.26 22:00   |   <text:a xlink:type="simple" xlink:href="http://palinfo.habago.org/Entry?Command=Information_PrintForum&amp;iPage=551#FORUM26873"><text:span text:style-name="T2">#</text:span></text:a></text:p>
      <text:p text:style-name="P2">連續兩天沒睡什麼覺<text:span text:style-name="T3">,</text:span>為的就是去拿<text:span text:style-name="T3"><text:s/>"</text:span>繼續教育<text:span text:style-name="T3">" </text:span>學分<text:span text:style-name="T3">. </text:span>學分達人連續兩天一早就南征北討<text:span text:style-name="T3">,</text:span>今天則是前往屏東<text:span text:style-name="T3">,</text:span>以強迫取分法擦籃得分<text:span text:style-name="T3">. </text:span>所謂強迫取分就是人家說什麼額滿了不讓我來而我硬要來<text:span text:style-name="T3">,</text:span>而且一來就趁機走人<text:span text:style-name="T3">.<text:line-break/><text:line-break/></text:span>昨天則是以苦肉計得分<text:span text:style-name="T3">,</text:span>忍受一個上午<text:span text:style-name="T3">. </text:span>不可思議的是<text:span text:style-name="T3">,</text:span>前後左右的聽眾<text:span text:style-name="T3">(</text:span>似乎大多是護士<text:span text:style-name="T3">)</text:span>似乎個個聽得津津有味<text:span text:style-name="T3">,</text:span>而且猛抄筆記<text:span text:style-name="T3">. </text:span>當她們鼓掌發出劇烈笑聲時<text:span text:style-name="T3">,</text:span>我實在很想迎合大家也跟著笑<text:span text:style-name="T3">,</text:span>可就是笑不出來<text:span text:style-name="T3">. </text:span>一個人<text:span text:style-name="T3">,</text:span>長久以來無法和眾人共享同樣的喜怒哀樂<text:span text:style-name="T3">,</text:span>說起來也挺可悲<text:span text:style-name="T3">. </text:span>彷彿外星人<text:span text:style-name="T3">,</text:span>我們覺得美的深刻聰慧的<text:span text:style-name="T3">,</text:span>人們鄙夷之<text:span text:style-name="T3">,</text:span>我們覺得想吐的北七到爆的<text:span text:style-name="T3">,</text:span>人們卻煞有介事<text:span text:style-name="T3">.<text:line-break/><text:line-break/></text:span>話說台灣的醫學或科學<text:span text:style-name="T3">,</text:span>比諸西方好像還不錯<text:span text:style-name="T3">,</text:span>至少不離譜<text:span text:style-name="T3">,</text:span>但只要一扯到科學以外的所謂<text:span text:style-name="T3"><text:s/>"</text:span>人文<text:span text:style-name="T3">" </text:span>往往就很可怕<text:span text:style-name="T3">,</text:span>跟詐騙集團沒兩樣<text:span text:style-name="T3">.</text:span>問題是<text:span text:style-name="T3">,</text:span>爛片通常反而特別賣座<text:span text:style-name="T3">,</text:span>但你也只能嗯嗯哈哈陪笑臉<text:span text:style-name="T3">,</text:span>努力夾著尾巴過活<text:span text:style-name="T3">,</text:span>任人輕薄<text:span text:style-name="T3">.<text:line-break/><text:line-break/></text:span>學分達人強迫取分後<text:span text:style-name="T3">,</text:span>懷著沮喪的心情來到鹽埔<text:span text:style-name="T3">. </text:span>都快半個世紀了<text:span text:style-name="T3">,</text:span>童年還在<text:span text:style-name="T3">,</text:span>連釣青蛙的水溝都在<text:span text:style-name="T3">,</text:span>只是水濁了<text:span text:style-name="T3">,</text:span>青蛙大概也都死光了<text:span text:style-name="T3">,</text:span>還好遠山和那日頭都仍是昔日光景<text:span text:style-name="T3">. </text:span>特別懷念勝利路轉入果園的那個街角<text:span text:style-name="T3">,</text:span>以前這裏熙來攘往全是牛車<text:span text:style-name="T3">,</text:span>常在這街角跳上任何一輛路過牛車來到田裏玩<text:span text:style-name="T3">. </text:span>恐怕哪天就算失智遺忘了<text:span text:style-name="T3">,</text:span>都還會記得天天隨著日頭起落跳上牛車來回一路看著遠山近水的暢快<text:span text:style-name="T3">.<text:line-break/><text:line-break/></text:span>本以為生活是件容易的事<text:span text:style-name="T3">,</text:span>而腦海裏那些符號命題與方程式彷彿才是謎底所在<text:span text:style-name="T3">,</text:span>後來方知謎底容易<text:span text:style-name="T3">,</text:span>不過就像是做了個空飄宇宙的白日夢<text:span text:style-name="T3">,</text:span>而生活才是一番日趨下流的艱辛血肉<text:span text:style-name="T3">.<text:line-break/><text:line-break/></text:span>下班了<text:span text:style-name="T3">...<text:line-break/><text:line-break/></text:span>底下是一些預料中事<text:span text:style-name="T3">,</text:span>不知道這也能算新聞嗎<text:span text:style-name="T3">?<text:line-break/><text:line-break/></text:span>陳真<text:span text:style-name="T3"><text:line-break/><text:line-break/>========<text:line-break/></text:span>快訊　陳致中夫婦洗錢案罰金大減<text:span text:style-name="T3"><text:line-break/><text:line-break/>2011</text:span>年<text:span text:style-name="T3">08</text:span>月<text:span text:style-name="T3">26</text:span>日<text:span text:style-name="T3">10:35 </text:span>蘋果即時<text:span text:style-name="T3"> <text:line-break/><text:line-break/></text:span>扁家國務機要費<text:span text:style-name="T3">3</text:span>案刑度大減，被告前總統陳水扁兒子陳致中洗錢案，高等法院今天更一審，判<text:span text:style-name="T3">1</text:span>年<text:span text:style-name="T3">2</text:span>月、罰金<text:span text:style-name="T3">450</text:span>萬元；其妻黃睿靚洗錢案更一審判<text:span text:style-name="T3">1</text:span>年緩刑<text:span text:style-name="T3">4</text:span>年、罰金<text:span text:style-name="T3">400</text:span>萬元，緩刑繳<text:span text:style-name="T3">1000</text:span>萬元。<text:span text:style-name="T3"><text:line-break/><text:line-break/></text:span>陳致中洗錢案二審判<text:span text:style-name="T3">1</text:span>年<text:span text:style-name="T3">2</text:span>月、罰金<text:span text:style-name="T3">3000</text:span>萬元；該案黃睿靚二審判<text:span text:style-name="T3">1</text:span>年緩刑<text:span text:style-name="T3">4</text:span>年，罰金<text:span text:style-name="T3">2000</text:span>萬元，緩刑繳<text:span text:style-name="T3">1000</text:span>萬元，罰金幅度大減。<text:span text:style-name="T3"><text:line-break/><text:line-break/>================= <text:line-break/><text:line-break/></text:span>邱毅嗆法官　靈魂交換魔鬼<text:span text:style-name="T3"><text:line-break/><text:line-break/>2011</text:span>年<text:span text:style-name="T3">08</text:span>月<text:span text:style-name="T3">26</text:span>日<text:span text:style-name="T3">11:35 </text:span>蘋果即時<text:span text:style-name="T3"> <text:line-break/><text:line-break/></text:span>高院今天宣判前總統夫婦陳水扁、吳淑珍國務機要費案，從貪污罪逆轉為無罪，改依偽造文書判決。國民黨立法委員邱毅嗆法官，「把靈魂像浮士德一樣，交換給魔鬼了。」<text:span text:style-name="T3"><text:line-break/><text:line-break/></text:span>針對該案判決，邱毅說，司法機關可關掉了，所以因貪污罪坐牢的公務人員都可申請出獄了。<text:span text:style-name="T3"><text:line-break/><text:line-break/>==========<text:line-break/></text:span>扁國務費無罪<text:span text:style-name="T3"><text:s/></text:span>邱毅：震驚<text:span text:style-name="T3"><text:s/></text:span>扁法界暗樁太多<text:span text:style-name="T3"><text:line-break/><text:line-break/></text:span>更新日期<text:span text:style-name="T3">:2011/08/26 13:25 <text:line-break/><text:line-break/></text:span>陳水扁國務機要費案今天更二審，陳水扁獲判無罪。對此，國民黨立委邱毅在聽到消息後表示非常震驚，並認為合議庭的法官應該出來說明清楚。邱毅說，陳水扁貪污洗錢罪證確鑿，最高法院原本發回更審是認為判得太輕，現在卻被改判無罪，可見陳水扁在司法界的暗樁實在太多。</text:p>
      <text:p text:style-name="P1"><text:span text:style-name="T1">鄭啟承</text:span><text:s/>  |  2011.08.25 18:56   |   <text:a xlink:type="simple" xlink:href="http://palinfo.habago.org/Entry?Command=Information_PrintForum&amp;iPage=551#FORUM26760"><text:span text:style-name="T2">#</text:span></text:a></text:p>
      <text:p text:style-name="P3">聽起來和醫學一點關係也妹有，倒像是直銷騙術或是宗教心靈提升課程。</text:p>
      <text:p text:style-name="P1"><text:span text:style-name="T1">陳真</text:span><text:s/>  |  2011.08.25 17:31   |   <text:a xlink:type="simple" xlink:href="http://palinfo.habago.org/Entry?Command=Information_PrintForum&amp;iPage=551#FORUM26752"><text:span text:style-name="T2">#</text:span></text:a></text:p>
      <text:p text:style-name="P2">一大早六點出門去外地拼學分剛回來<text:span text:style-name="T3">! </text:span>一下就拼了五分<text:span text:style-name="T3">,</text:span>忍耐到中午才脫身<text:span text:style-name="T3">,</text:span>學習如何說正面語言鼓勵人心<text:span text:style-name="T3">,</text:span>媽的<text:span text:style-name="T3">,</text:span>我<text:span text:style-name="T3">..Ooops~</text:span>不好意思<text:span text:style-name="T3">,</text:span>說了負面髒話<text:span text:style-name="T3">,</text:span>我是說馬上真的學到好多東西耶<text:span text:style-name="T3">: </text:span>人<text:span text:style-name="T3">,</text:span>就是要說好話<text:span text:style-name="T3">,</text:span>人際關係才會好<text:span text:style-name="T3">,</text:span>才能累積人脈<text:span text:style-name="T3">,</text:span>萬事亨通喔<text:span text:style-name="T3">,</text:span>而且要記得用正面的話鼓勵人<text:span text:style-name="T3">.<text:line-break/><text:line-break/></text:span>例如<text:span text:style-name="T3">,(</text:span>底下為精采演講原音重現<text:span text:style-name="T3">),</text:span>就算病人是個阿嬤<text:span text:style-name="T3">,</text:span>也要說她長得很像林志玲喔<text:span text:style-name="T3">,</text:span>都是長髮<text:span text:style-name="T3">,</text:span>都很瘦<text:span text:style-name="T3">,</text:span>只是皮膚皺一點<text:span text:style-name="T3">,</text:span>胸部<text:span text:style-name="T3">..</text:span>ㄟ<text:span text:style-name="T3">..</text:span>有點抵抗不了地心引力而下垂<text:span text:style-name="T3">. </text:span>不過沒關係<text:span text:style-name="T3">,</text:span>人家聽了開心就好<text:span text:style-name="T3">.<text:line-break/><text:line-break/>"</text:span>我有一次派我的研究生去給一些阿嬤演講<text:span text:style-name="T3">,</text:span>教她們什麼呢<text:span text:style-name="T3">? </text:span>教她們自慰的技巧<text:span text:style-name="T3">! </text:span>還教她們老公如何慢慢愛撫慢慢勃起<text:span text:style-name="T3">,</text:span>不要一下子衝太快<text:span text:style-name="T3">,</text:span>那些阿嬤聽了很開心<text:span text:style-name="T3">,</text:span>知道下次是我來演講<text:span text:style-name="T3">,</text:span>她們還特定跑來說要再聽一遍<text:span text:style-name="T3">,</text:span>還跟我要講義<text:span text:style-name="T3">!" (</text:span>聽眾大笑<text:span text:style-name="T3">)<text:line-break/><text:line-break/></text:span>老師還說哦<text:span text:style-name="T3">(</text:span>也是原音重現<text:span text:style-name="T3">): </text:span>我這演講已經講了無數次<text:span text:style-name="T3">,</text:span>但我不知道為什麼每家醫院都喜歡找我去講<text:span text:style-name="T3">. </text:span>可能是因為一個演講如果是開心的<text:span text:style-name="T3">,</text:span>讚美的<text:span text:style-name="T3">,</text:span>和諧的<text:span text:style-name="T3">,</text:span>那大家當然喜歡聽<text:span text:style-name="T3">;</text:span>如果一個演講是批判的<text:span text:style-name="T3">,</text:span>指出哪裡有什麼錯誤<text:span text:style-name="T3">,</text:span>那誰要聽<text:span text:style-name="T3">? </text:span>正常人不會去聽啦<text:span text:style-name="T3">,</text:span>只有那些不正常的像精神分裂的病人才會選擇讓人不開心的負面演講<text:span text:style-name="T3">,</text:span>因為這些人就是欠罵嘛<text:span text:style-name="T3">!!(</text:span>聽眾大笑鼓掌<text:span text:style-name="T3">!!)<text:line-break/><text:line-break/></text:span>還有<text:span text:style-name="T3">(</text:span>也是原音重現<text:span text:style-name="T3">),</text:span>比方說你看到一個吸毒的病人吸了二十年<text:span text:style-name="T3">,</text:span>很憔悴<text:span text:style-name="T3">,</text:span>這時候你還是要讚美他哦<text:span text:style-name="T3">,</text:span>要想辦法從他身上找到優點來誇獎<text:span text:style-name="T3">,</text:span>給他正面的思考<text:span text:style-name="T3">,</text:span>例如你可以誇他<text:span text:style-name="T3">,"</text:span>哇<text:span text:style-name="T3">!</text:span>不簡單<text:span text:style-name="T3">,</text:span>你吸了<text:span text:style-name="T3">20</text:span>年的毒品怎麼還活著<text:span text:style-name="T3">! </text:span>你真的不簡單喔<text:span text:style-name="T3">",</text:span>像這樣就是一種正面語言<text:span text:style-name="T3">,</text:span>隨時從對方身上找到優點來讚美他<text:span text:style-name="T3">,</text:span>人家有的才吸兩年就翹辮子了<text:span text:style-name="T3">,</text:span>他卻能吸上<text:span text:style-name="T3">20</text:span>年<text:span text:style-name="T3">,</text:span>這當然就是一種正面思考<text:span text:style-name="T3">.<text:line-break/><text:line-break/></text:span>不只這一堂課喔<text:span text:style-name="T3">,</text:span>還有一堂是教我們了解為什麼人們會去吸毒<text:span text:style-name="T3">? (</text:span>也是原音重現<text:span text:style-name="T3">): </text:span>因為吸毒就是會讓人爽<text:span text:style-name="T3">. </text:span>不過<text:span text:style-name="T3">,</text:span>如果林志玲<text:span text:style-name="T3">(</text:span>不同講師<text:span text:style-name="T3">,</text:span>怎麼又是林志玲<text:span text:style-name="T3">)</text:span>和毒品讓你二選一<text:span text:style-name="T3">,</text:span>你要選哪一個<text:span text:style-name="T3">? </text:span>我知道男生可能都會選林志玲<text:span text:style-name="T3">.(</text:span>聽眾笑<text:span text:style-name="T3">)<text:line-break/><text:line-break/></text:span>真是讓人心靈很充實的一天<text:span text:style-name="T3">!! </text:span>我若再多聽幾場學分演講<text:span text:style-name="T3">,</text:span>搞不好讓我整天昏昏沉沉有氣無力的低血壓症說不定會因此而改善<text:span text:style-name="T3">,</text:span>血壓一下飆高到<text:span text:style-name="T3">180</text:span>哦<text:span text:style-name="T3">~</text:span>這就是一種<text:span text:style-name="T3"><text:s/>"</text:span>正面語言<text:span text:style-name="T3">" "</text:span>正向思考<text:span text:style-name="T3">" </text:span>的威力<text:span text:style-name="T3">.</text:span></text:p>
      <text:p text:style-name="P1"><text:span text:style-name="T1">陳真</text:span><text:s/>  |  2011.08.24 14:56   |   <text:a xlink:type="simple" xlink:href="http://palinfo.habago.org/Entry?Command=Information_PrintForum&amp;iPage=551#FORUM26638"><text:span text:style-name="T2">#</text:span></text:a></text:p>
      <text:p text:style-name="P3">媽的<text:span text:style-name="T3">,</text:span>我又犯案了<text:span text:style-name="T3">!!<text:line-break/><text:line-break/></text:span>搬家一年了<text:span text:style-name="T3">,</text:span>監理站卻不肯讓我搬<text:span text:style-name="T3">,</text:span>硬要把所有的信都寄到以前的上班地點<text:span text:style-name="T3">,</text:span>對方於電話中表示<text:span text:style-name="T3">,</text:span>更改地址<text:span text:style-name="T3"><text:s/>"</text:span>依法<text:span text:style-name="T3">" </text:span>一定要本人親自辦理<text:span text:style-name="T3">,</text:span>而且<text:span text:style-name="T3"><text:s/>"</text:span>依法<text:span text:style-name="T3">" </text:span>不能更改到戶籍地以外的任何住址<text:span text:style-name="T3">. </text:span>可是<text:span text:style-name="T3">,</text:span>之前所留的地址是某某國立醫院<text:span text:style-name="T3">,</text:span>醫院又怎麼會是我的戶籍地呢<text:span text:style-name="T3">? </text:span>對方說<text:span text:style-name="T3">,</text:span>既然寄到醫院<text:span text:style-name="T3">,</text:span>那表示那醫院一定是我的戶籍地<text:span text:style-name="T3">,</text:span>不可能不是<text:span text:style-name="T3">.<text:line-break/><text:line-break/></text:span>如此睜眼說瞎話<text:span text:style-name="T3">,</text:span>讓我很無奈<text:span text:style-name="T3">. </text:span>如此折騰了一年<text:span text:style-name="T3">,</text:span>一直沒有時間在公務員上班時間內親自辦理<text:span text:style-name="T3">,</text:span>只好勞煩同事持續為我轉信轉了一年<text:span text:style-name="T3">. </text:span>我想<text:span text:style-name="T3">,</text:span>如果今天我是立委或是什麼部長<text:span text:style-name="T3">,</text:span>肯定就不會有這樣的折騰了<text:span text:style-name="T3">,</text:span>就算把地址改到冥王星也一定沒問題<text:span text:style-name="T3">.<text:line-break/><text:line-break/></text:span>最近終於抽出時間前往監理站辦理更改地址<text:span text:style-name="T3">,</text:span>去到櫃台排隊等候許久<text:span text:style-name="T3">,</text:span>說明來意<text:span text:style-name="T3">,</text:span>櫃台的歐巴桑一句話也不說<text:span text:style-name="T3">,</text:span>隨即跟我要了一張三個月內<text:span text:style-name="T3"><text:s/>"</text:span>近照<text:span text:style-name="T3">",</text:span>我找到一張十年前近照給她<text:span text:style-name="T3">,</text:span>她沒發現<text:span text:style-name="T3">,</text:span>證明我十年來保養得很好<text:span text:style-name="T3">,</text:span>但我知道我此舉已涉嫌觸犯<text:span text:style-name="T3"><text:s/>"</text:span>使公務員登載不實<text:span text:style-name="T3">" </text:span>的偽造文書罪<text:span text:style-name="T3">. </text:span>過了許久<text:span text:style-name="T3">,</text:span>她不知道在電腦上打些什麼<text:span text:style-name="T3">,</text:span>然後就說辦好了<text:span text:style-name="T3">.<text:line-break/><text:line-break/></text:span>我說我地址都還沒給你<text:span text:style-name="T3">,</text:span>怎麼就辦好了<text:span text:style-name="T3">? </text:span>她說<text:span text:style-name="T3">,</text:span>已經把通信地址更改為戶籍地<text:span text:style-name="T3">. </text:span>我說我沒有要你們把信寄到戶籍地<text:span text:style-name="T3">.</text:span>她說<text:span text:style-name="T3">,</text:span>那你要去問服務台<text:span text:style-name="T3">.<text:line-break/><text:line-break/></text:span>於是我就來到服務台<text:span text:style-name="T3">,</text:span>辦事人員正在與人聊天<text:span text:style-name="T3">,</text:span>我在一旁守候許久<text:span text:style-name="T3">,</text:span>見她似乎沒有停止聊天的跡象<text:span text:style-name="T3">,</text:span>於是大膽插嘴<text:span text:style-name="T3">. </text:span>那位歐巴桑不聽我把話說完就遞給我一張表格<text:span text:style-name="T3">,</text:span>然後就轉頭繼續聊天<text:span text:style-name="T3">.<text:line-break/><text:line-break/></text:span>我輕聲跟她借筆<text:span text:style-name="T3">,</text:span>她不為所動<text:span text:style-name="T3">,</text:span>於是我就伸手自己拿<text:span text:style-name="T3">.</text:span>我知道我這樣做已經觸犯搶奪罪<text:span text:style-name="T3">,</text:span>而且搶奪公務人員罪加一等<text:span text:style-name="T3">. </text:span>填完表格後<text:span text:style-name="T3">,</text:span>我隨手就把筆習慣性地插入上衣口袋<text:span text:style-name="T3">,</text:span>這屬侵佔罪<text:span text:style-name="T3">. </text:span>雖然我可在庭上辯解我無犯意<text:span text:style-name="T3">,</text:span>但明察秋毫的法官很可能看穿我貪婪的內心<text:span text:style-name="T3">,</text:span>知道我其實是故意的<text:span text:style-name="T3">.<text:line-break/><text:line-break/></text:span>然後我把表格遞回給那位歐巴桑<text:span text:style-name="T3">,</text:span>她說我日期少填了<text:span text:style-name="T3">,</text:span>隨手就在找桌上的筆<text:span text:style-name="T3">,</text:span>這筆已經被我侵佔<text:span text:style-name="T3">,</text:span>她當然找不到<text:span text:style-name="T3">;</text:span>找到另一枝卻沒水<text:span text:style-name="T3">. </text:span>後來她就跟隔壁的同事要了一枝筆<text:span text:style-name="T3">. </text:span>我知道我涉嫌觸犯了妨害公務罪<text:span text:style-name="T3">,</text:span>使其無法順利執行公務<text:span text:style-name="T3">.<text:line-break/><text:line-break/></text:span>只不過辦個地址更改順便更新駕照<text:span text:style-name="T3">,</text:span>想不到我就觸犯了四大刑案<text:span text:style-name="T3">,</text:span>依法論處大約合計要判處<text:span text:style-name="T3">30</text:span>年有期徒刑<text:span text:style-name="T3">.<text:line-break/><text:line-break/></text:span>你一定覺得我很無聊<text:span text:style-name="T3">,</text:span>你或許會想<text:span text:style-name="T3">,</text:span>法律不外情理<text:span text:style-name="T3">,</text:span>這種事怎麼可能發生<text:span text:style-name="T3">. </text:span>但我要說的是<text:span text:style-name="T3">,</text:span>如果一個太太僅僅只是告知來訪的先生的友人有關先生當下的去處<text:span text:style-name="T3">,</text:span>就能以協助販毒罪打入大牢<text:span text:style-name="T3">,</text:span>那麼<text:span text:style-name="T3">,</text:span>還有什麼荒唐事不能透過<text:span text:style-name="T3"><text:s/>"</text:span>解釋<text:span text:style-name="T3">" </text:span>而使之成立<text:span text:style-name="T3">? <text:line-break/><text:line-break/></text:span>如果一個因為妄想發作因而認為有外星人在追殺他的精神病患<text:span text:style-name="T3">,</text:span>因為恐懼異形追殺而躲入人家的西瓜園而被逮<text:span text:style-name="T3">,</text:span>結果竟能以入侵民宅搶劫判處十年重刑<text:span text:style-name="T3">,</text:span>那麼<text:span text:style-name="T3">,</text:span>還有什麼荒唐事不能透過<text:span text:style-name="T3"><text:s/>"</text:span>解釋<text:span text:style-name="T3">" </text:span>或所謂<text:span text:style-name="T3"><text:s/>"</text:span>自由心證<text:span text:style-name="T3">" </text:span>而任意舉發論罪<text:span text:style-name="T3">?<text:line-break/><text:line-break/></text:span>最近英國暴動<text:span text:style-name="T3">,</text:span>倫敦政經學院發表一篇研究報告指出<text:span text:style-name="T3">,</text:span>在英國<text:span text:style-name="T3">,</text:span>黑人受到警察盤查的比例比白人高出<text:span text:style-name="T3"><text:s/>26</text:span>倍<text:span text:style-name="T3">,</text:span>亞裔則比白人高出<text:span text:style-name="T3"><text:s/>6.5</text:span>倍<text:span text:style-name="T3">.<text:line-break/><text:line-break/></text:span>大家都知道<text:span text:style-name="T3">,</text:span>美國的司法對於有色人種有著一種極度不公正的所謂<text:span text:style-name="T3"><text:s/>"</text:span>制度性歧視<text:span text:style-name="T3">",</text:span>監獄或死刑幾乎就是為黑人或其它有色人種而設<text:span text:style-name="T3">,</text:span>在司法人員眼裏<text:span text:style-name="T3">,</text:span>膚色與己有異者彷彿就是犯罪的記號<text:span text:style-name="T3">.<text:line-break/><text:line-break/></text:span>台灣其實也一樣<text:span text:style-name="T3">,</text:span>我們的司法之舉或不舉<text:span text:style-name="T3">,</text:span>往往是根據你的社會實力而定<text:span text:style-name="T3">,</text:span>對於弱勢者<text:span text:style-name="T3">,</text:span>小案不但可以大判<text:span text:style-name="T3">,</text:span>甚至發揮高度的解釋能力無中生有<text:span text:style-name="T3">,</text:span>塞給你一堆莫須有的罪名<text:span text:style-name="T3">.<text:line-break/><text:line-break/></text:span>決定開業前<text:span text:style-name="T3">,</text:span>本來是要留在某校擔任司法精神醫學與精神醫學倫理學的教職<text:span text:style-name="T3">,</text:span>但後來事情有變<text:span text:style-name="T3">,</text:span>據權威消息指出<text:span text:style-name="T3">,</text:span>有個不學有術卻呼風喚雨的<text:span text:style-name="T3"><text:s/>"</text:span>大老<text:span text:style-name="T3">" (</text:span>其實應該說是老大<text:span text:style-name="T3">)</text:span>強烈反對<text:span text:style-name="T3">; </text:span>加上小弟自忖才疏學淺<text:span text:style-name="T3">,</text:span>實在也不想誤人子弟<text:span text:style-name="T3">. <text:line-break/><text:line-break/></text:span>不過這樣也好<text:span text:style-name="T3">,</text:span>否則跟司法沾上邊<text:span text:style-name="T3">,</text:span>畢竟不是一件愉快的事<text:span text:style-name="T3">. </text:span>很多時候<text:span text:style-name="T3">,</text:span>對於那些可悲的人間不平事<text:span text:style-name="T3">,</text:span>你最好就當做沒聽見沒看見<text:span text:style-name="T3">,</text:span>而且最好也不要去想<text:span text:style-name="T3">,</text:span>不思不索<text:span text:style-name="T3">,</text:span>眼不見為淨<text:span text:style-name="T3">.</text:span></text:p>
      <text:p text:style-name="P1"><text:span text:style-name="T1">陳真</text:span><text:s/>  |  2011.08.23 17:28   |   <text:a xlink:type="simple" xlink:href="http://palinfo.habago.org/Entry?Command=Information_PrintForum&amp;iPage=551#FORUM26555"><text:span text:style-name="T2">#</text:span></text:a></text:p>
      <text:p text:style-name="P2"><text:span text:style-name="T3">(</text:span>續前<text:span text:style-name="T3">)<text:line-break/><text:line-break/></text:span>有個家境貧困的中年婦女病患<text:span text:style-name="T3">,</text:span>罹患重度憂鬱症<text:span text:style-name="T3">,</text:span>加上遇人不淑<text:span text:style-name="T3">,</text:span>先生吃喝玩樂之餘還吸毒<text:span text:style-name="T3">,</text:span>為了勸阻先生吸毒<text:span text:style-name="T3">,</text:span>多次與其發生肢體衝突<text:span text:style-name="T3">,</text:span>後來更企圖死諫<text:span text:style-name="T3">,</text:span>舉刀割腕<text:span text:style-name="T3">,</text:span>斬斷筋脈<text:span text:style-name="T3">,</text:span>幸而搶救及時救回一命<text:span text:style-name="T3">.<text:line-break/><text:line-break/></text:span>病患娘家母親中風臥床多年<text:span text:style-name="T3">,</text:span>半身癱瘓<text:span text:style-name="T3">,</text:span>飲食及大小便均無法自理<text:span text:style-name="T3">,</text:span>全由病患一手照顧<text:span text:style-name="T3">,</text:span>並須照顧一位罹患過動症的兒子<text:span text:style-name="T3">,</text:span>三人全是我的病人<text:span text:style-name="T3">,</text:span>所以我對其一家狀況知之甚詳<text:span text:style-name="T3">.<text:line-break/><text:line-break/></text:span>兩個月前<text:span text:style-name="T3">,</text:span>病患告訴我她先生吸毒被逮捕<text:span text:style-name="T3">,</text:span>而且法院還同時告他涉嫌販毒<text:span text:style-name="T3">,</text:span>說他曾把毒品又轉賣給另一個朋友<text:span text:style-name="T3">(</text:span>這就叫做販毒<text:span text:style-name="T3">?)<text:line-break/><text:line-break/></text:span>有一天<text:span text:style-name="T3">,</text:span>這位朋友來找她先生<text:span text:style-name="T3">,</text:span>問其先生去哪<text:span text:style-name="T3">,</text:span>病患告知先生去夜市<text:span text:style-name="T3">. </text:span>該朋友問<text:span text:style-name="T3">,</text:span>夜市怎麼走<text:span text:style-name="T3">? </text:span>病患於是就告訴他怎麼走<text:span text:style-name="T3">.<text:line-break/><text:line-break/></text:span>這位朋友原來就是來跟她先生買毒品<text:span text:style-name="T3">. </text:span>後來被抓<text:span text:style-name="T3">,</text:span>檢察官問他怎麼知道要去夜市<text:span text:style-name="T3">? </text:span>這朋友說是他太太即該病患幫他指路<text:span text:style-name="T3">. </text:span>就這樣一個問路行為<text:span text:style-name="T3">,</text:span>咱們英勇的檢察官擴大偵辦<text:span text:style-name="T3">,</text:span>認定該病患一定也參與販毒<text:span text:style-name="T3">,</text:span>於是也就把她列為共同被告<text:span text:style-name="T3">,</text:span>理由是<text:span text:style-name="T3">,</text:span>先生販毒<text:span text:style-name="T3">,</text:span>太太豈有不參與之理<text:span text:style-name="T3">.<text:line-break/><text:line-break/></text:span>上個月<text:span text:style-name="T3">,</text:span>當病患告訴我說她竟然也被列為被告時<text:span text:style-name="T3">,</text:span>我心裏就想一定完蛋<text:span text:style-name="T3">,</text:span>但病患卻說法扶<text:span text:style-name="T3">(</text:span>法律扶助中心<text:span text:style-name="T3">)</text:span>的義務辯護律師告訴她這樣的指控笑死人<text:span text:style-name="T3">,</text:span>請她放心<text:span text:style-name="T3">,</text:span>不會有事<text:span text:style-name="T3">. <text:line-break/><text:line-break/></text:span>就在剛剛<text:span text:style-name="T3">,</text:span>病患來就診<text:span text:style-name="T3">,</text:span>告訴我說案子已宣判<text:span text:style-name="T3">,</text:span>被判兩年徒刑<text:span text:style-name="T3">. </text:span>她說她一生清白<text:span text:style-name="T3">,</text:span>怎麼會搞到販毒入獄<text:span text:style-name="T3">! </text:span>她說她很想自殺<text:span text:style-name="T3">,</text:span>同時想把小孩和媽媽都一起帶離這個世界<text:span text:style-name="T3">,</text:span>因為她若死了<text:span text:style-name="T3">,</text:span>靠她照顧的媽媽和小孩也不可能有人來照顧了<text:span text:style-name="T3">,</text:span>不如一起死<text:span text:style-name="T3">.<text:line-break/><text:line-break/></text:span>這樣的事不但不是特例<text:span text:style-name="T3">,</text:span>而是千千萬萬<text:span text:style-name="T3">,</text:span>我們的法律不但是給人玩的<text:span text:style-name="T3">,</text:span>同時也是拿來玩人糟蹋人的<text:span text:style-name="T3">,</text:span>糟蹋那些絲毫無力保護自己的人<text:span text:style-name="T3">,</text:span>服侍那些違法亂紀惡行昭彰的權勢者<text:span text:style-name="T3">.<text:line-break/><text:line-break/></text:span>聽到這樣的故事<text:span text:style-name="T3">,</text:span>你能怎麼樣<text:span text:style-name="T3">? </text:span>來一個台灣版的法國大革命嗎<text:span text:style-name="T3">?</text:span>或是到海邊去看看海<text:span text:style-name="T3">,</text:span>對海邊的鳥說說話<text:span text:style-name="T3">? <text:line-break/><text:line-break/></text:span>仍是沈從文那句老話<text:span text:style-name="T3">,</text:span>當一個人心頭被幾百個這樣的故事給咬住時<text:span text:style-name="T3">,</text:span>天曉得他是用什麼樣的心情過活<text:span text:style-name="T3">.</text:span></text:p>
      <text:p text:style-name="P1"><text:span text:style-name="T1">陳真</text:span><text:s/>  |  2011.08.23 01:52   |   <text:a xlink:type="simple" xlink:href="http://palinfo.habago.org/Entry?Command=Information_PrintForum&amp;iPage=551#FORUM26498"><text:span text:style-name="T2">#</text:span></text:a></text:p>
      <text:p text:style-name="P3">當我們講到語言時<text:span text:style-name="T3">,</text:span>所指不光是一種字眼<text:span text:style-name="T3">,</text:span>而是一種圍繞話語或概念的整個生活方式<text:span text:style-name="T3">,</text:span>簡單說就是人們究竟怎麼活<text:span text:style-name="T3">. <text:line-break/><text:line-break/></text:span>現在已是午夜<text:span text:style-name="T3">12</text:span>點<text:span text:style-name="T3">,</text:span>而我才剛吃完晚餐<text:span text:style-name="T3">,</text:span>旋即又拖著疲憊已極的身子回到診所處理一堆宛如申請國科會研究計劃般的繁雜行政事務<text:span text:style-name="T3">. <text:line-break/><text:line-break/></text:span>深夜裏<text:span text:style-name="T3">,</text:span>這條據說全台灣人口密度最高的街道小巷弄<text:span text:style-name="T3">,</text:span>早已人車散去<text:span text:style-name="T3">,</text:span>但卻有一輛小貨車以一百公的時速從後方逼近<text:span text:style-name="T3">,</text:span>然後就貼著我的車身<text:span text:style-name="T3">,</text:span>以相距恐怕不到<text:span text:style-name="T3">20</text:span>公分的超危險距離<text:span text:style-name="T3">,</text:span>企圖逼我讓路<text:span text:style-name="T3">,</text:span>要不就是逼我必須跟他一樣以超高速在蜿蜒曲折的小街道上前進<text:span text:style-name="T3">,</text:span>否則我只要稍微一放慢速度就很可能會被他撞上<text:span text:style-name="T3">,</text:span>等於是在我身上表演飛車特技<text:span text:style-name="T3">.<text:line-break/><text:line-break/></text:span>與其說這樣的人渣有多少<text:span text:style-name="T3">,</text:span>倒不如問說究竟有幾個人不是如此<text:span text:style-name="T3">. </text:span>至少在臺南<text:span text:style-name="T3">,</text:span>人們就是這樣開車的<text:span text:style-name="T3">,</text:span>只要有縫就硬鑽<text:span text:style-name="T3">,</text:span>沒縫也要死命硬逼出一條路來<text:span text:style-name="T3">. </text:span>台灣一年有七八千人死於車禍<text:span text:style-name="T3">,</text:span>受傷人數每年高達三十幾萬人<text:span text:style-name="T3">,</text:span>等於說每兩年就來一次<text:span text:style-name="T3">228</text:span>事件<text:span text:style-name="T3">,</text:span>但人們似乎甘之如貽<text:span text:style-name="T3">,</text:span>絲毫不覺得這樣生活有何不好<text:span text:style-name="T3">. <text:line-break/><text:line-break/></text:span>有時我都會覺得<text:span text:style-name="T3">,</text:span>一個人如果生命可以這樣糟蹋揮霍<text:span text:style-name="T3">,</text:span>那他何不用這一點生命去幹點像樣的事<text:span text:style-name="T3">,</text:span>比方說去參加國際反地雷組織<text:span text:style-name="T3">,</text:span>成為隨時可能喪命的拆除地雷志工<text:span text:style-name="T3">,</text:span>要不就是去中東充當人肉盾牌<text:span text:style-name="T3">,</text:span>以肉身阻擋以巴雙方的軍事衝突<text:span text:style-name="T3">.<text:line-break/><text:line-break/></text:span>但你可別以為台灣人很勇敢<text:span text:style-name="T3">,</text:span>連每天開車出門都把死生置於度外<text:span text:style-name="T3">. </text:span>事實上似乎恰恰相反<text:span text:style-name="T3">,</text:span>許多時候我常想<text:span text:style-name="T3">,</text:span>這年頭血液裏還有點勇氣和熱情的漢子或大妹子究竟還有多少<text:span text:style-name="T3">? </text:span>而汲汲營營畏首畏尾但卻顧盼自雄的窩囊廢卻到處都是<text:span text:style-name="T3">. <text:line-break/><text:line-break/></text:span>教育位階低一點的<text:span text:style-name="T3">,</text:span>在街頭如入無人之境般逞威風<text:span text:style-name="T3">,</text:span>位階高一點的<text:span text:style-name="T3">,</text:span>就在另外一些場域幹同樣窩囊的事<text:span text:style-name="T3">,</text:span>並沒有更文明<text:span text:style-name="T3">.</text:span>不管位階高低<text:span text:style-name="T3">,</text:span>操的其實都是同樣的一套<text:span text:style-name="T3"><text:s/>"</text:span>語言<text:span text:style-name="T3">",</text:span>一種視語言如無物的特殊語言<text:span text:style-name="T3">,</text:span>基本句型就是<text:span text:style-name="T3"><text:s/>"</text:span>只要我喜歡<text:span text:style-name="T3">,</text:span>有什麼不可以<text:span text:style-name="T3">","</text:span>只要恁北爽<text:span text:style-name="T3">,</text:span>有什麼不可以<text:span text:style-name="T3">","</text:span>只要不被抓<text:span text:style-name="T3">,</text:span>有什麼不可以<text:span text:style-name="T3">","</text:span>只要恁北爽<text:span text:style-name="T3">,</text:span>管你家小孩死多少<text:span text:style-name="T3">",</text:span>反正別人家小孩死不完<text:span text:style-name="T3">.<text:line-break/><text:line-break/></text:span>這樣一種反語言的<text:span text:style-name="T3"><text:s/>"</text:span>語言<text:span text:style-name="T3">",</text:span>別說什麼文法神聖<text:span text:style-name="T3">,</text:span>在他心目中根本就沒有文法規則的存在<text:span text:style-name="T3">,</text:span>構成其<text:span text:style-name="T3"><text:s/>"</text:span>語言<text:span text:style-name="T3">" </text:span>的唯一<text:span text:style-name="T3"><text:s/>"</text:span>文法<text:span text:style-name="T3">" </text:span>就是<text:span text:style-name="T3">"</text:span>恁北爽<text:span text:style-name="T3">" </text:span>或<text:span text:style-name="T3"><text:s/>"</text:span>恁北賺到<text:span text:style-name="T3">".<text:line-break/><text:line-break/></text:span>內地的讀者大概有看沒有懂<text:span text:style-name="T3">,</text:span>恁北就是你爸<text:span text:style-name="T3">,</text:span>一種發語詞<text:span text:style-name="T3">,</text:span>一種彷彿威風的台式氣概<text:span text:style-name="T3">. </text:span>有些人很優雅<text:span text:style-name="T3">,</text:span>他嘴巴上不會說恁北<text:span text:style-name="T3">,</text:span>但他的<text:span text:style-name="T3"><text:s/>"</text:span>語言<text:span text:style-name="T3">" </text:span>事實上還是以<text:span text:style-name="T3"><text:s/>"</text:span>恁北<text:span text:style-name="T3">" </text:span>做為一切句子的發語詞<text:span text:style-name="T3">.<text:line-break/><text:line-break/></text:span>如果上天憐憫<text:span text:style-name="T3">,</text:span>說不定再過個兩百年<text:span text:style-name="T3">,</text:span>後世高貴的人們當他回首這段時光<text:span text:style-name="T3">,</text:span>他會感到不可思議<text:span text:style-name="T3">,</text:span>想不到世上曾經真有人是這樣子過活<text:span text:style-name="T3">,</text:span>在這些人的眼中沒有規則沒有文法<text:span text:style-name="T3">,</text:span>甚至連<text:span text:style-name="T3"><text:s/>"</text:span>別人<text:span text:style-name="T3">" </text:span>這個概念也不存在<text:span text:style-name="T3">,</text:span>似乎一切都只是恁北<text:span text:style-name="T3">.<text:line-break/><text:line-break/></text:span>殷海光連擠公車都很受不了<text:span text:style-name="T3">,</text:span>認為有失做為一個人應有的基本尊嚴<text:span text:style-name="T3">,</text:span>要是他活在這個時代下的台灣<text:span text:style-name="T3">,</text:span>整個街上橫衝直撞為所欲為到處都是恁北<text:span text:style-name="T3">,</text:span>萬法皆空<text:span text:style-name="T3">,</text:span>唯恁北最大<text:span text:style-name="T3">,</text:span>不知他心裏將做何感想<text:span text:style-name="T3">?<text:line-break/><text:line-break/></text:span>三十幾年來<text:span text:style-name="T3">,</text:span>一直有個影像在我腦海<text:span text:style-name="T3">,</text:span>有個法國作家曾經這麼寫道<text:span text:style-name="T3">,</text:span>他說<text:span text:style-name="T3">,</text:span>每當他望向窗外看到那兩棵大樹<text:span text:style-name="T3">,</text:span>心中就有著一種感動<text:span text:style-name="T3">,</text:span>因為這似乎意味著許許多多年前當那個種樹的人種下這兩棵樹時<text:span text:style-name="T3">,</text:span>他已經想到在他身後還有著其他生命活在這世上<text:span text:style-name="T3">. <text:line-break/><text:line-break/></text:span>相反地<text:span text:style-name="T3">,</text:span>當這個生命與那個生命之間的文法解體<text:span text:style-name="T3">,</text:span>意義失落<text:span text:style-name="T3">,</text:span>人要怎麼活<text:span text:style-name="T3">? </text:span></text:p>
      <text:p text:style-name="P4"/>
      <text:p text:style-name="P1"><text:span text:style-name="T1">陳真</text:span><text:s/>  |  2011.08.22 13:03   |   <text:a xlink:type="simple" xlink:href="http://palinfo.habago.org/Entry?Command=Information_PrintForum&amp;iPage=552#FORUM26431"><text:span text:style-name="T2">#</text:span></text:a></text:p>
      <text:p text:style-name="P3">啟承講的是個人與個人之間的強弱比較<text:span text:style-name="T3">,</text:span>但許多時候台灣人不是看個人強弱<text:span text:style-name="T3">,</text:span>而是看你的社會強弱以及某種不對等<text:span text:style-name="T3">. <text:line-break/><text:line-break/></text:span>比方說李小龍<text:span text:style-name="T3">,</text:span>當大家把他當笑話當怪胎看時<text:span text:style-name="T3">,</text:span>他武術再好<text:span text:style-name="T3">,</text:span>肌肉再硬<text:span text:style-name="T3">,</text:span>大家還是會毫不遲疑地糟蹋他<text:span text:style-name="T3">,</text:span>這種糟蹋當然不是來自面對面一對一單挑<text:span text:style-name="T3">,</text:span>而都是從背後下手<text:span text:style-name="T3">,</text:span>而且不須動拳頭<text:span text:style-name="T3">,</text:span>通常是動嘴巴或動幾根手指頭打打鍵盤就能把你糟蹋得完全不成個人樣了<text:span text:style-name="T3">.<text:line-break/><text:line-break/></text:span>至於不對等就是敵明我暗或敵一我眾<text:span text:style-name="T3">,</text:span>前者簡單說就是來陰的<text:span text:style-name="T3">,</text:span>既然是來陰的<text:span text:style-name="T3">,</text:span>強弱就易位了<text:span text:style-name="T3">. </text:span>台灣人大概最擅長這一套<text:span text:style-name="T3">,</text:span>表面上揖讓而升謙謙君子<text:span text:style-name="T3">,</text:span>連聽到<text:span text:style-name="T3"><text:s/>"</text:span>媽的<text:span text:style-name="T3">" </text:span>都得去掛耳鼻喉科洗耳朵<text:span text:style-name="T3">,</text:span>但四下無人處匿起名來例如網路就又是另一種完全不一樣的嘴臉了<text:span text:style-name="T3">.<text:line-break/><text:line-break/></text:span>至於敵一我眾簡單說就是猛虎難敵猴群<text:span text:style-name="T3">,</text:span>就算李小龍若遇到紅衛兵或綠衛兵<text:span text:style-name="T3">,</text:span>也得任人糟蹋<text:span text:style-name="T3">,</text:span>因為對方像蛆一樣一大堆<text:span text:style-name="T3">,</text:span>你只能任人宰割<text:span text:style-name="T3">,</text:span>任其為所欲為<text:span text:style-name="T3">.<text:line-break/><text:line-break/></text:span>還有一種不對等就是吃定你沒時間打這麼多蒼蠅<text:span text:style-name="T3">,</text:span>於是蒼蠅就像個王了<text:span text:style-name="T3">,</text:span>為所欲為<text:span text:style-name="T3">,</text:span>因為他知道你沒有時間和精神去對付這麼多蒼蠅<text:span text:style-name="T3">,</text:span>而且以上駟對下下下下駟畢竟只是浪費自己的時間<text:span text:style-name="T3">.<text:line-break/><text:line-break/></text:span>以下仍是續之前寫的<text:span text:style-name="T3">.<text:line-break/><text:line-break/></text:span>維根斯坦說<text:span text:style-name="T3">,</text:span>規則的意義判準後面若永遠需要一個外部判準來決定其意義時<text:span text:style-name="T3">,</text:span>意味著所有意義將飄浮空中<text:span text:style-name="T3">,</text:span>簡單說就是<text:span text:style-name="T3">,</text:span>當規則被如此無限解釋時<text:span text:style-name="T3">,</text:span>我根本不可能聽懂你在說什麼<text:span text:style-name="T3">,</text:span>因為你永遠可以對任何概念有完全不一樣的說法<text:span text:style-name="T3">,</text:span>不管我如何努力想迎合你的規則<text:span text:style-name="T3">,</text:span>永遠都不可能做到<text:span text:style-name="T3">.<text:line-break/><text:line-break/></text:span>維根斯坦並不認為這是語言的實況<text:span text:style-name="T3">,</text:span>但<text:span text:style-name="T3">Kripke</text:span>及敝恩師<text:span text:style-name="T3">Kusch</text:span>等人卻認為這樣一種說法無疑是人類所曾經面對最根本最嚴重的一種懷疑論<text:span text:style-name="T3">,</text:span>若不給個說法<text:span text:style-name="T3">,</text:span>為之解套<text:span text:style-name="T3">,</text:span>其結果便是人與人之間根本不可能互相理解<text:span text:style-name="T3">,</text:span>因為藉以理解的語言找不到一個共通且鎖定的意義判準<text:span text:style-name="T3">.<text:line-break/><text:line-break/></text:span>至於我的感想則是<text:span text:style-name="T3">,</text:span>哲學家或許揚起了一粒灰塵<text:span text:style-name="T3">,</text:span>但他卻煞有介事地抱怨說<text:span text:style-name="T3">: </text:span>慘了慘了<text:span text:style-name="T3">,</text:span>倫家看不到前面的路了<text:span text:style-name="T3">. </text:span>其實所揚起的所謂懷疑只不過像個微不足道的灰塵<text:span text:style-name="T3">,</text:span>絲毫擋不住前面的路<text:span text:style-name="T3">.<text:line-break/><text:line-break/></text:span>不過<text:span text:style-name="T3">,</text:span>話雖如此<text:span text:style-name="T3">,</text:span>如果你見識到台灣人對於規則之舉或不舉的超彈性解釋能力<text:span text:style-name="T3">,</text:span>你真的不得不承認這個所謂人類史上最具殺傷力的懷疑論<text:span text:style-name="T3">,</text:span>若真的如此<text:span text:style-name="T3">,</text:span>的確揚起了漫天污濁黃沙<text:span text:style-name="T3">,</text:span>讓人寸步難行<text:span text:style-name="T3">,</text:span>幾乎完全阻斷人們走向文明的道路<text:span text:style-name="T3">.</text:span></text:p>
      <text:p text:style-name="P1"><text:span text:style-name="T1">鄭啟承</text:span><text:s/>  |  2011.08.22 11:32   |   <text:a xlink:type="simple" xlink:href="http://palinfo.habago.org/Entry?Command=Information_PrintForum&amp;iPage=552#FORUM26425"><text:span text:style-name="T2">#</text:span></text:a></text:p>
      <text:p text:style-name="P2">台灣人對人的尊重程度是看你的殺傷力而定的，當你殺傷力夠強的時候，人家自動就會尊重你，當你比他弱小時，他也會<text:span text:style-name="T3">"</text:span>自動<text:span text:style-name="T3">"</text:span>不把你放在眼裡。這全是自動化的，是一種下意識根深蒂固的民族性。各種生活工作場合上的態度是如此，糟一點的還會直接動用肢體暴力。<text:span text:style-name="T3"><text:line-break/><text:line-break/></text:span>有個朋友是業餘拳擊手，身高比我高不了多少，一百六十出頭而已，長得和我一樣很斯文，人也和善很客氣。雖說是業餘，但十分厲害，脫下上衣身材壯得跟牛一樣，可以打贏一些年輕的甲組選手。有次他走在街上，兩個年輕人看他矮小走過來想找麻煩，向他勒索<text:span text:style-name="T3">(</text:span>因為他穿有袖衣服所以看不出來渾身肌肉<text:span text:style-name="T3">)</text:span>。這兩人言語態度囂張，一副吃定他的樣子，我朋友不願就此屈服讓錢被搶走，其中一人於是直接衝過來要揍他，想不到幾秒內就被我朋友打得滿嘴噴血，牙齒掉落。另一人見狀立刻就慌忙過來賠不是，一直「有話慢慢說、有話慢慢說<text:span text:style-name="T3">…</text:span>」個不停，我朋友於是才停手。最後兩人當然是落荒而逃。<text:span text:style-name="T3"><text:line-break/><text:line-break/></text:span>朋友用一種悉鬆平常的口吻講這事，不見他有得意或自滿之貌。這故事讓你聽了有何感覺<text:span text:style-name="T3">? </text:span>會大快人心嗎<text:span text:style-name="T3">? </text:span>還是心往下沉<text:span text:style-name="T3">? </text:span>我是都有一點。</text:p>
      <text:p text:style-name="P1"><text:span text:style-name="T1">陳真</text:span><text:s/>  |  2011.08.22 03:58   |   <text:a xlink:type="simple" xlink:href="http://palinfo.habago.org/Entry?Command=Information_PrintForum&amp;iPage=552#FORUM26389"><text:span text:style-name="T2">#</text:span></text:a></text:p>
      <text:p text:style-name="P3"><text:span text:style-name="T3">(</text:span>續<text:span text:style-name="T3">)<text:line-break/><text:line-break/></text:span>一種專業<text:span text:style-name="T3">,</text:span>一套機制<text:span text:style-name="T3">,</text:span>或一種典章制度<text:span text:style-name="T3">,</text:span>藉著一組規則而建立起一種權威<text:span text:style-name="T3">. </text:span>就如一種遊戲<text:span text:style-name="T3">,</text:span>往往有著遊戲規則<text:span text:style-name="T3">,</text:span>違者無效或受到處罰<text:span text:style-name="T3">. </text:span>既然是一種規則<text:span text:style-name="T3">,</text:span>自然會有所謂合乎或不合乎規則的不同<text:span text:style-name="T3">. </text:span>重點是<text:span text:style-name="T3">: </text:span>合乎規則與否卻非自明<text:span text:style-name="T3">,</text:span>而是得透過一種外來的判準來決定某種玩法是否合乎規則<text:span text:style-name="T3">.<text:line-break/><text:line-break/></text:span>於是問題來了<text:span text:style-name="T3">,</text:span>規則本身就是一種裁判或判準<text:span text:style-name="T3">,</text:span>但它卻無法自行搞定而需要一種外部判準來裁判之<text:span text:style-name="T3">,</text:span>等於說每個裁判都需要一名裁判來裁判之<text:span text:style-name="T3">,</text:span>如此下去將沒完沒了<text:span text:style-name="T3">.<text:line-break/><text:line-break/></text:span>這其實就是維根斯坦的想法<text:span text:style-name="T3">,</text:span>很多人從中引申出一種懷疑論<text:span text:style-name="T3">,</text:span>主要引申者就是著名的<text:span text:style-name="T3"><text:s/>KRIPKE. </text:span>但我並不認為維根斯坦有意提出任何懷疑論<text:span text:style-name="T3">,</text:span>更不認同<text:span text:style-name="T3">KRIPKE</text:span>包括我的老師<text:span text:style-name="T3"><text:s/>MARTIN KUSCH</text:span>等人對此一懷疑論所提出的解套<text:span text:style-name="T3">,</text:span>包括種種把<text:span text:style-name="T3"><text:s/>"</text:span>意義<text:span text:style-name="T3">" </text:span>歸諸於社會操作的說法<text:span text:style-name="T3">.<text:line-break/><text:line-break/></text:span>但這一切討論其實全是抽象思維而無絲毫現實意義<text:span text:style-name="T3">,</text:span>就如維根斯坦的例子<text:span text:style-name="T3">,</text:span>當教官教我往操場右側靠攏時<text:span text:style-name="T3">,</text:span>我不會因為操場的界限不夠明確而對教官的命令<text:span text:style-name="T3">(</text:span>即規則<text:span text:style-name="T3">)</text:span>感到意義不明而無所適從<text:span text:style-name="T3">.<text:line-break/><text:line-break/></text:span>種種意義其實是相當明確的<text:span text:style-name="T3">,</text:span>即便不是精確<text:span text:style-name="T3">,</text:span>但至少夠用<text:span text:style-name="T3">,</text:span>足夠在生活中被遵守被執行<text:span text:style-name="T3">. </text:span>它有著一個模糊空間或者說解釋空間<text:span text:style-name="T3">,</text:span>但一切解釋都不會離常理太遠<text:span text:style-name="T3">. </text:span>舉不舉其實是沒有那麼多爭議與落差的<text:span text:style-name="T3">,</text:span>今天早上該舉的<text:span text:style-name="T3">,</text:span>下午還是照舉<text:span text:style-name="T3">,</text:span>而不會因為舉的對象比方說是個愛台灣人士而使規則的內在機制起了變化<text:span text:style-name="T3">,</text:span>也不會因為對象是個人盡可欺的可憐蟲就會使得規則無限膨漲無限發威<text:span text:style-name="T3">.<text:line-break/><text:line-break/></text:span>在我看來<text:span text:style-name="T3">,</text:span>所謂現代文明的內涵不外就是這樣一個有關規則的基本原理<text:span text:style-name="T3">,</text:span>而落後恰恰是它的反面<text:span text:style-name="T3">. </text:span>在落後社會裏<text:span text:style-name="T3">,</text:span>規則是全然說不準的<text:span text:style-name="T3">,</text:span>解釋空間非常大而且非常任意<text:span text:style-name="T3">. </text:span>甲乙丙丁戊己庚辛壬可以做的<text:span text:style-name="T3">,</text:span>癸卻很可能因為不夠愛台灣於是就不能做<text:span text:style-name="T3">;ABCDEFG</text:span>一直到<text:span text:style-name="T3">XY</text:span>都不會有事的做法<text:span text:style-name="T3">,Z</text:span>做了卻很可能抓去槍斃<text:span text:style-name="T3">,</text:span>因為他或許藐視了比方說某個黨或某種主義<text:span text:style-name="T3">. <text:line-break/><text:line-break/></text:span>我們每天一出門便得面對無數的規則<text:span text:style-name="T3">,</text:span>而那些各自掌握不同規則的人們<text:span text:style-name="T3">,</text:span>其文明程度就在於他如何行使規則<text:span text:style-name="T3">. </text:span>從他的行使方式<text:span text:style-name="T3">,</text:span>你大約就能知道這個人是個什麼樣的人<text:span text:style-name="T3">,</text:span>安的是什麼樣的心眼<text:span text:style-name="T3">.<text:line-break/><text:line-break/></text:span>舉個或許沒什麼但卻讓我記憶很深的經驗<text:span text:style-name="T3">. </text:span>九年前<text:span text:style-name="T3">,</text:span>父親中風<text:span text:style-name="T3">,</text:span>失去深刻意識<text:span text:style-name="T3">,</text:span>變得恍恍惚惚<text:span text:style-name="T3">. </text:span>院方為他安排腦波檢查<text:span text:style-name="T3">, </text:span>因為這畢竟是我的本行<text:span text:style-name="T3">,</text:span>於是我就獨自推床去檢查<text:span text:style-name="T3">,</text:span>婉拒任何護理人員或其他工作人員的陪同<text:span text:style-name="T3">.<text:line-break/><text:line-break/></text:span>到了腦波室<text:span text:style-name="T3">,</text:span>一個辣妹臉臭臭進來<text:span text:style-name="T3">,</text:span>用力甩上大門<text:span text:style-name="T3">,</text:span>把我們當空氣般<text:span text:style-name="T3">,</text:span>絲毫不理會<text:span text:style-name="T3">. </text:span>隨即扭開音響<text:span text:style-name="T3">,</text:span>開到最大聲<text:span text:style-name="T3">,</text:span>像在開<text:span text:style-name="T3">PARTY</text:span>那樣<text:span text:style-name="T3">,</text:span>然後隨著<text:span text:style-name="T3"><text:s/>"</text:span>音樂<text:span text:style-name="T3">" </text:span>搖頭晃腦<text:span text:style-name="T3">. </text:span>幾分鐘後<text:span text:style-name="T3">,</text:span>她才轉過頭來<text:span text:style-name="T3">,</text:span>第一句話就罵說<text:span text:style-name="T3">: "</text:span>你躺這樣我怎麼做腦波<text:span text:style-name="T3">?"<text:line-break/><text:line-break/></text:span>精神科整天不時給病人做腦波<text:span text:style-name="T3">,</text:span>我當然知道腦波怎麼做<text:span text:style-name="T3">. </text:span>所以我很納悶我們到底是哪裡礙著了她<text:span text:style-name="T3">? </text:span>於是就客氣地問她說那我爸應該怎麼躺<text:span text:style-name="T3">? </text:span>我爸當時等於是昏迷的<text:span text:style-name="T3">,</text:span>但她卻對我爸一直大罵說<text:span text:style-name="T3"><text:s/>"</text:span>你的頭不抬起來我怎麼做<text:span text:style-name="T3">?" <text:line-break/><text:line-break/></text:span>我於是趕緊把我爸的頭抬起<text:span text:style-name="T3">,</text:span>然後按照她的指示<text:span text:style-name="T3">,</text:span>把身體往上挪<text:span text:style-name="T3">,</text:span>使頭部在床的外面<text:span text:style-name="T3">,</text:span>然後一邊繼續客氣地問她說我該怎麼配合妳<text:span text:style-name="T3">? </text:span>她竟然叫我把手放開<text:span text:style-name="T3">,</text:span>我一聽愣住了<text:span text:style-name="T3">,</text:span>因為我若把手放開<text:span text:style-name="T3">,</text:span>我爸的頭不就整個垂到床外而撞傷<text:span text:style-name="T3">? </text:span>我只是略為質疑<text:span text:style-name="T3">,</text:span>她便大怒說<text:span text:style-name="T3">,</text:span>叫你放手就放手<text:span text:style-name="T3">.<text:line-break/><text:line-break/></text:span>我依然不放<text:span text:style-name="T3">,</text:span>她卻說<text:span text:style-name="T3"><text:s/>"</text:span>你不會叫他自己把頭抬起來撐住<text:span text:style-name="T3">?" </text:span>我說我爸都昏迷了怎麼可能自己抬頭<text:span text:style-name="T3">? </text:span>再說<text:span text:style-name="T3">,</text:span>天底下哪有這樣子的做腦波姿勢<text:span text:style-name="T3">(</text:span>這話當然沒有說出來<text:span text:style-name="T3">).<text:line-break/><text:line-break/></text:span>於是她氣炸了<text:span text:style-name="T3">,</text:span>馬上拿起電話打給病房護士說<text:span text:style-name="T3">: "</text:span>你們在搞什麼東西<text:span text:style-name="T3">? </text:span>病人不合作<text:span text:style-name="T3">,</text:span>請你們來帶走<text:span text:style-name="T3">!"<text:line-break/><text:line-break/></text:span>幾分鐘後<text:span text:style-name="T3">,</text:span>主任下來了<text:span text:style-name="T3">,</text:span>一開門馬上很急切而且很謙卑地對我說<text:span text:style-name="T3">: "</text:span>對不起對不起<text:span text:style-name="T3">,</text:span>陳醫師<text:span text:style-name="T3">,</text:span>怎麼了<text:span text:style-name="T3">? </text:span>發生什麼事了<text:span text:style-name="T3">?" </text:span>我永遠都忘不了那位操作腦波檢查的小姐當時臉部表情的極度驚嚇<text:span text:style-name="T3">. </text:span>因為她這時才知道我是醫師<text:span text:style-name="T3">,</text:span>而且顯然是院方所重視的<text:span text:style-name="T3">VIP</text:span>家屬<text:span text:style-name="T3">.<text:line-break/><text:line-break/></text:span>我向來非常不願意在醫院有任何<text:span text:style-name="T3">VIP</text:span>的待遇<text:span text:style-name="T3">,</text:span>即便是自己的長輩親人就醫<text:span text:style-name="T3">,</text:span>我也還是盡量隱藏身份盡量避免任何特權<text:span text:style-name="T3">. </text:span>但許多時候我發現<text:span text:style-name="T3">,</text:span>當我以一個普通家屬的身份去就醫或帶親人去就醫時<text:span text:style-name="T3">,</text:span>往往會遭遇到許多可怕的就醫經驗<text:span text:style-name="T3">.<text:line-break/><text:line-break/></text:span>那位腦波小姐當場只差沒有下跪求饒<text:span text:style-name="T3">. </text:span>我看她當下驚恐的表情<text:span text:style-name="T3">,</text:span>心裏感到一些不忍<text:span text:style-name="T3">,</text:span>於是就把剛剛真正的發生過程給淡化成一樁輕微的誤會<text:span text:style-name="T3">,</text:span>並私下再三拜託護理部或科部不要給這位腦波小姐任何處分<text:span text:style-name="T3">.<text:line-break/><text:line-break/></text:span>這事過了很久以後<text:span text:style-name="T3">,</text:span>我回到英國<text:span text:style-name="T3">,</text:span>有一天接到一張卡片<text:span text:style-name="T3">,</text:span>是主任寄來的<text:span text:style-name="T3">,</text:span>信中提到這件往事<text:span text:style-name="T3">,</text:span>並表示這位腦波小姐那天找麻煩是因為心情不好<text:span text:style-name="T3">,</text:span>並且說她後來似乎就學會了怎麼<text:span text:style-name="T3"><text:s/>"</text:span>做腦波檢查<text:span text:style-name="T3">".<text:line-break/><text:line-break/>"</text:span>腦波檢查<text:span text:style-name="T3">" </text:span>做為一種<text:span text:style-name="T3"><text:s/>"</text:span>規則<text:span text:style-name="T3">",</text:span>實際上它的整個操作流程一清二楚而不會有什麼爭議<text:span text:style-name="T3">. </text:span>但即便是這麼簡單的一個規則<text:span text:style-name="T3">,</text:span>當規則的執行者存心想整人時<text:span text:style-name="T3">,</text:span>它便似乎能無限膨漲成一種整人工具<text:span text:style-name="T3">,</text:span>彷彿不管你怎麼配合都不可能正確合乎規則<text:span text:style-name="T3">,</text:span>或是會要求你做出一些事實上不可能做到的事<text:span text:style-name="T3">,</text:span>例如要求一個昏迷的人平躺然後凌空把頭和肩頸抬起維持十分鐘一動都不能動<text:span text:style-name="T3">,</text:span>就算意識清楚的人也辦不到<text:span text:style-name="T3">,</text:span>大概只有超人才能長時間維持這樣的姿勢<text:span text:style-name="T3">. <text:line-break/><text:line-break/></text:span>做腦波絕不會要你做出這種不可能做到的怪姿勢<text:span text:style-name="T3">,</text:span>但這樣一些荒唐的事卻不斷發生在我們周遭<text:span text:style-name="T3">,</text:span>就好像要死人親自來領取存款一樣<text:span text:style-name="T3">.</text:span>一個絲毫無法尊重規則的社會<text:span text:style-name="T3">,</text:span>其實是很不適合人類居住的<text:span text:style-name="T3">.</text:span></text:p>
      <text:p text:style-name="P1"><text:span text:style-name="T1">陳真</text:span><text:s/>  |  2011.08.22 01:03   |   <text:a xlink:type="simple" xlink:href="http://palinfo.habago.org/Entry?Command=Information_PrintForum&amp;iPage=552#FORUM26370"><text:span text:style-name="T2">#</text:span></text:a></text:p>
      <text:p text:style-name="P2"><text:span text:style-name="T3">(</text:span>續<text:span text:style-name="T3">)<text:line-break/><text:line-break/></text:span>協助年邁親人申請換發身份證弄到要驗<text:span text:style-name="T3">DNA</text:span>還只是小<text:span text:style-name="T3"><text:s/>case, </text:span>報載最近有人在郵局參加一個六年儲蓄存款的保險<text:span text:style-name="T3">, </text:span>受益人填自己<text:span text:style-name="T3">, </text:span>結果沒想到不到六年就死了<text:span text:style-name="T3">, </text:span>受益人既然死了當然就無法來領回這筆存款<text:span text:style-name="T3">, </text:span>但也等於是變成一種<text:span text:style-name="T3"><text:s/>"</text:span>遺產<text:span text:style-name="T3">". <text:line-break/><text:line-break/></text:span>不過<text:span text:style-name="T3">, </text:span>郵局卻<text:span text:style-name="T3">“</text:span>依法<text:span text:style-name="T3">”</text:span>要求一定要本人才可以領<text:span text:style-name="T3">, </text:span>雖然家屬來來回回郵局好幾趟<text:span text:style-name="T3">, </text:span>並備齊各種證明文件<text:span text:style-name="T3">,</text:span>證明親人已死<text:span text:style-name="T3">, </text:span>入土為安<text:span text:style-name="T3">.</text:span>但郵局仍<text:span text:style-name="T3">“</text:span>依法<text:span text:style-name="T3">”</text:span>堅持死者本人來親自辦理<text:span text:style-name="T3">,</text:span>才能領取這筆存款<text:span text:style-name="T3">. </text:span>這難道是要叫家屬開棺抬屍來辦理<text:span text:style-name="T3">? </text:span>還是要請靈媒召喚鬼魂<text:span text:style-name="T3">? </text:span>或是到湘西請人來趕屍<text:span text:style-name="T3">?</text:span>還是看要不要乾脆想個辦法找隻有靈性的黑貓<text:span text:style-name="T3">, </text:span>讓黑貓在子夜一時三刻跳過屍體<text:span text:style-name="T3">,</text:span>聽說這樣就會變成僵屍了<text:span text:style-name="T3">,</text:span>然後再請死者利用夜間郵局自己去領錢<text:span text:style-name="T3">, </text:span>因為聽說僵屍跟我一樣<text:span text:style-name="T3">,</text:span>自慚形穢很怕光<text:span text:style-name="T3">, </text:span>白天出門恐有危險<text:span text:style-name="T3">.<text:line-break/><text:line-break/></text:span>有句話說<text:span text:style-name="T3">, </text:span>有理走遍天下<text:span text:style-name="T3">. </text:span>或許是吧<text:span text:style-name="T3">, </text:span>但若再加個但書<text:span text:style-name="T3">, </text:span>這話會更有說服力<text:span text:style-name="T3">,</text:span>應該說<text:span text:style-name="T3"><text:s/>"</text:span>有理走遍天下<text:span text:style-name="T3">—</text:span>華人地區之外<text:span text:style-name="T3">". </text:span>在華人地區<text:span text:style-name="T3">, </text:span>有力有錢才能四處行得通<text:span text:style-name="T3">. </text:span>所謂有關係就沒關係<text:span text:style-name="T3">, </text:span>沒關係就凡事都會有關係<text:span text:style-name="T3">.</text:span></text:p>
      <text:p text:style-name="P1"><text:span text:style-name="T1">陳真</text:span><text:s/>  |  2011.08.21 21:04   |   <text:a xlink:type="simple" xlink:href="http://palinfo.habago.org/Entry?Command=Information_PrintForum&amp;iPage=552#FORUM26359"><text:span text:style-name="T2">#</text:span></text:a></text:p>
      <text:p text:style-name="P3"><text:span text:style-name="T3">(</text:span>續<text:span text:style-name="T3">)<text:line-break/><text:line-break/></text:span>教育部的事就這樣足足騷擾了好幾個月才落幕<text:span text:style-name="T3">,</text:span>而且落得有點莫名其妙<text:span text:style-name="T3">,</text:span>原本講得天大地大似乎必須槍斃否則無法向上級交待的事<text:span text:style-name="T3">,</text:span>突然就又變得什麼事也沒有了<text:span text:style-name="T3">. </text:span>大概是玩我玩夠了或玩膩了或是知道再玩下去也玩不出什麼新花樣<text:span text:style-name="T3">,</text:span>所以就突然再出一張公文載明一切均合乎規定而結束騷擾<text:span text:style-name="T3">.<text:line-break/><text:line-break/></text:span>很不可思議的是<text:span text:style-name="T3">,</text:span>公務員不是大多很會摸魚翹班或提早下班嗎<text:span text:style-name="T3">? </text:span>但這位教育部小姐每次打電話來卻都是晚上七八點之後<text:span text:style-name="T3">,</text:span>好幾次我都很懷疑是不是詐騙集團<text:span text:style-name="T3">,</text:span>因為真的沒見過這麼無聊<text:span text:style-name="T3">,</text:span>我是說沒見如此枵腹從公每天自動無薪加班加到深夜的公務員<text:span text:style-name="T3">,</text:span>真是台灣之光<text:span text:style-name="T3">,</text:span>天佑台灣<text:span text:style-name="T3">. <text:line-break/><text:line-break/></text:span>雖是公務員<text:span text:style-name="T3">,</text:span>但她的口氣和態度卻好像不是來洽公<text:span text:style-name="T3">,</text:span>而比較像是黑道來談判勒索或古代衙門開庭嚴審犯人之類<text:span text:style-name="T3">,</text:span>不管你對她講話多客氣<text:span text:style-name="T3">,</text:span>對方永遠就是一副非常非常傲慢囂張的口氣和姿態<text:span text:style-name="T3">,</text:span>動不動就是連名帶姓對你說話<text:span text:style-name="T3">,</text:span>而且不是用商量或詢問的語句<text:span text:style-name="T3">,</text:span>而都是用命令句或警告句<text:span text:style-name="T3"><text:s/>"</text:span>我必須告訴你<text:span text:style-name="T3">" "</text:span>我必須警告你<text:span text:style-name="T3">",</text:span>或是直接辱罵<text:span text:style-name="T3"><text:s/>"</text:span>你懂不懂法律<text:span text:style-name="T3">?" "</text:span>你沒唸過書嗎<text:span text:style-name="T3">?" <text:line-break/><text:line-break/></text:span>而且<text:span text:style-name="T3">,</text:span>每次總是以<text:span text:style-name="T3"><text:s/>"</text:span>我是教育部<text:span text:style-name="T3">" </text:span>自稱<text:span text:style-name="T3">,</text:span>難道她姓<text:span text:style-name="T3"><text:s/>"</text:span>教<text:span text:style-name="T3">",</text:span>名<text:span text:style-name="T3"><text:s/>"</text:span>育部<text:span text:style-name="T3">"? </text:span>難道當我任職台大時<text:span text:style-name="T3">,</text:span>我打電話與人洽公時就能自稱<text:span text:style-name="T3"><text:s/>"</text:span>我是台大<text:span text:style-name="T3">"? </text:span>若你任職交通部<text:span text:style-name="T3">,</text:span>打電話與人洽公時難道會自稱<text:span text:style-name="T3"><text:s/>"</text:span>我是交通部<text:span text:style-name="T3">,</text:span>我必須警告你<text:span text:style-name="T3">"? </text:span>若有人對罰單內容有爭議<text:span text:style-name="T3">,</text:span>難道你會囂張到對對方說<text:span text:style-name="T3"><text:s/>"</text:span>我是交通部<text:span text:style-name="T3">,</text:span>你懂不懂法律<text:span text:style-name="T3">? </text:span>你有沒有讀過書<text:span text:style-name="T3">?" <text:line-break/><text:line-break/></text:span>這樣一種公務員<text:span text:style-name="T3">,</text:span>在我看來完全不適任<text:span text:style-name="T3">,</text:span>但我跟一般人相反<text:span text:style-name="T3">,</text:span>我有著一種<text:span text:style-name="T3"><text:s/>"</text:span>遇弱則弱<text:span text:style-name="T3">, </text:span>遇強則強<text:span text:style-name="T3">" </text:span>的習性<text:span text:style-name="T3">,</text:span>面對囂張的弱者<text:span text:style-name="T3">,</text:span>我基本上是不想給予打擊的<text:span text:style-name="T3">,</text:span>因為這樣一些人事實上一點都禁不起打<text:span text:style-name="T3">. <text:line-break/><text:line-break/></text:span>當然<text:span text:style-name="T3">,</text:span>不是每個公務員都是這樣<text:span text:style-name="T3">,</text:span>但若要說這只是特例卻也絕非事實<text:span text:style-name="T3">. </text:span>就跟執法或司法人員一樣<text:span text:style-name="T3">,</text:span>人們只要手上有點權力<text:span text:style-name="T3">,</text:span>便總是遇強則弱<text:span text:style-name="T3">,</text:span>遇弱則強<text:span text:style-name="T3">. </text:span>當他認為吃得過或玩得了你時<text:span text:style-name="T3">,</text:span>他就會吃到底或玩個夠<text:span text:style-name="T3">,</text:span>而所謂法律或規定等等<text:span text:style-name="T3">,</text:span>只是一些任其玩弄的工具<text:span text:style-name="T3">. <text:line-break/><text:line-break/></text:span>其實各行各業都一樣<text:span text:style-name="T3">,</text:span>只要手上稍微有點權力<text:span text:style-name="T3">,</text:span>他便給自己一種要舉不舉隨自己怎麼說的空間<text:span text:style-name="T3">. </text:span>我還曾經從英國特地回來幫不識字的姑姑辦理身份證更新<text:span text:style-name="T3">. </text:span>簡單一件事卻跑了七八趟區公所<text:span text:style-name="T3">,</text:span>照片一拍再拍就是不對<text:span text:style-name="T3">,</text:span>頭髮梳歪了不行<text:span text:style-name="T3">,</text:span>身體稍微彎了一度也不行<text:span text:style-name="T3">,</text:span>一定要與地面呈九十度直角<text:span text:style-name="T3">,</text:span>八十九度便不合格<text:span text:style-name="T3">,</text:span>最後竟然連我姑姑不識字不會簽名都變成不能更新身份證的說詞<text:span text:style-name="T3">,</text:span>後來甚至還要我證明我的確是她姪子才能代簽名<text:span text:style-name="T3">,</text:span>戶口名簿證明血緣關係還不夠<text:span text:style-name="T3">,</text:span>難道我還得去驗<text:span text:style-name="T3"><text:s/>DNA? <text:line-break/><text:line-break/></text:span>最後<text:span text:style-name="T3">,</text:span>我耐性用盡<text:span text:style-name="T3">,</text:span>忍功破功<text:span text:style-name="T3">,</text:span>決定發飆修理對方時<text:span text:style-name="T3">,</text:span>終於才幫姑姑辦好身份證<text:span text:style-name="T3">,</text:span>長官事後還特地來送禮<text:span text:style-name="T3">,</text:span>並打越洋電話致歉<text:span text:style-name="T3">.</text:span>重點是<text:span text:style-name="T3">,</text:span>他們之所以認錯<text:span text:style-name="T3">,</text:span>並不是因為他們終於知道我有理<text:span text:style-name="T3">,</text:span>而是終於知道踢到鐵板<text:span text:style-name="T3">,</text:span>再不收斂恐有禍端<text:span text:style-name="T3">.<text:line-break/><text:line-break/></text:span>面對這樣一些該舉不舉<text:span text:style-name="T3">,</text:span>不該舉卻硬要舉的狀況時<text:span text:style-name="T3">,</text:span>其實只有兩條路<text:span text:style-name="T3">,</text:span>我一般都是選擇第一條路線<text:span text:style-name="T3">,</text:span>簡單說就是忍功<text:span text:style-name="T3">,</text:span>畢竟自余束髮以來便創立忍教<text:span text:style-name="T3">,</text:span>當了忍教教主這麼久了<text:span text:style-name="T3">,</text:span>哪種糟蹋人的場面沒見過<text:span text:style-name="T3">? </text:span>要玩就由你玩吧<text:span text:style-name="T3">,</text:span>當你玩到爽時自然就會失去興趣而停止<text:span text:style-name="T3">.<text:line-break/><text:line-break/></text:span>第二條路線比較不建議採用<text:span text:style-name="T3">,</text:span>除非涉及基本美學或道德原則時才不得已而為之<text:span text:style-name="T3">,</text:span>那就是硬碰硬<text:span text:style-name="T3">. </text:span>老實說<text:span text:style-name="T3">,</text:span>當你連命都可以不要而決定與之玉石俱焚時<text:span text:style-name="T3">,</text:span>將沒有什麼人敢以個人身份跟你硬著來<text:span text:style-name="T3">. <text:line-break/><text:line-break/></text:span>回到台灣<text:span text:style-name="T3">,</text:span>對於同胞們之違法亂紀亂七八糟上下其手的普遍作風<text:span text:style-name="T3">,</text:span>實在很感慨<text:span text:style-name="T3">,</text:span>小至交通規則<text:span text:style-name="T3">,</text:span>大至法律<text:span text:style-name="T3">,</text:span>似乎沒有幾個人當真<text:span text:style-name="T3">. </text:span>哪怕是嚴重傷害他人身家性命<text:span text:style-name="T3">,</text:span>只要有利可圖<text:span text:style-name="T3">,</text:span>照幹不誤<text:span text:style-name="T3">,</text:span>更不用說什麼闖紅燈搶道路飆快車霸佔馬路霸佔停車格等等這些<text:span text:style-name="T3"><text:s/>"</text:span>小事<text:span text:style-name="T3">" </text:span>了<text:span text:style-name="T3">. <text:line-break/><text:line-break/></text:span>不信的話<text:span text:style-name="T3">,</text:span>看看台南還有幾個停車格可以使用<text:span text:style-name="T3">,</text:span>往往被商家以盆栽或機車或石頭等等霸佔<text:span text:style-name="T3">,</text:span>他就是不讓你停車<text:span text:style-name="T3">,</text:span>以免若有顧客上門時找不到停車位<text:span text:style-name="T3">,</text:span>或是為了自己出入方便<text:span text:style-name="T3">. </text:span>你去舉發不但沒有半點屁用<text:span text:style-name="T3">,</text:span>而且小心有關單位故意洩露你的身份<text:span text:style-name="T3">,</text:span>好讓商家找人來揍你一頓<text:span text:style-name="T3">. </text:span>你若膽敢搬開障礙物<text:span text:style-name="T3">,</text:span>往停車格照停不誤<text:span text:style-name="T3">,</text:span>你的車子等一下就會被破壞或被灑上或吐上污物穢物<text:span text:style-name="T3">.<text:line-break/><text:line-break/></text:span>台灣似乎是一個嚴重缺乏法治觀念的國家<text:span text:style-name="T3">. </text:span>每天在街上<text:span text:style-name="T3">,</text:span>常看著街上這樣一群人像瘋了一樣四處橫衝直撞時<text:span text:style-name="T3">,</text:span>心裏真是很感慨<text:span text:style-name="T3">,</text:span>有時我會想<text:span text:style-name="T3">,</text:span>何以致之<text:span text:style-name="T3">? </text:span>會不會是同胞們智能普遍不足<text:span text:style-name="T3">? </text:span>因為許多研究指出<text:span text:style-name="T3">,</text:span>自主而適當地遵守一種規則<text:span text:style-name="T3">,</text:span>需要一定程度的智力<text:span text:style-name="T3">,</text:span>智力越低<text:span text:style-name="T3">,</text:span>基本上他就越難理解規則<text:span text:style-name="T3">,</text:span>更不用說適當遵守<text:span text:style-name="T3">.<text:line-break/><text:line-break/></text:span>但另一方面我也想到<text:span text:style-name="T3">,</text:span>台灣人之所以如此缺乏自律精神或是缺乏對於法律的尊重<text:span text:style-name="T3">,</text:span>或許一方面是因為法律根本不值得尊敬<text:span text:style-name="T3">,</text:span>法律只是給人玩的<text:span text:style-name="T3">,</text:span>誰有權勢就能玩它<text:span text:style-name="T3">,</text:span>沒有權勢的就隨時被玩<text:span text:style-name="T3">.<text:line-break/><text:line-break/></text:span>於是<text:span text:style-name="T3">,</text:span>當你不願玩法不願耍特權不願上下其手時<text:span text:style-name="T3">,</text:span>人們不會尊敬你<text:span text:style-name="T3">,</text:span>反倒會覺得你是傻瓜<text:span text:style-name="T3">,</text:span>或覺得你很怪<text:span text:style-name="T3">,</text:span>懷疑你是不是人格或精神有問題<text:span text:style-name="T3">? </text:span>萬一有人若做了什麼壞事被繩之以法<text:span text:style-name="T3">,</text:span>他自己似乎也不會覺得絲毫慚愧<text:span text:style-name="T3">,</text:span>而只會覺得自己很倒楣<text:span text:style-name="T3">,</text:span>不幸被抓到<text:span text:style-name="T3">.<text:line-break/><text:line-break/></text:span>我講的這一切<text:span text:style-name="T3">,</text:span>從我還沒出生時<text:span text:style-name="T3">,</text:span>柏楊先生就在講了<text:span text:style-name="T3">,</text:span>一直到現在<text:span text:style-name="T3">,</text:span>幾乎都快半個世紀了<text:span text:style-name="T3">,</text:span>但一切問題依舊在<text:span text:style-name="T3">,</text:span>所謂文明<text:span text:style-name="T3">,</text:span>不但原地踏步<text:span text:style-name="T3">,</text:span>許多方面甚至開倒車<text:span text:style-name="T3">.</text:span></text:p>
      <text:p text:style-name="P1"><text:span text:style-name="T1">陳真</text:span><text:s/>  |  2011.08.21 12:53   |   <text:a xlink:type="simple" xlink:href="http://palinfo.habago.org/Entry?Command=Information_PrintForum&amp;iPage=552#FORUM26331"><text:span text:style-name="T2">#</text:span></text:a></text:p>
      <text:p text:style-name="P2"><text:span text:style-name="T3">(</text:span>續<text:span text:style-name="T3">)<text:line-break/><text:line-break/></text:span>這仍是續之前的所謂法律舉不舉的問題<text:span text:style-name="T3">.<text:line-break/><text:line-break/></text:span>再舉兩個例<text:span text:style-name="T3">. </text:span>依什麼碗糕規定<text:span text:style-name="T3">,</text:span>精神科專科醫師必須每六年照換一次<text:span text:style-name="T3">,</text:span>就跟換駕照一樣<text:span text:style-name="T3">,</text:span>但六年內必須取得<text:span text:style-name="T3">162</text:span>個學分<text:span text:style-name="T3">,</text:span>必須被迫聽一些事實上絕大多數毫無營養的所謂演講<text:span text:style-name="T3">.<text:line-break/><text:line-break/></text:span>既然法規如此<text:span text:style-name="T3">,</text:span>做為一個好國民當然得遵守<text:span text:style-name="T3">. </text:span>小弟勤於謀取學分<text:span text:style-name="T3">,</text:span>以便早早了斷此一無聊干擾<text:span text:style-name="T3">,</text:span>早在兩年前就已超過所須學分<text:span text:style-name="T3">,</text:span>因此兩年來都不再涉足無聊演講場所<text:span text:style-name="T3">. </text:span>小弟的學分數也早已跟醫學會確認無誤<text:span text:style-name="T3">,</text:span>並經其網上個人檔案一一呈現每個學分細目<text:span text:style-name="T3">.<text:line-break/><text:line-break/></text:span>沒想到<text:span text:style-name="T3">,</text:span>連這麼篤定的事都會有問題<text:span text:style-name="T3">. </text:span>最近<text:span text:style-name="T3">,</text:span>醫學會突然通知我學分不足<text:span text:style-name="T3">,</text:span>還差<text:span text:style-name="T3"><text:s/>18</text:span>個<text:span text:style-name="T3">,</text:span>必須趕在一兩個月內補足<text:span text:style-name="T3">,</text:span>否則專科醫師身份將被取消<text:span text:style-name="T3">,</text:span>一旦取消<text:span text:style-name="T3">,</text:span>等於是說我就連基本飯碗也沒了<text:span text:style-name="T3">.<text:line-break/><text:line-break/></text:span>感到莫名其妙之餘<text:span text:style-name="T3">,</text:span>查證結果是說因為我上次換照時人在英國<text:span text:style-name="T3">,</text:span>因為取得學分不便故依法展延一年<text:span text:style-name="T3">,</text:span>現在卻說必須連那一年的學分量也要計算在我這一次的換照所需學分的要求中<text:span text:style-name="T3">.<text:line-break/><text:line-break/></text:span>這應該是沒有任何法律根據的說法<text:span text:style-name="T3">,</text:span>而且<text:span text:style-name="T3">,</text:span>之前說好沒問題的<text:span text:style-name="T3">,</text:span>現在卻又突然說有問題<text:span text:style-name="T3">,</text:span>而且所謂有問題也不知道其法律依據從何而來<text:span text:style-name="T3">.<text:line-break/><text:line-break/></text:span>這時候<text:span text:style-name="T3">,</text:span>你不能跟所謂執法者講道理<text:span text:style-name="T3">,</text:span>因為他們不但執法<text:span text:style-name="T3">,</text:span>而且對法律擁有非常彈性的解釋權<text:span text:style-name="T3">,</text:span>彈性到你最好不要去惹他<text:span text:style-name="T3">,</text:span>否則倒楣的會是你而不會是執法者<text:span text:style-name="T3">.</text:span>於是你最好要立即發揮忍功<text:span text:style-name="T3">,</text:span>低聲下氣再趕緊衝刺一兩個月努力拿所謂學分<text:span text:style-name="T3">,</text:span>以免屆時連專科醫師資格都被藉故取消<text:span text:style-name="T3">.<text:line-break/><text:line-break/></text:span>就在我換照日期屆滿的前一周有個精神醫學會年會<text:span text:style-name="T3">,</text:span>這種會旨在賺錢<text:span text:style-name="T3">,</text:span>旨在讓精神科醫師中的有權力者上台表演上台說廢話而看不出多少學術成份<text:span text:style-name="T3">.</text:span>我當醫師二十年來<text:span text:style-name="T3">,</text:span>只被迫參加了三次<text:span text:style-name="T3">, </text:span>都是去簽個名<text:span text:style-name="T3">,</text:span>破財消災<text:span text:style-name="T3"><text:s/>"</text:span>瞬間<text:span text:style-name="T3">" </text:span>拿十幾個學分了事<text:span text:style-name="T3">.<text:line-break/><text:line-break/></text:span>學會說<text:span text:style-name="T3">,</text:span>我若今年有去參加<text:span text:style-name="T3">,</text:span>也就是說<text:span text:style-name="T3">,</text:span>我若願意繳一大筆錢然後當天去簽個名<text:span text:style-name="T3">,</text:span>我的換照學分瞬間就會足夠了<text:span text:style-name="T3">,</text:span>而不需要花一兩個月時間四處南征北討一分兩分慢慢累積<text:span text:style-name="T3">.<text:line-break/><text:line-break/></text:span>雖然醫學會如此說<text:span text:style-name="T3">,</text:span>但我長久以來已經被台灣這種要舉不舉隨便人家怎麼說的法律或行政給教育得很小人心<text:span text:style-name="T3">,</text:span>凡事都得把對方想像成最小人的典範<text:span text:style-name="T3">,</text:span>為對方做最小人的打算<text:span text:style-name="T3">. </text:span>否則很可能到時候他又會說什麼學分作業不及<text:span text:style-name="T3">,</text:span>因此無法計入換照總分<text:span text:style-name="T3">,</text:span>或是其他無數的解釋空間都可能讓你到最後出了大麻煩<text:span text:style-name="T3">. <text:line-break/><text:line-break/></text:span>當然也可能到時候醫學會年會那一天<text:span text:style-name="T3">,</text:span>我突然必須去處理什麼突發的緊急事件而無法去簽名報到<text:span text:style-name="T3">,</text:span>那不也一樣完蛋<text:span text:style-name="T3">. <text:line-break/><text:line-break/></text:span>所以結論是千萬不要相信任何執法者<text:span text:style-name="T3">,</text:span>我的意思是說你要比執法者要舉不舉的彈性思維想得更遠更充份更天衣無縫<text:span text:style-name="T3">,</text:span>以免被舉<text:span text:style-name="T3">, </text:span>也就是說<text:span text:style-name="T3">,</text:span>你要比法律還更守法<text:span text:style-name="T3">, </text:span>就連拿學分也一樣<text:span text:style-name="T3">,</text:span>規定要拿<text:span text:style-name="T3">160</text:span>個<text:span text:style-name="T3">,</text:span>你最好簽個<text:span text:style-name="T3">200</text:span>個<text:span text:style-name="T3">,</text:span>就跟以前國民黨選舉一樣<text:span text:style-name="T3">,</text:span>若一萬票可當選<text:span text:style-name="T3">,</text:span>你最好要拿到一萬五千票<text:span text:style-name="T3">,</text:span>否則人家隨便做個票讓你平白消失個五千票你就落選了<text:span text:style-name="T3">.<text:line-break/><text:line-break/></text:span>學分也一樣<text:span text:style-name="T3">,</text:span>你明明簽了<text:span text:style-name="T3">,</text:span>但最後這學分會不會呈現在你的得分欄裏頭是相當說不準的<text:span text:style-name="T3">,</text:span>變數太多<text:span text:style-name="T3">.<text:line-break/><text:line-break/></text:span>另外還有個更為慘重的例子<text:span text:style-name="T3">,</text:span>就發生在去年七月在以色列駐台辦事處前我被警察抓走移送台北地檢署之後的隔兩天<text:span text:style-name="T3">,</text:span>教育部有個講話極為官僚極度不禮貌的太太打電話來<text:span text:style-name="T3">,</text:span>說我必須歸還教育部公費留學的錢<text:span text:style-name="T3">. </text:span>原因是說我逾期未歸<text:span text:style-name="T3">. </text:span>我說我不是<text:span text:style-name="T3">2006</text:span>年底就回來了嗎<text:span text:style-name="T3">? </text:span>但她說我沒有簽什麼返國報到書<text:span text:style-name="T3">,</text:span>所以<text:span text:style-name="T3"><text:s/>"</text:span>理論上<text:span text:style-name="T3">" </text:span>我人還在英國<text:span text:style-name="T3">,</text:span>所以必須還錢<text:span text:style-name="T3">,</text:span>因為我違規了<text:span text:style-name="T3">.<text:line-break/><text:line-break/></text:span>我說我什麼報到書任職書都簽了<text:span text:style-name="T3">,</text:span>她說找不到<text:span text:style-name="T3">,</text:span>我說找不到是你們的問題怎麼會是我的問題<text:span text:style-name="T3">? </text:span>她問說是哪位先生請我簽的<text:span text:style-name="T3">,</text:span>照理說你怎麼會去記得一個辦事職員的姓名<text:span text:style-name="T3">,</text:span>但還好我記性驚人<text:span text:style-name="T3">,</text:span>我馬上說出那位職員的姓名<text:span text:style-name="T3">. <text:line-break/><text:line-break/></text:span>對方一聽<text:span text:style-name="T3">,</text:span>竟然說他調單位了<text:span text:style-name="T3">. </text:span>我很納悶<text:span text:style-name="T3">,</text:span>於是就說<text:span text:style-name="T3">,</text:span>調單位公文就會跟著不見嗎<text:span text:style-name="T3">? </text:span>她說反正就是找不到<text:span text:style-name="T3">,</text:span>堅持要我歸還公費留學經費<text:span text:style-name="T3">. <text:line-break/><text:line-break/></text:span>我仍然說找不到是你們的問題<text:span text:style-name="T3">,</text:span>怎麼是我的問題<text:span text:style-name="T3">. </text:span>她竟然說<text:span text:style-name="T3">,</text:span>她認為我當時返國後雖然有來教育部辦手續<text:span text:style-name="T3">,</text:span>但很可能少簽了一張<text:span text:style-name="T3">. </text:span>我說<text:span text:style-name="T3">,</text:span>就算真的是這樣<text:span text:style-name="T3">,</text:span>那也不是我的問題<text:span text:style-name="T3">,</text:span>我怎麼會知道有多少公文書我需要簽<text:span text:style-name="T3">,</text:span>反正就是你們要我簽什麼我就簽<text:span text:style-name="T3">.<text:line-break/><text:line-break/></text:span>後來我說<text:span text:style-name="T3">,</text:span>那我幫你們一個忙<text:span text:style-name="T3">,</text:span>我現在補簽啊<text:span text:style-name="T3">.</text:span>她說不行<text:span text:style-name="T3">.</text:span>然後說即便我簽了還是違規<text:span text:style-name="T3">,</text:span>還是得歸還公費<text:span text:style-name="T3">. </text:span>原因是說我提出申請返國之後沒有在三個月內抵台<text:span text:style-name="T3">,</text:span>超過了幾天<text:span text:style-name="T3">. </text:span>我說我何時抵台都是經過駐外單位代表教育部批准的<text:span text:style-name="T3">,</text:span>我只是照章行事<text:span text:style-name="T3">,</text:span>若是有此規定<text:span text:style-name="T3">,</text:span>那你們當初就應該跟我說清楚<text:span text:style-name="T3">. </text:span>若有問題也是你們的問題而不是我的問題<text:span text:style-name="T3">,</text:span>更不是在返國五年後突然說有問題<text:span text:style-name="T3">,</text:span>說我比三個月慢了幾天<text:span text:style-name="T3">.<text:line-break/><text:line-break/></text:span>對方說<text:span text:style-name="T3">,</text:span>即便不追究這個問題<text:span text:style-name="T3">,</text:span>我還是得賠償公費留學<text:span text:style-name="T3">,</text:span>因為我返國後三個月內就馬上又出國了<text:span text:style-name="T3">. </text:span>我說<text:span text:style-name="T3">,</text:span>我在返國時就把整個往後的學術行程告知代表教育部的駐外單位<text:span text:style-name="T3">. </text:span>如果這是違規<text:span text:style-name="T3">,</text:span>那你們當初就不該批准我又出國數個月<text:span text:style-name="T3">. </text:span>若是批准了就不能在五年後突然說我這樣子是違規<text:span text:style-name="T3">.</text:span>而且我返回英國後<text:span text:style-name="T3">,</text:span>仍持續與駐外單位保持連繫<text:span text:style-name="T3">,</text:span>他們說可以怎麼做我就怎麼做<text:span text:style-name="T3">.<text:line-break/><text:line-break/></text:span>沒想到對方竟然說<text:span text:style-name="T3">,</text:span>你怎麼可以相信他們的說法<text:span text:style-name="T3">,</text:span>你應該相信的是規定<text:span text:style-name="T3">.</text:span>他們不符規定叫你做<text:span text:style-name="T3">,</text:span>那就是你的問題<text:span text:style-name="T3">,</text:span>所以公費留學的錢必須賠償歸還<text:span text:style-name="T3">.<text:line-break/><text:line-break/></text:span>這就好像你去法院辦公証結婚<text:span text:style-name="T3">,</text:span>辦完後到戶政機關登記結婚<text:span text:style-name="T3">,</text:span>然後連小孩也生了<text:span text:style-name="T3">,</text:span>每年的稅也繳了<text:span text:style-name="T3">,</text:span>然後突然冒出一個內政部小職員<text:span text:style-name="T3">,</text:span>做威做福說她查了你的檔案<text:span text:style-name="T3">,</text:span>發現你哪張表格上少填了電話號碼<text:span text:style-name="T3">,</text:span>所以你的婚姻無效<text:span text:style-name="T3">,</text:span>小孩只能算是私生子<text:span text:style-name="T3">,</text:span>必須再結一次婚<text:span text:style-name="T3">,</text:span>否則如何如何<text:span text:style-name="T3">.<text:line-break/><text:line-break/></text:span>當你耐心聽她不斷胡扯之後<text:span text:style-name="T3">,</text:span>她講不過你<text:span text:style-name="T3">,</text:span>竟然就說<text:span text:style-name="T3">: </text:span>你怎麼會相信法院<text:span text:style-name="T3">? </text:span>他們說公證結婚你就相信<text:span text:style-name="T3">? </text:span>問題是<text:span text:style-name="T3">,</text:span>既然是公證<text:span text:style-name="T3">,</text:span>我如果連法院都不信<text:span text:style-name="T3">,</text:span>那我要信誰呢<text:span text:style-name="T3">? </text:span>就好像一個公費留學生如果連專門負責公費留學業務的駐外單位都不相信<text:span text:style-name="T3">,</text:span>那還能信誰<text:span text:style-name="T3">? </text:span>你若要辦駕照或考駕照換駕照<text:span text:style-name="T3">,</text:span>你不相信監理站要相信誰<text:span text:style-name="T3">? <text:line-break/><text:line-break/></text:span>當你從監理站考試取得駕照之後<text:span text:style-name="T3">,</text:span>開了五年的車<text:span text:style-name="T3">,</text:span>突然有個做威做福的內政部小職員突然跑出來說她調出檔案發現你的駕照無效<text:span text:style-name="T3">,</text:span>因為你的駕照上的相片太帥了<text:span text:style-name="T3">,</text:span>很可能不是近三個月內的近照<text:span text:style-name="T3">,</text:span>依法必須取消駕照<text:span text:style-name="T3">,</text:span>過去五年等同非法無照駕駛<text:span text:style-name="T3">,</text:span>累積罰款大約八百萬<text:span text:style-name="T3">. <text:line-break/><text:line-break/></text:span>這就是我們的法律<text:span text:style-name="T3">,</text:span>舉或不舉是很難說的<text:span text:style-name="T3">,</text:span>非常荒唐<text:span text:style-name="T3">.</text:span>當你面對法律<text:span text:style-name="T3">,</text:span>如果你不是有力人士<text:span text:style-name="T3">,</text:span>或是你目標明顯<text:span text:style-name="T3">,</text:span>是某種眼中釘<text:span text:style-name="T3">,</text:span>勸你還是要比守法更守法<text:span text:style-name="T3">,</text:span>必須比最壞的小人心還要更小人心<text:span text:style-name="T3">,</text:span>去想像並提防一切荒唐卑劣的舉或不舉的解釋空間<text:span text:style-name="T3">.</text:span></text:p>
      <text:p text:style-name="P1"><text:span text:style-name="T1">懷軒</text:span><text:s/>  |  2011.08.19 14:57   |   <text:a xlink:type="simple" xlink:href="http://palinfo.habago.org/Entry?Command=Information_PrintForum&amp;iPage=552#FORUM26166"><text:span text:style-name="T2">#</text:span></text:a></text:p>
      <text:p text:style-name="P3">今天新浪香港上的新聞<text:span text:style-name="T3">...<text:line-break/><text:line-break/></text:span>以軍炸加沙<text:span text:style-name="T3">6</text:span>死殃及新華社辦公室<text:span text:style-name="T3"><text:line-break/>2011-08-19<text:line-break/></text:span>為報復南部被襲擊事件，以色列軍隊<text:span text:style-name="T3">18</text:span>日和<text:span text:style-name="T3">19</text:span>日凌晨，向加沙地帶多處發動空襲，造成至少<text:span text:style-name="T3">6</text:span>人死亡。新華社辦公室亦受到波及，外墻玻璃破碎，門窗脫落，幸未造成傷亡。<text:span text:style-name="T3"><text:s/></text:span>以軍<text:span text:style-name="T3">19</text:span>日凌晨發射的火箭彈擊中加沙城北部一處民房，造成一名<text:span text:style-name="T3">14</text:span>歲男孩死亡，包括多名婦女和兒童在內的<text:span text:style-name="T3">17</text:span>人受傷。以軍還向哈馬斯的一處據點和南部汗尤尼斯地區一處農田發射多枚火箭彈，但無造成傷亡。<text:span text:style-name="T3"><text:s/></text:span>以軍<text:span text:style-name="T3">18</text:span>日轟炸加沙地帶南部拉法的一所民房，包括巴武裝組織「人民抵抗委員會」總書記阿瓦德在內的<text:span text:style-name="T3">5</text:span>人身亡。<text:span text:style-name="T3"><text:s/></text:span>以色列南部地區<text:span text:style-name="T3">18</text:span>日發生多宗襲擊事件，造成至少<text:span text:style-name="T3">7</text:span>名以色列人死亡。以國防部長巴拉克指責來自加沙地帶的武裝分子施襲，誓言全力應對。哈馬斯否認與襲擊事件有關，認為以方的指控是想轉移視線，將以色列目前面臨的國內社會危機引向加沙。哈馬斯同時表示，如果加沙地帶遭到以方軍事打擊，將進行回擊。</text:p>
      <text:p text:style-name="P1"><text:span text:style-name="T1">陳真</text:span><text:s/>  |  2011.08.18 14:39   |   <text:a xlink:type="simple" xlink:href="http://palinfo.habago.org/Entry?Command=Information_PrintForum&amp;iPage=552#FORUM26105"><text:span text:style-name="T2">#</text:span></text:a></text:p>
      <text:p text:style-name="P2">陳幸妤判有罪卻不用關<text:span text:style-name="T3">,</text:span>真的很有人情味<text:span text:style-name="T3">,</text:span>問題是<text:span text:style-name="T3">,</text:span>為什麼<text:span text:style-name="T3"><text:s/>"</text:span>人情味<text:span text:style-name="T3">" </text:span>總是給那些事實上一點都不需要特別關照的權勢者<text:span text:style-name="T3">,</text:span>對於更需要人情味的弱者卻往往非常無情而殘忍<text:span text:style-name="T3">,</text:span>大部份時候簡直是沒有人性<text:span text:style-name="T3">.<text:line-break/><text:line-break/></text:span>陳幸妤若去坐個幾個月的牢<text:span text:style-name="T3">,</text:span>難道她那些珍貴的小寶貝就會因此而沒有人照顧而流浪街頭<text:span text:style-name="T3">? </text:span>難道她娘吳淑珍就會因此而無人照料生活起居或陪逛百貨公司買珠寶<text:span text:style-name="T3">? </text:span>但是<text:span text:style-name="T3">,</text:span>絕大部份人的家庭卻很可能會因父母或子女入獄而面臨生活困境<text:span text:style-name="T3">,</text:span>但我們的法律幹它媽的幾時對一般弱勢者有過一絲憐憫<text:span text:style-name="T3">,</text:span>更不用說幹它媽的什麼人情味了<text:span text:style-name="T3">.<text:line-break/><text:line-break/></text:span>陳真<text:span text:style-name="T3"><text:line-break/><text:line-break/>========<text:line-break/><text:line-break/></text:span>陳幸妤律師<text:span text:style-name="T3"><text:s/></text:span>讚最高院有人情味<text:span text:style-name="T3"><text:line-break/>2011/08/18 09:36 <text:line-break/><text:line-break/></text:span>記者蘇位榮／台北報導<text:span text:style-name="T3"> <text:line-break/><text:line-break/></text:span>陳幸妤作偽證獲緩刑，她的律師林志忠表示，最高法院很有人情味，能考量年幼的孩子還需要照顧，他對此表示讚揚。<text:span text:style-name="T3"><text:line-break/><text:line-break/></text:span>林志忠表示，陳幸妤、趙建銘及陳致中三人在法院一、二審時就已認罪，只是針對量刑部份，希望能獲緩刑，但高院二審時，並沒有給他們緩刑，如今，最高法院審酌陳幸妤狀況，特別給陳幸妤緩刑，可見最高法院很有人情味。</text:p>
      <text:p text:style-name="P1"><text:span text:style-name="T1">陳真</text:span><text:s/>  |  2011.08.17 18:58   |   <text:a xlink:type="simple" xlink:href="http://palinfo.habago.org/Entry?Command=Information_PrintForum&amp;iPage=552#FORUM26042"><text:span text:style-name="T2">#</text:span></text:a></text:p>
      <text:p text:style-name="P3"><text:span text:style-name="T3">http://tw.nextmedia.com/applenews/article/art_id/33603613/IssueID/20110817<text:line-break/><text:line-break/></text:span>各位請看上面網址<text:span text:style-name="T3">,</text:span>問題其實還是一樣<text:span text:style-name="T3">,</text:span>這些人並非特例<text:span text:style-name="T3">,</text:span>他們不但不是害群之馬<text:span text:style-name="T3">,</text:span>而且恰恰是在台灣絕對佔絕大多數者<text:span text:style-name="T3">. </text:span>也就是說<text:span text:style-name="T3">,</text:span>幾乎一整群的<text:span text:style-name="T3"><text:s/>"</text:span>馬<text:span text:style-name="T3">" </text:span>都是這樣<text:span text:style-name="T3">,</text:span>反倒只有極少數的馬不是這樣<text:span text:style-name="T3">.<text:line-break/><text:line-break/></text:span>台灣不是一堆黑心或惡心食品嗎<text:span text:style-name="T3">? </text:span>大家看了都會罵<text:span text:style-name="T3">,</text:span>問題是有幾個人不是這樣呢<text:span text:style-name="T3">? </text:span>有幾個人在每天的生活中在自己所屬的各行各業中還會想到別人的存在<text:span text:style-name="T3">? </text:span>恐怕少之又少<text:span text:style-name="T3">.<text:line-break/><text:line-break/></text:span>我倒常覺得<text:span text:style-name="T3">,</text:span>說不定黑道才是一塊比較清白的淨土<text:span text:style-name="T3">,</text:span>白道真的都太黑了<text:span text:style-name="T3">,</text:span>只是我們自己從來都不察覺<text:span text:style-name="T3">,</text:span>或者說我們根本不在乎<text:span text:style-name="T3">,</text:span>不在乎別人的死活<text:span text:style-name="T3">,</text:span>我們只在乎自己<text:span text:style-name="T3">,</text:span>在乎自己臉上的一顆痘痘恐怕都遠勝於在乎一顆星球或一片雨林的毀滅<text:span text:style-name="T3">. </text:span>至於他人死活<text:span text:style-name="T3">,</text:span>你很難在台灣感受到有幾個人在乎這回事<text:span text:style-name="T3">. <text:line-break/><text:line-break/></text:span>論個人與個人之間<text:span text:style-name="T3">,</text:span>基本上還<text:span text:style-name="T3">OK,</text:span>但若論起個人與群體之間就很可怕了<text:span text:style-name="T3">. </text:span>不管是哪一行都很可怕<text:span text:style-name="T3">,</text:span>甚至可以說很黑很齷齪<text:span text:style-name="T3">,</text:span>齷齪到外人難以想像的地步<text:span text:style-name="T3">. <text:line-break/><text:line-break/></text:span>我平常去買東西吃<text:span text:style-name="T3">,</text:span>都會先注意觀察老闆或員工的模樣<text:span text:style-name="T3">,</text:span>企圖看穿他們的內心<text:span text:style-name="T3">,</text:span>唯有當他們是個會在乎別人的痛苦與安危的好人時<text:span text:style-name="T3">,</text:span>他們做的東西我才敢放心吃<text:span text:style-name="T3">,</text:span>問題是我真的在台灣很難找到這種商店<text:span text:style-name="T3">. </text:span>我是說很難<text:span text:style-name="T3">,</text:span>不是說不可能找到<text:span text:style-name="T3">. <text:line-break/><text:line-break/></text:span>結論是<text:span text:style-name="T3">: </text:span>幾乎各行各業都很黑心<text:span text:style-name="T3">. </text:span>如果你覺得我講得很誇張<text:span text:style-name="T3">,</text:span>那你一定是在裝蒜<text:span text:style-name="T3">,</text:span>要不就是太單蠢<text:span text:style-name="T3">.</text:span></text:p>
      <text:p text:style-name="P1"><text:span text:style-name="T1">陳真</text:span><text:s/>  |  2011.08.16 16:13   |   <text:a xlink:type="simple" xlink:href="http://palinfo.habago.org/Entry?Command=Information_PrintForum&amp;iPage=552#FORUM25957"><text:span text:style-name="T2">#</text:span></text:a></text:p>
      <text:p text:style-name="P2">如前所說<text:span text:style-name="T3">,"</text:span>罪<text:span text:style-name="T3">" </text:span>這東西畢竟不是長在樹上的果實<text:span text:style-name="T3">,</text:span>而是一種人為概念<text:span text:style-name="T3">. </text:span>概念既是人為建構<text:span text:style-name="T3">,</text:span>便非<text:span text:style-name="T3"><text:s/>"</text:span>自明<text:span text:style-name="T3">"(self-evident),</text:span>不是自身便能成立<text:span text:style-name="T3">,</text:span>換句話說<text:span text:style-name="T3">,</text:span>它永遠存在著一種解釋空間<text:span text:style-name="T3">,</text:span>微罪也好<text:span text:style-name="T3">,</text:span>巨罪也罷<text:span text:style-name="T3">,</text:span>舉或不舉就看這空間由你怎麼說<text:span text:style-name="T3">. </text:span>在這個意義上<text:span text:style-name="T3">,</text:span>法律其實就是讓人玩的<text:span text:style-name="T3">,</text:span>它只保護那些玩得起它的人<text:span text:style-name="T3">.<text:line-break/><text:line-break/></text:span>先換個場景<text:span text:style-name="T3">,</text:span>黨外時曾經有個朋友去抗議整天煎茶看報聊八卦拍長官馬屁的煎茶院<text:span text:style-name="T3">,</text:span>我是說監察院<text:span text:style-name="T3">,</text:span>結果他還帶了一頭豬去抗議<text:span text:style-name="T3">,</text:span>豬身上批了件小外套<text:span text:style-name="T3">,</text:span>上頭寫著一些諸如監察院<text:span text:style-name="T3"><text:s/>"</text:span>只會吃不會做<text:span text:style-name="T3">" </text:span>之類的字眼<text:span text:style-name="T3">. </text:span>後來這朋友就被以侮辱官署罪移送法辦求刑數年<text:span text:style-name="T3">.<text:line-break/><text:line-break/></text:span>但這案子若由我來辦<text:span text:style-name="T3">,</text:span>恐怕將涉及違反動物法第<text:span text:style-name="T3">126</text:span>條第<text:span text:style-name="T3">75</text:span>款第<text:span text:style-name="T3">8</text:span>項之藐視動物罪<text:span text:style-name="T3">,</text:span>不得以影射或比喻方式侮辱動物<text:span text:style-name="T3">.</text:span>你怎麼可以用一些混蛋機構的低劣素質來侮辱小豬高尚的天性<text:span text:style-name="T3">? <text:line-break/><text:line-break/></text:span>豬跟董事長一樣<text:span text:style-name="T3">,</text:span>一點也不髒不鈍更不懶<text:span text:style-name="T3">,</text:span>而且對聲音影像相當敏銳<text:span text:style-name="T3">,</text:span>稍有風吹草動便花容失色或感到痛苦惆悵<text:span text:style-name="T3">,</text:span>此等氣質<text:span text:style-name="T3">,</text:span>簡直就是詩人的最高典範<text:span text:style-name="T3">. </text:span>許多科學研究也發現<text:span text:style-name="T3">,</text:span>豬不但喜歡玩喜歡乾淨<text:span text:style-name="T3">,</text:span>而且一點也不髒不懶<text:span text:style-name="T3">.</text:span>拿一些爛人來侮辱豬<text:span text:style-name="T3">,</text:span>該當何罪<text:span text:style-name="T3">?!<text:line-break/><text:line-break/></text:span>再換個場景<text:span text:style-name="T3">,</text:span>這些例子我其實說過好幾遍了<text:span text:style-name="T3">. </text:span>英國配合美國大力反恐<text:span text:style-name="T3">,</text:span>反到有點脫線<text:span text:style-name="T3">,</text:span>不但通過反恐法<text:span text:style-name="T3">,</text:span>而且解釋空間非常大<text:span text:style-name="T3">,</text:span>連抗議者隨身攜帶以備長期抗戰的牙刷或七十歲老翁手持的拐杖都能解釋成<text:span text:style-name="T3"><text:s/>"</text:span>攜帶武器<text:span text:style-name="T3">",</text:span>充份發揮司法語言的天份<text:span text:style-name="T3">.<text:line-break/><text:line-break/></text:span>台灣當然也不遑多讓<text:span text:style-name="T3">.1989</text:span>年我還是學生<text:span text:style-name="T3">,</text:span>但因為身份證上的職業欄是某公司業務員<text:span text:style-name="T3">,</text:span>所以順利登記為新國家連線的正式助選員<text:span text:style-name="T3">(</text:span>按照台灣法律規定<text:span text:style-name="T3">,</text:span>學生不得助選<text:span text:style-name="T3">). </text:span>不久就被以最低本刑七年的煽惑內亂罪移送法辦<text:span text:style-name="T3">,</text:span>而法院對我正式宣告的<text:span text:style-name="T3"><text:s/>"</text:span>罪證<text:span text:style-name="T3">"</text:span>之一竟然是說我在台上對群眾講了一句話說<text:span text:style-name="T3">: </text:span>對於不義的政權<text:span text:style-name="T3">,</text:span>我們不但有推翻它的權利<text:span text:style-name="T3">,</text:span>更有推翻它的義務<text:span text:style-name="T3">.<text:line-break/><text:line-break/></text:span>這樣一句話<text:span text:style-name="T3">,</text:span>你現在就算公開講一萬遍也不會有事<text:span text:style-name="T3">,</text:span>但二十幾年前這樣一句話卻足以使你家破人亡<text:span text:style-name="T3">. </text:span>當權者當然不一定會來暗殺你或你的家人<text:span text:style-name="T3">,</text:span>但他乍看文明地跟你玩法律<text:span text:style-name="T3">,</text:span>照樣能讓你家破人亡<text:span text:style-name="T3">. </text:span>這也是為什麼我始終不出庭受審而寧願被拘提的原因<text:span text:style-name="T3">,</text:span>因為你要對我做什麼我只能隨你便<text:span text:style-name="T3">,</text:span>但不要期待我還陪你玩法律<text:span text:style-name="T3">,</text:span>不要期待我會窩囊到陪你表演司法遊戲給大家看<text:span text:style-name="T3">.<text:line-break/><text:line-break/></text:span>過去要砍頭要打入黑牢的一句話<text:span text:style-name="T3">,</text:span>現在卻不會有事<text:span text:style-name="T3">,</text:span>難道是法律條文修改了<text:span text:style-name="T3">? </text:span>當然不是<text:span text:style-name="T3">,</text:span>改變的不是條文<text:span text:style-name="T3">,</text:span>而是人們對條文的態度與解釋<text:span text:style-name="T3">. <text:line-break/><text:line-break/></text:span>更精確一點應該這麼説<text:span text:style-name="T3">,</text:span>改變的只是局部某種對象<text:span text:style-name="T3">,</text:span>但玩法弄法用法律來對付異己或傷害弱者藉以謀利的心態與行徑倒是看不出絲毫改變<text:span text:style-name="T3">. </text:span>更可悲的是<text:span text:style-name="T3">,</text:span>弱者被法律蹧蹋時卻沒有人在乎<text:span text:style-name="T3">,</text:span>人們反倒在乎那些特權份子或權勢人物<text:span text:style-name="T3">,</text:span>明明已經大享特權大大放水了<text:span text:style-name="T3">,</text:span>卻硬是還要說他們被政治迫害<text:span text:style-name="T3">. </text:span>但這些睜眼說瞎話的混蛋們卻不會像挺扁挺李登輝那樣高舉著什麼人權大旗為弱者講一句話<text:span text:style-name="T3">. <text:line-break/><text:line-break/></text:span>為什麼會這樣<text:span text:style-name="T3">? </text:span>明目張膽的大量且普遍的傷害人權行為<text:span text:style-name="T3">,</text:span>無人關心<text:span text:style-name="T3">,</text:span>但明明是享盡特權逍遙法外的政客人渣<text:span text:style-name="T3">,</text:span>人們卻為之高喊什麼人權<text:span text:style-name="T3">. </text:span>為什麼會這樣我不知道<text:span text:style-name="T3">,</text:span>我只知道一個社會除非病得很嚴重或是智能嚴重不足因此而能被人任意挑撥洗腦<text:span text:style-name="T3">,</text:span>否則不會如此缺乏病識感<text:span text:style-name="T3">.</text:span></text:p>
      <text:p text:style-name="P1"><text:span text:style-name="T1">陳真</text:span><text:s/>  |  2011.08.15 16:47   |   <text:a xlink:type="simple" xlink:href="http://palinfo.habago.org/Entry?Command=Information_PrintForum&amp;iPage=552#FORUM25915"><text:span text:style-name="T2">#</text:span></text:a></text:p>
      <text:p text:style-name="P3">如前所說<text:span text:style-name="T3">,</text:span>微罪舉不舉其實無所謂<text:span text:style-name="T3">,</text:span>重點是要舉就大家一起舉<text:span text:style-name="T3">,</text:span>而不是看到弱者就勇猛非凡<text:span text:style-name="T3">,</text:span>不但微罪要舉<text:span text:style-name="T3">,</text:span>甚至連無罪也要硬舉<text:span text:style-name="T3">;</text:span>看你勢單力孤或太老實或貧病無依<text:span text:style-name="T3">,</text:span>就硬是無罪也要弄出罪來<text:span text:style-name="T3">,</text:span>或是硬栽贓<text:span text:style-name="T3">,</text:span>一堆案子賴到你頭上<text:span text:style-name="T3">,</text:span>請你<text:span text:style-name="T3"><text:s/>"</text:span>幫忙<text:span text:style-name="T3">" </text:span>增加破案績效好幫他升官發財<text:span text:style-name="T3">. </text:span>我不是開玩笑<text:span text:style-name="T3">,</text:span>很多精神病人或無家屬的孤單老人<text:span text:style-name="T3">,</text:span>就是這樣幫忙<text:span text:style-name="T3"><text:s/>"</text:span>破案<text:span text:style-name="T3">" </text:span>改善台灣治安的<text:span text:style-name="T3">. <text:line-break/><text:line-break/></text:span>相反地<text:span text:style-name="T3">,</text:span>面對強者或有權有勢者或自己人或自己這一國的人時<text:span text:style-name="T3">,</text:span>就一概不舉<text:span text:style-name="T3">,</text:span>即便是滔天巨罪罄竹難書也不會有事<text:span text:style-name="T3">,</text:span>不敢舉不願舉或根本不想舉<text:span text:style-name="T3">,</text:span>偶爾被迫舉一下也只是舉好玩舉個姿勢而已<text:span text:style-name="T3">,</text:span>等新聞風頭一過<text:span text:style-name="T3">,</text:span>立即雲淡風清彷彿根本沒這回事<text:span text:style-name="T3">. <text:line-break/><text:line-break/></text:span>最為齷齪的當然就是政客那一型<text:span text:style-name="T3">,</text:span>特別是當選舉一到<text:span text:style-name="T3">,</text:span>跟他屬同一國的同志們就會把他塑造成被敵人給<text:span text:style-name="T3"><text:s/>"</text:span>政治迫害<text:span text:style-name="T3">" </text:span>的台灣英雄<text:span text:style-name="T3">. <text:line-break/><text:line-break/></text:span>為了不想招惹暴民<text:span text:style-name="T3">,</text:span>否則我真的很想點名告訴大家這些在檯面上整天滿口漂亮話的混蛋有多骯髒齷齪<text:span text:style-name="T3">.</text:span>我常想<text:span text:style-name="T3">,</text:span>究竟是要犯下多少令人髮指的罪行<text:span text:style-name="T3">,</text:span>究竟是要超越何等的人性界限<text:span text:style-name="T3">,</text:span>然後這些呼風喚雨的混蛋政客或權勢者才會被繩之以法<text:span text:style-name="T3">,</text:span>才不叫做<text:span text:style-name="T3"><text:s/>"</text:span>政治迫害<text:span text:style-name="T3">"?<text:line-break/><text:line-break/></text:span>但弱者的處境卻完完全全相反<text:span text:style-name="T3">,</text:span>所謂欲加之罪何患無詞<text:span text:style-name="T3">,</text:span>今天當你落在我手上變成我的一種展現權力的娛樂<text:span text:style-name="T3">,</text:span>或是變成我的一種藉以升官發財的<text:span text:style-name="T3"><text:s/>"</text:span>業績<text:span text:style-name="T3">",</text:span>我要在你頭上扣上多少罪名實在是輕而易舉<text:span text:style-name="T3">.<text:line-break/><text:line-break/></text:span>比方說<text:span text:style-name="T3">,</text:span>我現在寫這些<text:span text:style-name="T3">,</text:span>對法務檢警調機關顯然有所不敬<text:span text:style-name="T3">,</text:span>這犯了什麼罪<text:span text:style-name="T3">? </text:span>罪名可大了<text:span text:style-name="T3">,</text:span>叫做什麼侮辱官署罪<text:span text:style-name="T3">. </text:span>還有<text:span text:style-name="T3">,</text:span>哪天你若在地上看到原子筆或看到五塊錢或看到一把破傘一頂破帽或一張發票一瓶礦泉水等等<text:span text:style-name="T3">,</text:span>若你自忖實力不夠或社會地位欠佳<text:span text:style-name="T3">,</text:span>那我勸你還是不要撿比較安全<text:span text:style-name="T3">,</text:span>要不然若人家司法執法人員需要業績時<text:span text:style-name="T3">,</text:span>你就慘了<text:span text:style-name="T3">.<text:line-break/><text:line-break/></text:span>如果有人不信<text:span text:style-name="T3">,</text:span>那他儘可報上名來<text:span text:style-name="T3">,</text:span>我保證可以在你毫無特殊的日常生活中找到無數罪名<text:span text:style-name="T3">.<text:line-break/><text:line-break/></text:span>我能夠唸完醫學院而沒有被退學<text:span text:style-name="T3">,</text:span>很多黨外朋友都說是奇蹟<text:span text:style-name="T3">,</text:span>其實不是奇蹟<text:span text:style-name="T3">,</text:span>而是我夠狠<text:span text:style-name="T3">,</text:span>而且狠的力道恰恰好<text:span text:style-name="T3">,</text:span>沒有造成更大傷亡<text:span text:style-name="T3">. </text:span>事實上<text:span text:style-name="T3">,</text:span>高醫幾百條足以把我退學的校規<text:span text:style-name="T3">,</text:span>例如思想不正<text:span text:style-name="T3">,</text:span>精神萎靡<text:span text:style-name="T3">,</text:span>不思上進<text:span text:style-name="T3">,</text:span>服裝不整<text:span text:style-name="T3">,</text:span>於公共場所穿拖鞋<text:span text:style-name="T3">,</text:span>見人跌倒在一旁發出笑聲等等等<text:span text:style-name="T3">,</text:span>這些全是高醫的校規<text:span text:style-name="T3">. <text:line-break/><text:line-break/></text:span>但校方最常講的一條校規是說我<text:span text:style-name="T3"><text:s/>"</text:span>在校外言行不檢<text:span text:style-name="T3">",</text:span>包括污衊國家元首<text:span text:style-name="T3">,</text:span>挑撥政府與人民的關係<text:span text:style-name="T3">,</text:span>聚眾鬧事<text:span text:style-name="T3">,</text:span>煽動群眾<text:span text:style-name="T3">,</text:span>破壞社會等等等<text:span text:style-name="T3">,</text:span>這條退學規定罪名就叫做<text:span text:style-name="T3"><text:s/>"</text:span>影響校譽<text:span text:style-name="T3">".<text:line-break/><text:line-break/>1987-88</text:span>年左右<text:span text:style-name="T3">,</text:span>我是台灣第一個在校園聚眾演講公開主張台獨的學生<text:span text:style-name="T3">,</text:span>事情發生後隔天<text:span text:style-name="T3">,</text:span>我租的地方被砸被搜<text:span text:style-name="T3">,</text:span>接著天天有特務在後面跟著<text:span text:style-name="T3">,</text:span>種種來自警方或情治單位對我及對我家人毫不遮掩的人身威脅<text:span text:style-name="T3">,</text:span>然後高醫校方便接著請人傳話來說我影響校譽情節重大應該被退學<text:span text:style-name="T3">. </text:span>對於記者關於此事的詢問<text:span text:style-name="T3">,</text:span>我只回了三個字<text:span text:style-name="T3">: "</text:span>硬碰硬<text:span text:style-name="T3">." </text:span>也許是校方知道我不是在開玩笑<text:span text:style-name="T3">,</text:span>於是不久之後<text:span text:style-name="T3">,</text:span>校方高層親自來請我吃飯<text:span text:style-name="T3">,</text:span>鞠躬哈腰歌功頌德<text:span text:style-name="T3">,</text:span>一直安撫<text:span text:style-name="T3">.<text:line-break/><text:line-break/></text:span>這故事告訴我們<text:span text:style-name="T3">,</text:span>法律是死的<text:span text:style-name="T3">,</text:span>人是活的<text:span text:style-name="T3">,</text:span>於是活著的一些混蛋經常就會想把法律當成一種可以<text:span text:style-name="T3"><text:s/>"</text:span>彈性應用<text:span text:style-name="T3">" </text:span>的工具<text:span text:style-name="T3">,</text:span>用來懲罰異己或傷害弱者藉以謀求私利的工具<text:span text:style-name="T3">. </text:span>許多時候<text:span text:style-name="T3">,</text:span>唯有當他認為硬著來對自己不利時<text:span text:style-name="T3">,</text:span>他才會停止以法律之名來為惡之心<text:span text:style-name="T3">.<text:line-break/><text:line-break/>"</text:span>罪<text:span text:style-name="T3">" </text:span>這東西畢竟不是長在樹上的果實<text:span text:style-name="T3">,</text:span>而是一種人為概念<text:span text:style-name="T3">. </text:span>當我們在舉或不舉之間居心不良時<text:span text:style-name="T3">,</text:span>實在不用發愁找不到罪名<text:span text:style-name="T3">,</text:span>更不用發愁找不到脫罪的理由<text:span text:style-name="T3">--</text:span>如果你權勢夠大的話<text:span text:style-name="T3">.</text:span></text:p>
      <text:p text:style-name="P4"/>
      <text:p text:style-name="P1"><text:span text:style-name="T1">陳真</text:span><text:s/>  |  2011.08.14 21:58   |   <text:a xlink:type="simple" xlink:href="http://palinfo.habago.org/Entry?Command=Information_PrintForum&amp;iPage=553#FORUM25895"><text:span text:style-name="T2">#</text:span></text:a></text:p>
      <text:p text:style-name="P3">我有乞丐天性<text:span text:style-name="T3">,</text:span>連一張用過的小紙條也不浪費<text:span text:style-name="T3">,</text:span>只要還有點空白處我就留下來當計算紙<text:span text:style-name="T3">,</text:span>所以我有滿屋子的計算紙<text:span text:style-name="T3">. </text:span>所謂開源節流<text:span text:style-name="T3">,</text:span>這應該算是一種節流吧<text:span text:style-name="T3">.<text:line-break/><text:line-break/></text:span>至於開源<text:span text:style-name="T3">,</text:span>除了基本幹活外<text:span text:style-name="T3">,</text:span>凡是地上有用之物我都很樂意為它折腰<text:span text:style-name="T3">,</text:span>把它撿起來<text:span text:style-name="T3">. </text:span>古人不為五斗米折腰<text:span text:style-name="T3">,</text:span>但我只要超過五分錢的東西我就會自動彎腰撿起<text:span text:style-name="T3">. </text:span>小時候大人只要看到我在撿東西就常罵我說<text:span text:style-name="T3">: "</text:span>你是撿破爛的嗎<text:span text:style-name="T3">?" </text:span>但罵歸罵<text:span text:style-name="T3">,</text:span>天性難改<text:span text:style-name="T3">,</text:span>我還是照撿不誤<text:span text:style-name="T3">,</text:span>有一回還撿到一張中獎一千元的發票<text:span text:style-name="T3">.<text:line-break/><text:line-break/></text:span>我最近就在郵局門口地上撿到一隻看起來還不錯的四色原子筆<text:span text:style-name="T3">,</text:span>應該是身旁一位小姐掉的<text:span text:style-name="T3">,</text:span>因為我有注意到她之前用這支筆<text:span text:style-name="T3">,</text:span>上面還貼了貼紙寫著一個女生的名字<text:span text:style-name="T3">. </text:span>這麼浪漫的事<text:span text:style-name="T3">,</text:span>媽的原來我已經觸犯屬於公訴罪的侵佔罪<text:span text:style-name="T3">! </text:span>看來我得期待這位小姐忘了這支原子筆<text:span text:style-name="T3">,</text:span>否則她哪天若調出郵局監視器<text:span text:style-name="T3">,</text:span>我就慘了<text:span text:style-name="T3">,</text:span>各位敬愛的向來一介不取的董事長就會被上銬移送警局偵辦<text:span text:style-name="T3">! </text:span>媽的我都不知道原來咱們的執法人員與司法人員如此盡忠職守唯法是問<text:span text:style-name="T3">,</text:span>真是天佑台灣<text:span text:style-name="T3">.<text:line-break/><text:line-break/></text:span>微罪舉不舉其實我無所謂<text:span text:style-name="T3">,</text:span>重點是要舉就大家一視同仁都要舉<text:span text:style-name="T3">,</text:span>而不是看到較有社會地位或有權有勢者就自動不舉<text:span text:style-name="T3">. </text:span>或許應該倒過來說<text:span text:style-name="T3">,</text:span>我倒寧可法律人只懂得法律<text:span text:style-name="T3">,</text:span>但事實上他們卻什麼都懂<text:span text:style-name="T3">,</text:span>特別是政治與權力<text:span text:style-name="T3">,</text:span>敏感度特別高<text:span text:style-name="T3">,</text:span>遇強則弱<text:span text:style-name="T3">,</text:span>遇弱則強<text:span text:style-name="T3">,</text:span>他們似乎永遠都知道該怎麼<text:span text:style-name="T3"><text:s/>"</text:span>應用<text:span text:style-name="T3">" </text:span>法律在不同的人身上<text:span text:style-name="T3">,</text:span>所謂法律之前人人不平等便是如此<text:span text:style-name="T3">.</text:span></text:p>
      <text:p text:style-name="P1"><text:span text:style-name="T1">怡靜</text:span><text:s/>  |  2011.08.13 16:22   |   <text:a xlink:type="simple" xlink:href="http://palinfo.habago.org/Entry?Command=Information_PrintForum&amp;iPage=553#FORUM25861"><text:span text:style-name="T2">#</text:span></text:a></text:p>
      <text:p text:style-name="P2">雖然唸過一點點法律相關課程，但畢竟不是法律人，不知道檢察官可以微罪不舉嗎？<text:span text:style-name="T3"><text:line-break/><text:line-break/></text:span>以前一位法學老師曾在課堂上講過一件事，他的檢察官朋友起訴了一個偷了一條七七乳加巧克力的人（印象中大概一條<text:span text:style-name="T3">12</text:span>元？），法學老師因此和這位朋友吵了一架，他認為可以斥責告誡即可（啊！不要問我這人是不是慣竊什麼的細節，我不知，那也不是重點），不需要起訴，當然老師也說了，他的檢察官朋友有權起訴這位小偷，但他覺得這樣做只是在浪費司法資源。<text:span text:style-name="T3"><text:line-break/><text:line-break/></text:span>這位老師是我的法學啟蒙者，也是我很敬佩的一個人，他曾在課堂上說過，他覺得法律人其實很無知，因為除了法律的專業領域外，其他什麼都不懂。</text:p>
      <text:p text:style-name="P1"><text:span text:style-name="T1">陳真</text:span><text:s/>  |  2011.08.13 01:48   |   <text:a xlink:type="simple" xlink:href="http://palinfo.habago.org/Entry?Command=Information_PrintForum&amp;iPage=553#FORUM25840"><text:span text:style-name="T2">#</text:span></text:a></text:p>
      <text:p text:style-name="P3">診所有個定期報到看診的女病人<text:span text:style-name="T3">,</text:span>五十多歲<text:span text:style-name="T3">,</text:span>家境清寒<text:span text:style-name="T3">,</text:span>因家暴而離婚<text:span text:style-name="T3">,</text:span>不但有精神病及先天弱智<text:span text:style-name="T3">,</text:span>而且有三高<text:span text:style-name="T3">,</text:span>糖尿病高血壓高血脂<text:span text:style-name="T3">,</text:span>在讓我治療之前<text:span text:style-name="T3">,</text:span>每項數值都非常高<text:span text:style-name="T3">,</text:span>無業<text:span text:style-name="T3">,</text:span>靠低收入戶及殘障手冊每月數千元過活<text:span text:style-name="T3">,</text:span>同時還必須照顧一個曾經中風而行動不便的八十歲老母親<text:span text:style-name="T3">.<text:line-break/><text:line-break/></text:span>原本就診規律<text:span text:style-name="T3">,</text:span>但後來卻有好長一段時間沒看到她再來就診<text:span text:style-name="T3">,</text:span>我原本擔心會不會出了什麼意外<text:span text:style-name="T3">,</text:span>但前些天她又出現在診所<text:span text:style-name="T3">. </text:span>我問她過去幾個月去哪了<text:span text:style-name="T3">? </text:span>她說她才剛出獄兩天<text:span text:style-name="T3">,</text:span>抱怨在獄中身心非常痛苦<text:span text:style-name="T3">,</text:span>飽受幻聽干擾<text:span text:style-name="T3">,</text:span>但獄方卻不准她吃藥也不讓她就醫<text:span text:style-name="T3">. </text:span>於是<text:span text:style-name="T3">,</text:span>原本控制良好的血脂血糖及高血壓現在又猛烈飆高到近乎危險層級隨時可能中風的地步<text:span text:style-name="T3">.<text:line-break/><text:line-break/></text:span>我看她連踩死一隻螞蟻的居心及能力也沒有<text:span text:style-name="T3">,</text:span>這樣一個百病纏身的老婦人能犯什麼罪<text:span text:style-name="T3">? </text:span>她說曾有人給她五百元<text:span text:style-name="T3">,</text:span>跟她借郵局帳簿不知道是借去要幹啥<text:span text:style-name="T3">. </text:span>幾個月後<text:span text:style-name="T3">,</text:span>警察就來她家把她抓走了<text:span text:style-name="T3">,</text:span>說她所出借之帳戶涉及詐騙<text:span text:style-name="T3">.<text:line-break/><text:line-break/></text:span>我不是說她<text:span text:style-name="T3"><text:s/>"</text:span>一定<text:span text:style-name="T3">" </text:span>不能坐牢<text:span text:style-name="T3">,</text:span>而是說這樣一個弱智精神病患<text:span text:style-name="T3">,</text:span>東西南北都搞不清<text:span text:style-name="T3">,</text:span>她能懂得什麼出借帳戶的法律問題<text:span text:style-name="T3">? </text:span>她能知道什麼是洗錢<text:span text:style-name="T3">? </text:span>其實要不是因為扁家及扁家公子公主之洗錢案<text:span text:style-name="T3">,</text:span>我之前也根本不知道什麼是洗錢<text:span text:style-name="T3">. </text:span>我只知道自己也常常洗錢<text:span text:style-name="T3">,</text:span>零錢放在口袋裏忘了全取出來就把褲子拿去洗<text:span text:style-name="T3">. <text:line-break/><text:line-break/></text:span>好吧<text:span text:style-name="T3">,</text:span>就算她完全知道自己在做什麼<text:span text:style-name="T3">,</text:span>可是<text:span text:style-name="T3">,</text:span>扁家陳致中及吳淑珍等人所從事的犯罪行為遠遠超過這位精神病患的犯行至少有一億倍的嚴重程度<text:span text:style-name="T3">. </text:span>但是<text:span text:style-name="T3">,</text:span>陳致中吳淑珍照樣吃香喝辣<text:span text:style-name="T3">,</text:span>照樣當議員<text:span text:style-name="T3">,</text:span>照樣愛台灣<text:span text:style-name="T3">,</text:span>照樣嫖妓<text:span text:style-name="T3">,</text:span>照樣接受綠營的歡呼愛戴說是政治迫害<text:span text:style-name="T3">,</text:span>但一個只拿了別人幾百元百病纏身的老婦人<text:span text:style-name="T3">,</text:span>卻馬上就打入黑牢<text:span text:style-name="T3">.<text:line-break/><text:line-break/></text:span>還記得當初台大是怎麼掩護吳淑珍的嗎<text:span text:style-name="T3">? </text:span>不但連續開給她十七張請假單<text:span text:style-name="T3">,</text:span>而且還煞有介事地說她會有生命危險因此不宜出庭<text:span text:style-name="T3">. </text:span>後來不得已出庭<text:span text:style-name="T3">,</text:span>每次都是超大陣仗<text:span text:style-name="T3">,</text:span>整個醫療團隊外加救護車跟進跟出<text:span text:style-name="T3">. <text:line-break/><text:line-break/></text:span>我不是說吳淑珍<text:span text:style-name="T3"><text:s/>"</text:span>一定<text:span text:style-name="T3">" </text:span>沒有生命危險<text:span text:style-name="T3">,</text:span>但若她這樣叫做有生命危險<text:span text:style-name="T3">,</text:span>那麼<text:span text:style-name="T3">,</text:span>所有比她嚴重一百倍的病人都不該出庭更不該坐牢才對<text:span text:style-name="T3">,</text:span>更不用說不該連基本的高血壓糖尿病及精神病治療用藥都拒絕讓病患在獄中繼續服用<text:span text:style-name="T3">.<text:line-break/><text:line-break/></text:span>同樣的事不勝枚舉<text:span text:style-name="T3">,</text:span>甚至還有病人都已經在急性病房住院了<text:span text:style-name="T3">,</text:span>警察卻照樣大隊人馬來病房逮人<text:span text:style-name="T3">,</text:span>這樣的事就發生在台大<text:span text:style-name="T3">. </text:span>究竟人家犯了什麼滔天大罪必須急於繩之以法<text:span text:style-name="T3">? </text:span>一查問竟然也是出借帳戶<text:span text:style-name="T3">,</text:span>而對方卻借來行使詐騙<text:span text:style-name="T3">.<text:line-break/><text:line-break/></text:span>像底下這位七十歲老婦人<text:span text:style-name="T3">,</text:span>如果今天她不是在街頭賣花的小市民<text:span text:style-name="T3">,</text:span>而是哪位有權有勢者的娘<text:span text:style-name="T3">,</text:span>妳想警察會如此<text:span text:style-name="T3"><text:s/>"</text:span>秉公處理<text:span text:style-name="T3">" </text:span>嗎<text:span text:style-name="T3">? </text:span>若有警察膽敢如此<text:span text:style-name="T3"><text:s/>"</text:span>依法辦理<text:span text:style-name="T3">",</text:span>我敢保證不但這警察會倒楣<text:span text:style-name="T3">,</text:span>連他的長官也得一併受到種種來自檯面下的處罰<text:span text:style-name="T3">.<text:line-break/><text:line-break/></text:span>不敢說什麼血性啦<text:span text:style-name="T3">,</text:span>但如果各位還有點人性<text:span text:style-name="T3">,</text:span>面對這麼多的一些不公平<text:span text:style-name="T3">,</text:span>不知你心裏做何感想<text:span text:style-name="T3">? </text:span>你會站在哪一邊<text:span text:style-name="T3">? </text:span>你真的會樂意你所居住的是這樣一個醜陋社會嗎<text:span text:style-name="T3">?<text:line-break/><text:line-break/></text:span>陳真<text:span text:style-name="T3"><text:line-break/>==============<text:line-break/></text:span>以為沒人的！　七旬嫗撿<text:span text:style-name="T3">1</text:span>把傘遭法辦<text:span text:style-name="T3"><text:line-break/><text:line-break/>TVBS<text:line-break/>2011/08/12<text:line-break/><text:line-break/></text:span>台北市一名<text:span text:style-name="T3">70</text:span>多歲的吳姓老婦人順手撿走掛在提款機上的雨傘，她被抓進警局，一直嘆氣，並且向警方供稱，她一生清白，這是第一次進警局，其實，雨傘的失主也覺得將老婦人移送很不忍心，但侵占遺失物屬於公訴罪，警方仍然把吳姓老婦人移送台北地檢署偵辦。<text:span text:style-name="T3"><text:line-break/><text:line-break/></text:span>撿走雨傘被移送法辦的吳姓婦人，坐在柱子底下看佛經，他平常在這裡擺攤賣花，當天就是經過提款機，監視器錄下，滿頭白髮的吳姓婦人拿走掛在上頭的傘，就是這個舉動，讓<text:span text:style-name="T3">70</text:span>多歲的吳姓婦人被警察抓，還被送到地檢署法辦。</text:p>
      <text:p text:style-name="P1"><text:span text:style-name="T1">陳真</text:span><text:s/>  |  2011.08.11 15:17   |   <text:a xlink:type="simple" xlink:href="http://palinfo.habago.org/Entry?Command=Information_PrintForum&amp;iPage=553#FORUM25795"><text:span text:style-name="T2">#</text:span></text:a></text:p>
      <text:p text:style-name="P2">對<text:span text:style-name="T3">,</text:span>那個是給香港同胞捐的<text:span text:style-name="T3">,</text:span>至於內地我就不知道要捐給哪個機構了<text:span text:style-name="T3">,</text:span>最好是不要捐給任何有官方色彩或官方屬性的所謂慈善機構<text:span text:style-name="T3">,</text:span>因為很黑<text:span text:style-name="T3">,</text:span>黑到不行<text:span text:style-name="T3">.<text:line-break/><text:line-break/></text:span>至於台灣的紅十字會前一陣子因為日本地震與海嘯賑災一事<text:span text:style-name="T3">,</text:span>被質疑給付款項延誤<text:span text:style-name="T3">,</text:span>那純粹是外行話<text:span text:style-name="T3">. </text:span>捐款就跟捐血一樣<text:span text:style-name="T3">,</text:span>並不是<text:span text:style-name="T3"><text:s/>"</text:span>馬上<text:span text:style-name="T3">" </text:span>把你的血<text:span text:style-name="T3"><text:s/>"</text:span>統統<text:span text:style-name="T3">" </text:span>或<text:span text:style-name="T3"><text:s/>"</text:span>全部<text:span text:style-name="T3">" </text:span>輸給每個人<text:span text:style-name="T3">,</text:span>一袋血抽到之後得做各種化驗與分析解離等等<text:span text:style-name="T3">,</text:span>然後再按各種複雜程序輸給需要某種血型或某種血液或血漿成份的人<text:span text:style-name="T3">. <text:line-break/><text:line-break/></text:span>捐助一種災難也一樣<text:span text:style-name="T3">,</text:span>而且恐怕更為複雜<text:span text:style-name="T3">,</text:span>因為涉及日後長期的重建與教育等等<text:span text:style-name="T3">,</text:span>而不是<text:span text:style-name="T3"><text:s/>"</text:span>馬上<text:span text:style-name="T3">" </text:span>把錢<text:span text:style-name="T3"><text:s/>"</text:span>統統<text:span text:style-name="T3">" </text:span>或<text:span text:style-name="T3"><text:s/>"</text:span>全部<text:span text:style-name="T3">" "</text:span>拿給<text:span text:style-name="T3">" </text:span>難民<text:span text:style-name="T3">,</text:span>只有北七才會自以為抓到別人的什麼弊案或延誤<text:span text:style-name="T3">,</text:span>若非北七<text:span text:style-name="T3">,</text:span>要不然就又是愛台灣者對誰不滿而藉題發揮胡亂造謠<text:span text:style-name="T3">. <text:line-break/><text:line-break/></text:span>各位不信請看蘋果日報陳長文該文章底下的那些所謂讀者回應<text:span text:style-name="T3">,</text:span>就能明白台灣這類北七及綠衛兵有多麼荒唐<text:span text:style-name="T3">. </text:span>甚至還有人罵捐款者是<text:span text:style-name="T3"><text:s/>"</text:span>捐給非洲人讓他們生一堆小孩<text:span text:style-name="T3">,</text:span>將來人太多就會換成是我們饑餓沒飯吃<text:span text:style-name="T3">".<text:line-break/><text:line-break/></text:span>這島真可悲<text:span text:style-name="T3">,</text:span>不知道究竟是受了什麼詛咒<text:span text:style-name="T3">,</text:span>彷彿基因似的<text:span text:style-name="T3">,</text:span>一代傳一代<text:span text:style-name="T3">.<text:line-break/><text:line-break/></text:span>陳真</text:p>
      <text:p text:style-name="P1"><text:span text:style-name="T1">鄭啟承</text:span><text:s/>  |  2011.08.10 21:07   |   <text:a xlink:type="simple" xlink:href="http://palinfo.habago.org/Entry?Command=Information_PrintForum&amp;iPage=553#FORUM25775"><text:span text:style-name="T2">#</text:span></text:a></text:p>
      <text:p text:style-name="P5"><text:span text:style-name="T1">補充一下，</text:span>http://www.savethechildren.hk/cht/channel.php?action_type=detail&amp;channel_id=177&amp;content_id=299 (<text:span text:style-name="T1">國際救助兒童會香港分會</text:span>) <text:span text:style-name="T1">這個捐款的頁面似乎要填香港身份證才能捐，所以台灣人要捐的還是透由世界展望會或是紅十字會比較好。</text:span></text:p>
      <text:p text:style-name="P1"><text:span text:style-name="T1">陳真</text:span><text:s/>  |  2011.08.10 20:34   |   <text:a xlink:type="simple" xlink:href="http://palinfo.habago.org/Entry?Command=Information_PrintForum&amp;iPage=553#FORUM25774"><text:span text:style-name="T2">#</text:span></text:a></text:p>
      <text:p text:style-name="P2">紅十字會也是一個可以信任的機構<text:span text:style-name="T3">,</text:span>還沒捐款的還不趕快去捐<text:span text:style-name="T3">. </text:span>除文末的郵局帳號<text:span text:style-name="T3">,</text:span>也可線上捐款<text:span text:style-name="T3">,</text:span>網址如下<text:span text:style-name="T3">:<text:line-break/><text:line-break/>https://web.redcross.org.tw/donatenow.aspx?type=n<text:line-break/><text:line-break/></text:span>陳真<text:span text:style-name="T3"><text:line-break/><text:line-break/>==============<text:line-break/></text:span>東非饑荒<text:span text:style-name="T3"><text:s/></text:span>需要我們的愛心（陳長文）<text:span text:style-name="T3"><text:line-break/><text:line-break/>2011</text:span>年<text:span text:style-name="T3"><text:s/>08</text:span>月<text:span text:style-name="T3">10</text:span>日<text:span text:style-name="T3"> <text:line-break/><text:line-break/></text:span>蘋果論壇<text:span text:style-name="T3"><text:line-break/><text:line-break/></text:span>到氣候變異的影響，非洲東部地區面臨<text:span text:style-name="T3">60</text:span>年來最嚴重的乾旱，聯合國在<text:span text:style-name="T3">7</text:span>月<text:span text:style-name="T3">20</text:span>日宣布，索馬利亞南部正式進入饑荒狀態，根據紅十字會國際聯合會預估，整個「非洲之角」將會有超過<text:span text:style-name="T3">1200</text:span>餘萬村民受災，且影響範圍仍在持續擴大中。<text:span text:style-name="T3"><text:line-break/><text:line-break/></text:span>饑荒的場景，我們台灣人可能已經很難想像。媒體輿論版面雖然經常出現景氣低迷、薪資停滯不振、房價高漲等等，讓我們有一種感覺，好像台灣還不夠好；但是會因為沒有食物而影響到生存的台灣人，應該是少數中的少數。<text:span text:style-name="T3"> <text:line-break/><text:line-break/></text:span>而在俗稱「非洲之角」的肯亞、衣索比亞、索馬利亞及吉布提等四國，這卻已經是他們生活經驗的一部分。紅十字會的工作夥伴在當地看到令人不忍卒睹的景象是：婦人手上懷抱的兒童，除了頭部看來略微正常外，四肢纖瘦的不成比例，明顯突出的肋骨以及乾癟萎縮的腹部，暗示了孩子幼嫩寶貴的生命，不知還有多少個明天？<text:span text:style-name="T3"> <text:line-break/><text:line-break/></text:span>筆者於紅十字會服務已<text:span text:style-name="T3">20</text:span>餘年，儘管這期間目睹了許多國內外重大災難及投入重建工作，然而，像東非這樣的場景仍然給予筆者極大的震撼與衝擊。在國內，由於我們總希望政府「好還要更好」，常以一百分的標準來敦促執政者，針對施政未臻完美之處猛力抨擊，能夠登上各大媒體版面的，往往是這樣「恨鐵不成鋼」的新聞。<text:span text:style-name="T3"> <text:line-break/><text:line-break/></text:span>賑災募款即起開始<text:span text:style-name="T3"><text:line-break/></text:span>但是，每當世界上的某一處角落發生災情，紅十字會的同仁會在第一時間了解及研擬因應措施，此時筆者除了為災民感傷之外，往往會油然而生一種情緒：在氣候逐漸異常的地球上，海嘯、地震、乾旱接踵而來，身在台灣的我們還有能力付出，真的是非常幸運。<text:span text:style-name="T3"><text:line-break/><text:line-break/></text:span>「先進國家酒肉臭，非洲路有餓死骨」已是現今地球寫照。台灣雖尚未能自許為先進國家，但既然大部分台灣人民收入所得已經超過基本生存需要，其實我們每天都面臨一個艱難的決定。<text:span text:style-name="T3"><text:line-break/><text:line-break/></text:span>當我已經溫飽無虞之後，剩餘的所得，是要拿來填滿自己其他的欲望，還是拿去援助數千公里之外，一個我根本不認識，也不會因此而感謝我的母親和她的孩子？或許我們不見得意識得到，但實際上的確是每天在做這樣的決定。<text:span text:style-name="T3"><text:line-break/><text:line-break/></text:span>中華民國紅十字會總會於<text:span text:style-name="T3">8</text:span>月<text:span text:style-name="T3">4</text:span>日決定率先捐款美金<text:span text:style-name="T3">20</text:span>萬元協助國際紅十字聯合會（<text:span text:style-name="T3">IFRC</text:span>）與國際紅十字委員會（<text:span text:style-name="T3">ICRC</text:span>）在非洲之角四國的人道援助行動。這<text:span text:style-name="T3">20</text:span>萬美元雖然是杯水車薪，卻是許多紅十字會善心捐款人平日累積的善心所匯集的準備金。<text:span text:style-name="T3"><text:line-break/><text:line-break/></text:span>這<text:span text:style-name="T3">20</text:span>萬美元，紅十字會將用來購買穀類主食（如玉米粉等），提供肯亞地區的孩童們營養午餐以及投入國際紅十字委員會在索馬利亞等地的人道救援行動。<text:span text:style-name="T3"><text:line-break/><text:line-break/></text:span>接下來，我們需要大家的愛心。中華民國紅十字會總會東非賑災募款活動自<text:span text:style-name="T3">8</text:span>月<text:span text:style-name="T3">4</text:span>日至<text:span text:style-name="T3">11</text:span>月<text:span text:style-name="T3">3</text:span>日，所有募得款項將優先用於東非地區提供安全糧食、供水衛生、醫療照護及緊急救援所需經費，其次將盡可能協助東非各國在這次災害中衍生的人道需求。<text:span text:style-name="T3"><text:line-break/><text:line-break/></text:span>過去台灣的愛心，透過紅十字會流入了俄羅斯，烏克蘭，馬其頓，南亞，中東，中國大陸，中南美洲以及最近的日本，現今非洲也需要我們的愛。<text:span text:style-name="T3"><text:line-break/><text:line-break/></text:span>幸運的是，台灣人民的愛，從來不虞匱乏。<text:span text:style-name="T3"><text:line-break/><text:line-break/></text:span>除此之外，紅十字會也呼籲政府能夠將儲備的米糧食透過紅十字會捐贈到受災地區，雖然非洲地區跟台灣並無外交往來，但既是人道的行為，就讓我們只考慮人道吧！（捐款請註明「東非賑災」<text:span text:style-name="T3"><text:s/></text:span>郵局劃撥帳號：<text:span text:style-name="T3">1597-8888 </text:span>戶名：中華民國紅十字會總會）<text:span text:style-name="T3"> <text:line-break/><text:line-break/></text:span>作者為中華民國紅十字會總會會長<text:span text:style-name="T3"> </text:span></text:p>
      <text:p text:style-name="P1"><text:span text:style-name="T1">陳真</text:span><text:s/>  |  2011.08.09 18:15   |   <text:a xlink:type="simple" xlink:href="http://palinfo.habago.org/Entry?Command=Information_PrintForum&amp;iPage=553#FORUM25743"><text:span text:style-name="T2">#</text:span></text:a></text:p>
      <text:p text:style-name="P3">以前住斗六<text:span text:style-name="T3">,</text:span>在家門口散步遇蛇的次數不下<text:span text:style-name="T3">20</text:span>次<text:span text:style-name="T3">,</text:span>林間小路上常有被壓死的小蛇乾<text:span text:style-name="T3">. <text:line-break/><text:line-break/></text:span>蛇雖可怕<text:span text:style-name="T3">,</text:span>但不至於比人渣可怕<text:span text:style-name="T3">. </text:span>來到台南大城市<text:span text:style-name="T3">,</text:span>人渣當道<text:span text:style-name="T3">,</text:span>滿街橫行<text:span text:style-name="T3">,</text:span>痛苦不堪<text:span text:style-name="T3">. </text:span>除了台北之外<text:span text:style-name="T3">,</text:span>這一生沒住過如此讓人感到痛苦的地方<text:span text:style-name="T3">,</text:span>一出門便走投無路<text:span text:style-name="T3">,</text:span>毫無章法<text:span text:style-name="T3">,</text:span>凡事似乎都不是講道理<text:span text:style-name="T3">,</text:span>而是講勢力講關係比拳頭比衝比狠比無恥比下流比愛拼才會贏ㄟ勇敢ㄟ台灣郎<text:span text:style-name="T3">. <text:line-break/><text:line-break/></text:span>在台南<text:span text:style-name="T3">,</text:span>可說是自由無限<text:span text:style-name="T3">,</text:span>只要你敢<text:span text:style-name="T3">,</text:span>只要你夠人渣<text:span text:style-name="T3">,</text:span>只要你有權力有人脈有金脈或有拳頭<text:span text:style-name="T3">,</text:span>敢耍賴敢硬ㄠ敢嗆聲<text:span text:style-name="T3">,</text:span>幾乎不管你想要做什麼都可以<text:span text:style-name="T3">. </text:span>紅綠燈純粹是參考用<text:span text:style-name="T3">,</text:span>斑馬線不過是裝飾品<text:span text:style-name="T3">,</text:span>安全帽不扣帶子只戴一半像個北七一樣但卻顧盼自雄大概自以為是強尼戴普<text:span text:style-name="T3">,</text:span>即便街上沒什麼人跟他搶路也一樣衝衝衝搶搶搶<text:span text:style-name="T3">.<text:line-break/><text:line-break/></text:span>有個德國朋友來台灣之前<text:span text:style-name="T3">,</text:span>自信開車二十年技術一流<text:span text:style-name="T3">,</text:span>不相信台灣無法開車<text:span text:style-name="T3">,</text:span>結果一踏上自由寶島<text:span text:style-name="T3">,</text:span>她就知道天外有天一山還有一山高了<text:span text:style-name="T3">,</text:span>真是台灣之光<text:span text:style-name="T3">! <text:line-break/><text:line-break/></text:span>若照這位德國朋友在國外開車或走路的習性<text:span text:style-name="T3">,</text:span>她恐怕從早上等到天黑都出不了巷道過不了馬路<text:span text:style-name="T3">. </text:span>結果<text:span text:style-name="T3">,</text:span>她先生說<text:span text:style-name="T3">,</text:span>當她面對從遠方飛奔橫切而來的機車群時<text:span text:style-name="T3">,</text:span>真的就在斑馬線上<text:span text:style-name="T3"><text:s/>"</text:span>僵住<text:span text:style-name="T3">" (frozen),</text:span>一動也不敢動<text:span text:style-name="T3">,</text:span>差點沒報警出動直昇機來救人<text:span text:style-name="T3">.<text:line-break/><text:line-break/></text:span>台南靠海<text:span text:style-name="T3">,</text:span>我小時候天天一下課就往海邊跑<text:span text:style-name="T3">,</text:span>直到夕陽西下<text:span text:style-name="T3">,</text:span>國中時更是幾乎天天如此<text:span text:style-name="T3">. </text:span>但可別以為現在的海邊仍如往昔<text:span text:style-name="T3">,</text:span>此時的海邊就跟鬧區一樣<text:span text:style-name="T3">,</text:span>四處充滿劇烈超巨量的卡拉<text:span text:style-name="T3">OK</text:span>或各種商家藉以招徠客人的<text:span text:style-name="T3"><text:s/>"</text:span>音樂<text:span text:style-name="T3">"</text:span>或什麼碗糕文化表演<text:span text:style-name="T3">,</text:span>極度的噪音<text:span text:style-name="T3">,</text:span>吵鬧不休<text:span text:style-name="T3">,</text:span>真是非常痛苦<text:span text:style-name="T3">.<text:line-break/><text:line-break/></text:span>我並不想崇洋<text:span text:style-name="T3">,</text:span>地中海跟我小時候的成長沒有任何實際連結<text:span text:style-name="T3">,</text:span>我並不是故意要喜歡這片海<text:span text:style-name="T3">,</text:span>並不是故意要長敵人威風<text:span text:style-name="T3">,</text:span>但我沒辦法不把海當成海來看<text:span text:style-name="T3">. </text:span>海就是海<text:span text:style-name="T3">,</text:span>就好像花就是花<text:span text:style-name="T3">,</text:span>我們只會愛那乾淨安靜的海<text:span text:style-name="T3">,</text:span>而不會愛髒得跟垃圾場一樣吵鬧如舞廳的<text:span text:style-name="T3"><text:s/>"</text:span>海<text:span text:style-name="T3">",</text:span>即便搬出多少愛國的大帽子也不會增加我對它的一分愛<text:span text:style-name="T3">.<text:line-break/><text:line-break/></text:span>吃飯也是<text:span text:style-name="T3">,</text:span>我真的不知道在台南究竟是要去哪裡才能安安靜靜乾乾淨淨吃一頓飯<text:span text:style-name="T3">. </text:span>究竟哪裡才有安全衛生不賣黑心食品而且沒有<text:span text:style-name="T3"><text:s/>"</text:span>音樂<text:span text:style-name="T3">" </text:span>虐待沒有巨量音量高談闊論嘻戲吵鬧的用餐地方<text:span text:style-name="T3">? </text:span>許多時候我就在街上近乎絕望地四處走<text:span text:style-name="T3">,</text:span>有時一走就是一兩小時<text:span text:style-name="T3">,</text:span>真想問蒼天<text:span text:style-name="T3">,</text:span>到底要去哪裡才能安安靜靜地吃一頓飯<text:span text:style-name="T3">?<text:line-break/><text:line-break/></text:span>一群人<text:span text:style-name="T3">,</text:span>面對生活<text:span text:style-name="T3">,</text:span>不但不在乎髒亂不在乎吵鬧不在乎處處講關係走後門<text:span text:style-name="T3">,</text:span>反而似乎以此為榮<text:span text:style-name="T3">,</text:span>反倒很在乎你有沒有罵中國反中國人<text:span text:style-name="T3">,</text:span>有沒有說我們是勇敢ㄟ台灣郎全世界都在看是世界之光什麼的<text:span text:style-name="T3">.<text:line-break/><text:line-break/></text:span>真是很痛苦很荒謬<text:span text:style-name="T3">,</text:span>但我並不覺得這需要去做什麼改革<text:span text:style-name="T3">,</text:span>只能說如果大家真的覺得這樣很棒<text:span text:style-name="T3">,</text:span>那我也沒什麼意見了<text:span text:style-name="T3">,</text:span>只能說不想這樣過日子的人得自求多福<text:span text:style-name="T3">,</text:span>想辦法逃離這個島或在島嶼邊緣看能不能找到一片淨土<text:span text:style-name="T3">.<text:line-break/><text:line-break/></text:span>牢騷幾句<text:span text:style-name="T3">,</text:span>愛台灣者勿怒<text:span text:style-name="T3">.<text:line-break/><text:line-break/></text:span>陳真</text:p>
      <text:p text:style-name="P1"><text:span text:style-name="T1">陳真</text:span><text:s/>  |  2011.08.09 16:57   |   <text:a xlink:type="simple" xlink:href="http://palinfo.habago.org/Entry?Command=Information_PrintForum&amp;iPage=553#FORUM25742"><text:span text:style-name="T2">#</text:span></text:a></text:p>
      <text:p text:style-name="P2">古坑之光<text:span text:style-name="T3">!!</text:span>與有榮焉<text:span text:style-name="T3">,</text:span>照片請見<text:span text:style-name="T3">.<text:line-break/><text:line-break/></text:span>自行潛入山中找解藥<text:span text:style-name="T3">...<text:line-break/><text:line-break/>http://tw.news.yahoo.com/article/url/d/a/110808/4/2wh4i.html<text:line-break/><text:line-break/><text:line-break/></text:span>陳真<text:span text:style-name="T3"><text:line-break/>===========<text:line-break/></text:span>年捕<text:span text:style-name="T3">30</text:span>蛇<text:span text:style-name="T3"><text:s/></text:span>黃狗稱霸古坑派出所<text:span text:style-name="T3"><text:line-break/><text:line-break/></text:span>更新日期<text:span text:style-name="T3">:2011/08/08 05:30 </text:span>許素惠／雲林報導<text:span text:style-name="T3"> <text:line-break/><text:line-break/></text:span>中國時報【許素惠／雲林報導】<text:span text:style-name="T3"><text:line-break/><text:line-break/></text:span>現今各種達人當道，古坑樟湖派出所的「小黃」是條捕蛇達「狗」，一年平均咬捕卅條蛇，守護員警安全；更特別的是，小黃鏖戰雨傘節、龜殼花等毒蛇時，也會失手被咬傷，牠總是自行潛入山中找解藥，兩、三天後又是一尾活龍，五年來迄今安然無恙。<text:span text:style-name="T3"><text:line-break/><text:line-break/></text:span>古坑樟湖派出所位處偏僻山區，獨門獨戶沒有左鄰右舍，雖不致人煙罕至，但由於散居，除非真有事，村民不會像平地民眾三不五時就到派出所聊天，周遭爬蟲類等自然生態相對豐富。<text:span text:style-name="T3"><text:line-break/><text:line-break/></text:span>夏季蛇類活躍，員警幾乎天天與蛇共舞，所長黃俊發指出，一天發現兩、三條是稀鬆平常的事，下過雨後的黃昏及夜晚，蛇跡更為頻繁，最高紀錄曾經一天捕捉過十多條，泰半是雨傘節、龜殼花與青竹絲等保育類毒蛇。<text:span text:style-name="T3"><text:line-break/><text:line-break/></text:span>小黃五年前來到樟湖，除了看家外，還因勢練就了一身捕蛇的好功夫。員警邱明誌說，小黃像道防火牆，把所有危險全擋在戶外，任何風吹草動都躲不過牠的耳、鼻，即使屋後有蛇爬過，在前門的牠都能察覺，靈敏更甚於一般狗兒。<text:span text:style-name="T3"><text:line-break/><text:line-break/></text:span>調任該派出所逾一周的員警，都能聽得出小黃遇人登門與發現蛇蹤的叫聲不同，有人來訪時，牠只是意思意思低調平和地叫兩聲，如果是蛇，小黃便激烈、急促狂吠，除了提醒警員提高警覺外，也試圖嚇跑長蟲。<text:span text:style-name="T3"><text:line-break/><text:line-break/></text:span>然而，狂叫虛張聲勢可不一定每次奏效，邱明誌三番兩次目睹小黃和毒蛇正面交鋒，小黃總是出奇不意地矯捷咬住蛇的頸部，然後猛力不停地甩，直到對方精疲力盡。<text:span text:style-name="T3"><text:line-break/><text:line-break/></text:span>蛇狗大戰的過程中，小黃也有馬失前蹄的時候，其中眼鏡蛇最難纏，小黃多次被咬傷，夾尾逃生，獨自到山裡找草藥解毒。邱明誌說，山區連衛生所醫務室都沒有，就醫很不方便，小黃受傷，同事從未特別給予治療，幾天後又活龍一條。</text:p>
      <text:p text:style-name="P1"><text:span text:style-name="T1">陳真</text:span><text:s/>  |  2011.08.07 23:16   |   <text:a xlink:type="simple" xlink:href="http://palinfo.habago.org/Entry?Command=Information_PrintForum&amp;iPage=553#FORUM25698"><text:span text:style-name="T2">#</text:span></text:a></text:p>
      <text:p text:style-name="P3"><text:span text:style-name="T3">2003</text:span>年<text:span text:style-name="T3">,</text:span>當美國要發動侵伊戰爭<text:span text:style-name="T3">,</text:span>扁政府馬上捐了七十幾億<text:span text:style-name="T3">,</text:span>而且還洋洋得意台灣是捐款榜首<text:span text:style-name="T3">. </text:span>主人都還沒開口要錢<text:span text:style-name="T3">,</text:span>自己就馬上自動掏腰包了<text:span text:style-name="T3">.<text:line-break/><text:line-break/></text:span>長久以來<text:span text:style-name="T3">,</text:span>台灣就像美國的提款機兼打手<text:span text:style-name="T3">. </text:span>當美國缺錢<text:span text:style-name="T3">,</text:span>就來提款機提領<text:span text:style-name="T3">,</text:span>當他不方便出面幫忙獨裁者鎮壓異己<text:span text:style-name="T3">,</text:span>就派台灣代為輸送武器及訓練軍隊或武裝人員<text:span text:style-name="T3">.</text:span>長久以來<text:span text:style-name="T3">,</text:span>一直都是這樣<text:span text:style-name="T3">. <text:line-break/><text:line-break/>Chomsky</text:span>在許多年前就多次公開演講提到台灣<text:span text:style-name="T3">,</text:span>說台灣是以美國為首的國家恐怖主義俱樂部成員<text:span text:style-name="T3">. </text:span>去年八月來台灣演講<text:span text:style-name="T3">,Chomsky</text:span>仍然還是這樣講<text:span text:style-name="T3">,</text:span>因為台灣身為美國走狗的事實長久以來一直都沒有太大的改變<text:span text:style-name="T3">. <text:line-break/><text:line-break/></text:span>李敖說得很對<text:span text:style-name="T3">,</text:span>台灣不但給美國當狗<text:span text:style-name="T3">,</text:span>四處咬人<text:span text:style-name="T3">,</text:span>主要是咬自己的對岸同胞<text:span text:style-name="T3">,</text:span>更可恥的是連狗給吃的骨頭都要自己花錢買<text:span text:style-name="T3">. </text:span>這些錢可不是小錢<text:span text:style-name="T3">,</text:span>而是動輒數千億<text:span text:style-name="T3">.<text:line-break/><text:line-break/></text:span>美國在世界各地殺害了千萬人<text:span text:style-name="T3">,</text:span>這一切血腥<text:span text:style-name="T3">,</text:span>都有著你我納稅人的罪孽在裏頭<text:span text:style-name="T3">. </text:span>我們每年所繳的稅<text:span text:style-name="T3">,</text:span>很大一部份就是拿去買那些根本用不著或是就算用著了其實也無關大局的武器<text:span text:style-name="T3">,</text:span>藉以幫忙美國拼經濟顧失業<text:span text:style-name="T3">.</text:span>這只是<text:span text:style-name="T3"><text:s/>common sense, </text:span>但卻很少人像這位州長這樣講得這麼坦白<text:span text:style-name="T3">.<text:line-break/><text:line-break/></text:span>陳真<text:span text:style-name="T3"><text:line-break/>==============<text:line-break/></text:span>美佛州長致函歐巴馬<text:span text:style-name="T3"><text:s/></text:span>促售台<text:span text:style-name="T3">F-16</text:span>戰機救失業<text:span text:style-name="T3"><text:line-break/><text:line-break/></text:span>更新日期<text:span text:style-name="T3">:2011/08/06 13:26 </text:span>美國佛羅里達州州長史考特致函美國總統歐巴馬，敦促歐巴馬盡早出售<text:span text:style-name="T3">F-16C/D</text:span>戰機給台灣，以紓緩佛羅里達州的失業率。<text:span text:style-name="T3"><text:line-break/><text:line-break/></text:span>美台商業協會今天發布新聞說，佛羅里達州州長史考特在這個星期二致函美國總統歐巴馬。信上說，美國如果按照台灣要求出售<text:span text:style-name="T3">66</text:span>架<text:span text:style-name="T3">F-16C/D</text:span>戰機，將為佛羅里達州保住<text:span text:style-name="T3">477</text:span>個直接的工作機會與<text:span text:style-name="T3">1,446 </text:span>個間接的就業機會。<text:span text:style-name="T3"><text:line-break/><text:line-break/></text:span>史考特州長告訴歐巴馬，美國的太空梭計畫已經停止，造成佛羅里達州的高技術工人大量失業，如果美國出售<text:span text:style-name="T3">F-16C/D</text:span>戰機給台灣，不但可以適時填補空缺，而且使高技術工人有更多的就業機會。<text:span text:style-name="T3">?<text:line-break/><text:line-break/></text:span>史考特表示，美國國防部的評估報告很清楚的指出，台灣必須強化空防戰力，而佛羅里達州的失業率超過<text:span text:style-name="T3">10%</text:span>，因此如果白宮同意出售<text:span text:style-name="T3">F-16C/D</text:span>給台灣，對台灣、對美國，都有好處。（責任編輯：李竺禪）</text:p>
      <text:p text:style-name="P1"><text:span text:style-name="T1">陳真</text:span><text:s/>  |  2011.08.07 00:32   |   <text:a xlink:type="simple" xlink:href="http://palinfo.habago.org/Entry?Command=Information_PrintForum&amp;iPage=553#FORUM25683"><text:span text:style-name="T2">#</text:span></text:a></text:p>
      <text:p text:style-name="P2">做為一個經濟外行人<text:span text:style-name="T3">,</text:span>就我的理解<text:span text:style-name="T3">,</text:span>美國大量舉債<text:span text:style-name="T3">(</text:span>高達十四兆美元<text:span text:style-name="T3">)</text:span>的作法<text:span text:style-name="T3">,</text:span>是不是等於就是在寅吃卯糧<text:span text:style-name="T3">? </text:span>或是能不能講得更難聽<text:span text:style-name="T3">,</text:span>簡直就是在借大錢當大爺並且開空頭支票支付那很可能根本還不起的鉅額債務<text:span text:style-name="T3">, </text:span>直到有一天崩盤<text:span text:style-name="T3">?<text:line-break/><text:line-break/></text:span>我的理解很離譜嗎<text:span text:style-name="T3">? </text:span>若有懂經濟的還請賜教<text:span text:style-name="T3">.<text:line-break/><text:line-break/></text:span>陳真<text:span text:style-name="T3"><text:line-break/>============= <text:line-break/></text:span>陸開砲：全球儲備貨幣該換了<text:span text:style-name="T3"><text:line-break/></text:span>更新日期<text:span text:style-name="T3">:2011/08/06 16:01 </text:span>（中央社北京<text:span text:style-name="T3">6</text:span>日綜合外電報導）<text:span text:style-name="T3"><text:line-break/><text:line-break/></text:span>在標準普爾調降美國信評後，新華社今天指出，中國「完全有權利」要求美國正視債務問題，並譴責美在債限上「目光短淺」的政治角力，表示世界需要新的、穩定的全球儲備貨幣。<text:span text:style-name="T3"><text:line-break/><text:line-break/></text:span>新華社在英文評論中辛辣批評說，華盛頓當局「必須面對痛苦事實，他們可以輕鬆借錢了事、解決自己造的孽，這種好日子終於一去不復返」。<text:span text:style-name="T3"><text:line-break/><text:line-break/></text:span>新華社指出，除非華盛頓當局大砍「龐大的軍事開銷和社會福利支出」，否則這次調降僅是「更加慘烈債信降等的序曲」而已。<text:span text:style-name="T3"><text:line-break/><text:line-break/></text:span>「中國身為全球唯一強權的最大債主，完全有權利要求美國正視自身的結構性債務問題，並保障中國持有的美元資產。」<text:span text:style-name="T3"><text:line-break/><text:line-break/></text:span>「為勒戒舉債成癮，美國必須恢復常識，也就是必須量入為出。」<text:span text:style-name="T3"><text:line-break/><text:line-break/></text:span>「美元問題應該由國際監督，而新的、穩定且安全的全球儲備貨幣，或許也可用來避免任何單一國家帶來的災難。」（譯者：中央社楊盈）<text:span text:style-name="T3">1000806<text:line-break/></text:span></text:p>
      <text:p text:style-name="P1"><text:span text:style-name="T1">陳真</text:span><text:s/>  |  2011.08.05 03:15   |   <text:a xlink:type="simple" xlink:href="http://palinfo.habago.org/Entry?Command=Information_PrintForum&amp;iPage=553#FORUM25675"><text:span text:style-name="T2">#</text:span></text:a></text:p>
      <text:p text:style-name="P3">這事緊急<text:span text:style-name="T3">,</text:span>若你想捐款<text:span text:style-name="T3">,</text:span>華人地區<text:span text:style-name="T3">,</text:span>我建議底下這兩個機構較為可信<text:span text:style-name="T3">,</text:span>可線上捐款<text:span text:style-name="T3">. </text:span>當然還有其它捐款管道<text:span text:style-name="T3">,</text:span>但這兩個是我比較熟悉且長期專注在兒童救援方面<text:span text:style-name="T3">.<text:line-break/><text:line-break/>http://www.worldvision.org.tw/02_news/news_inner.php?id=92<text:line-break/><text:line-break/>http://www.savethechildren.hk/cht/channel.php?action_type=detail&amp;channel_id=177&amp;content_id=299<text:line-break/><text:line-break/></text:span>陳真<text:span text:style-name="T3"><text:line-break/>================<text:line-break/><text:line-break/></text:span>東北非饑荒<text:span text:style-name="T3"><text:s/>1200</text:span>萬人與死神拔河<text:span text:style-name="T3"><text:line-break/><text:line-break/>2011-07-29 </text:span>中國時報<text:span text:style-name="T3"><text:s/></text:span>【張嘉浩／綜合報導】<text:span text:style-name="T3"> <text:line-break/><text:line-break/></text:span>如果還有明天<text:span text:style-name="T3">…(</text:span>圖片略<text:span text:style-name="T3">)<text:line-break/><text:line-break/></text:span>非洲東北部近來爆發大饑荒，兒童與婦女境況最悲慘。跟著母親逃到肯亞難民營的索馬利亞男孩米哈格，雖然已經<text:span text:style-name="T3">7</text:span>個月大，卻瘦到只剩<text:span text:style-name="T3">3200</text:span>公克，醫生說他只有一半的機會可以活下去。（美聯社）<text:span text:style-name="T3"><text:line-break/><text:line-break/></text:span>索馬利亞男嬰米哈格（<text:span text:style-name="T3">Mihag Gedi Farah</text:span>）是非洲東北部「非洲之角」（<text:span text:style-name="T3">Horn of Africa</text:span>）乾旱與饑饉肆虐的寫照，他形容枯槁，骨瘦如柴，圓睜睜的大眼凝視著眾人，充滿了對生命即將流失的驚恐。<text:span text:style-name="T3"> <text:line-break/><text:line-break/></text:span>米哈格雖然已經七個月大，體重卻只有三千兩百公克，與一般新生兒相去無幾，外貌則有如歷盡滄桑的老年人，醫師估計他的存活機率只有一半。<text:span text:style-name="T3"> <text:line-break/><text:line-break/></text:span>在東北非，類似米哈格的飢童多達八十萬人，他還能被母親帶到肯亞的難民營，已經算是幸運兒。許多婦女在逃難途中自顧不暇，只能把病弱的兒女丟棄在路旁，任其自生自滅，兩國間的道路被形容為「死亡之路」。<text:span text:style-name="T3"> <text:line-break/><text:line-break/></text:span>非洲之角包括索馬利亞、衣索比亞、吉布地、厄立垂亞四國，去年以來，此地區和鄰近的蘇丹、肯亞遭遇六十年罕見的大旱，災情不斷惡化，引發饑荒。<text:span text:style-name="T3"> <text:line-break/><text:line-break/></text:span>據估計，單在索馬利亞、衣索比亞與肯亞的「死亡三角」，天災加上戰亂，受害人口近一千兩百萬，而索馬利亞糧荒最烈的南部被伊斯蘭叛軍掌控，救濟組織無法接近當地兩百多萬嗷嗷待哺的飢民。<text:span text:style-name="T3"> <text:line-break/><text:line-break/></text:span>國際正緊急馳援。世界銀行廿五日宣布提供逾五億美元援助款，並先提撥一千兩百萬美元救助受創最重地區。聯合國世界糧食計劃署廿六日也在羅馬召開緊急會議，決定空投糧食賑濟索、衣、肯三國。世界糧食計畫署表示還需三億六千萬美元緊急基金，國際人道救濟組織「樂施會」則稱，控制整個情勢另需十億美元。<text:span text:style-name="T3"> <text:line-break/><text:line-break/></text:span>悲觀的估計顯示，索馬利亞將有三百七十萬人餓死，相當於總人口三分之一。當地大批作物毀於乾旱，農地無法耕種，民眾只能拿種子當糧食，賣掉牲口。今年一月迄今，已有十三萬五千名索馬利亞人逃至鄰國肯亞與衣索比亞。<text:span text:style-name="T3"> <text:line-break/><text:line-break/></text:span>東非第一大經濟體肯亞的飢民則已達二百四十萬人，東部和東北部受災最重。該國最大的達達布難民營原本規畫容納九萬人，現在擠進四十萬人。<text:span text:style-name="T3"> <text:line-break/><text:line-break/></text:span>聯合國人道救濟協調官員預估，若援助遲遲未抵，到了九月，飢民將增至三百五十萬。聯合國先前籲請國際社會馳援肯亞六億美元，迄今才籌募一半，雖已緊急提撥近一千四百萬美元，但仍然緩不濟急。<text:span text:style-name="T3"><text:line-break/><text:line-break/>==========<text:line-break/>http://www.savethechildren.hk/cht/channel.php?action_type=detail&amp;channel_id=177&amp;sub_channel_id=&amp;content_id=310<text:line-break/><text:line-break/></text:span>聯合國宣佈：逾<text:span text:style-name="T3">100</text:span>萬名兒童可於索瑪利亞大饑荒喪命<text:span text:style-name="T3"><text:line-break/><text:line-break/>BY SAVE THE CHILDREN, HK<text:line-break/><text:line-break/>2011-08-03<text:line-break/><text:line-break/></text:span>聯合國宣佈：逾<text:span text:style-name="T3">100</text:span>萬名兒童可於索瑪利亞大饑荒喪命<text:span text:style-name="T3"><text:line-break/><text:line-break/></text:span>大饑荒正籠罩著東非多個地方，包括肯利亞東北部、埃塞俄比亞及索瑪利亞大部份地區。由於持續缺乏雨水及食物價格飛漲，導致數以百萬名災民及兒童飽受饑餓及營養不良之苦。<text:span text:style-name="T3"><text:line-break/><text:line-break/></text:span>索瑪利亞現正面對<text:span text:style-name="T3">60</text:span>年來最嚴峻的糧食危機！<text:span text:style-name="T3"><text:line-break/><text:line-break/></text:span>於<text:span text:style-name="T3">2011</text:span>年<text:span text:style-name="T3">7</text:span>月<text:span text:style-name="T3">20</text:span>日，聯合國宣佈南索瑪利亞的兩個地區──<text:span text:style-name="T3"><text:s/></text:span>南巴科勒<text:span text:style-name="T3">(southern Bakool)</text:span>的偏遠牧場地區及謝貝利低部<text:span text:style-name="T3">(Lower Shabelle)</text:span>為饑荒地區。<text:span text:style-name="T3"><text:line-break/><text:line-break/></text:span>共<text:span text:style-name="T3">370</text:span>萬名索瑪利亞人，佔該國家一半的人口，現正處於水深火熱中：當中，超過<text:span text:style-name="T3">30%</text:span>兒童營養不良，有些地方，兒童營養不良比率更高達<text:span text:style-name="T3">50%</text:span>。<text:span text:style-name="T3">85%</text:span>的牲畜已死去，令到災民失去糧食。<text:span text:style-name="T3"><text:line-break/><text:line-break/></text:span>數以百萬計的難民擠擁在埃塞俄比亞及肯利亞<text:span text:style-name="T3"><text:line-break/><text:line-break/></text:span>兒童正在達達布<text:span text:style-name="T3">(Dadaab)</text:span>難民營中的籬笆，這個營地原先是為<text:span text:style-name="T3">9</text:span>萬人建立，現在卻居住了大約<text:span text:style-name="T3">37</text:span>萬的難民。<text:span text:style-name="T3">(Helle Kjaersgaard/</text:span>救助兒童會<text:span text:style-name="T3">)<text:line-break/><text:line-break/>150</text:span>萬名索瑪利亞人因為家鄉持續乾旱而被迫離開家園。接近<text:span text:style-name="T3">80</text:span>萬名災民擠在肯亞及埃塞俄比亞的營地。然而，兒童只得一件衣服，更可悲的是，他們在崎嶇的逃難路程中，往往引致腳部受傷及嚴重發炎。<text:span text:style-name="T3"><text:line-break/><text:line-break/></text:span>埃塞俄比亞政府報告顯示，約有<text:span text:style-name="T3">450</text:span>萬名災民今年內需要容身之處。更糟的是，埃塞俄比亞的厄立特里亞邊界發生火山爆發，污染了水源及牧場。大部份家庭為每天能吃一頓飯以奔馳。<text:span text:style-name="T3"><text:line-break/><text:line-break/></text:span>於肯利亞的東北部，估計約有<text:span text:style-name="T3">27%</text:span>的兒童嚴重營養不良，<text:span text:style-name="T3">350</text:span>萬名災民需要緊急援助及損失高達<text:span text:style-name="T3">70%</text:span>賴以為生的牲畜。<text:span text:style-name="T3"><text:line-break/><text:line-break/></text:span>救助兒童會對東非危機的回應<text:span text:style-name="T3"><text:line-break/><text:line-break/></text:span>救助兒童會於<text:span text:style-name="T3">20</text:span>多年前已於索馬利亞、埃塞俄比亞及肯利亞工作，致力拯救更多無辜的兒童<text:span text:style-name="T3"><text:line-break/><text:line-break/></text:span>我們已迅速展開救援工作：<text:span text:style-name="T3"><text:line-break/><text:line-break/>•</text:span>派發食水：我們於最受乾旱影響的地區派發乾淨食水，並為保健診所及學校改善供水設備。於索瑪利亞中南部，我們派發超過<text:span text:style-name="T3">2400</text:span>萬升水予<text:span text:style-name="T3">7</text:span>萬名災民。<text:span text:style-name="T3"><text:line-break/><text:line-break/>•</text:span>我們為災民提供水罐、濾水器及食水淨化片，確保他們飲用安全的食水。<text:span text:style-name="T3"> <text:line-break/><text:line-break/>•</text:span>於我們的緊急救援餵飼中心，現正照料數以萬計營養不良的兒童，期望每月可為超過<text:span text:style-name="T3">9,000</text:span>名兒童治療及讓<text:span text:style-name="T3">20,000</text:span>名災民享有保健服務。<text:span text:style-name="T3"><text:line-break/><text:line-break/>•</text:span>透過分發食物券，我們協助受災家庭可以負擔有營養的食物。<text:span text:style-name="T3"><text:line-break/><text:line-break/>•</text:span>透過「現金轉換計劃」，我們提供資金給失去了收入的家庭，讓他們可以為子女購買生活必需品。<text:span text:style-name="T3"><text:line-break/><text:line-break/></text:span>你的支持能拯救更多生命並阻止兒童死於飢荒<text:span text:style-name="T3"><text:line-break/><text:line-break/></text:span>救助兒童會索瑪利亞總幹事<text:span text:style-name="T3">Ben Foot</text:span>說：「是次宣佈饑荒是對國際社會一大提醒。時至今日，我們只是欠缺足夠的捐款幫助索瑪利亞的需要。」<text:span text:style-name="T3"><text:line-break/><text:line-break/></text:span>救助兒童會現正全球緊急呼籌募港幣<text:span text:style-name="T3">7.8</text:span>億元，以拯救數以百萬計於東非正飽受煎熬的兒童。我們的目標是於未來<text:span text:style-name="T3">6</text:span>月個內，接觸共<text:span text:style-name="T3">180</text:span>萬名的兒童及災民。<text:span text:style-name="T3"><text:line-break/><text:line-break/></text:span>生死攸關，請立即捐助<text:span text:style-name="T3">:<text:line-break/><text:line-break/>1. </text:span>網上捐款<text:span text:style-name="T3"> <text:line-break/><text:line-break/>2. </text:span>直接存入銀行戶口<text:span text:style-name="T3"><text:line-break/><text:line-break/>•</text:span>恆生銀行：<text:span text:style-name="T3">210-240933-883<text:line-break/>•</text:span>東亞銀行：<text:span text:style-name="T3">015-518-40-400120-6<text:line-break/>3. </text:span>支票捐款<text:span text:style-name="T3"><text:line-break/><text:line-break/></text:span>支票抬頭請寫上「香港救助兒童會有限公司」，並郵寄至香港銅鑼灣希慎道一號七零二室<text:span text:style-name="T3"> <text:line-break/><text:line-break/>============<text:line-break/>http://www.savethechildren.hk/cht/channel.php?action_type=detail&amp;channel_id=177&amp;content_id=299<text:line-break/><text:line-break/></text:span>東非大饑荒<text:span text:style-name="T3"><text:s/>! </text:span>救助兒童會現正呼籲籌募約港幣<text:span text:style-name="T3">4.8</text:span>億元捐款<text:span text:style-name="T3"><text:s/></text:span>以幫助數以萬計飢餓的的東非兒童<text:span text:style-name="T3"><text:line-break/>BY SAVE THE CHILDREN, HK<text:line-break/>2011-07-04<text:line-break/><text:line-break/>( </text:span>香港<text:span text:style-name="T3">- 2011</text:span>年<text:span text:style-name="T3">7</text:span>月<text:span text:style-name="T3">4</text:span>日<text:span text:style-name="T3">) </text:span>救助兒童會現正呼籲籌募約港幣<text:span text:style-name="T3">4.8</text:span>億元捐款，以幫助數以萬計、位於非洲東部肯亞及索馬利亞正飽受<text:span text:style-name="T3">60</text:span>年來最大飢荒所煎熬的兒童。<text:span text:style-name="T3"><text:line-break/><text:line-break/></text:span>立即捐款<text:span text:style-name="T3"><text:line-break/><text:line-break/>6 </text:span>星期大的<text:span text:style-name="T3">Ibrahim</text:span>，現正處於肯亞的瓦吉爾醫院<text:span text:style-name="T3">(Wajir District Hospital)</text:span>，以照料嚴重營養不良的兒童的穩定中心。由於東非大乾旱，導致當地兒童營養不良，危及兒童生命。<text:span text:style-name="T3">(</text:span>相片提供：<text:span text:style-name="T3">Colin Crowley / </text:span>救助兒童會）<text:span text:style-name="T3">(</text:span>圖略<text:span text:style-name="T3">)<text:line-break/><text:line-break/></text:span>超過<text:span text:style-name="T3">400</text:span>萬名兒童的生命危在旦夕<text:span text:style-name="T3">… <text:line-break/><text:line-break/></text:span>由於食物價格持續飛漲──過去一年已經飆升<text:span text:style-name="T3">240%</text:span>，再加上持續沒有下雨，導致超過<text:span text:style-name="T3">900</text:span>萬名位於偏遠地區的居民─<text:span text:style-name="T3"><text:s/></text:span>其中一半以上是兒童<text:span text:style-name="T3"><text:s/></text:span>─<text:span text:style-name="T3"><text:s/></text:span>正面臨斷水斷糧及營養不良等嚴重問題。<text:span text:style-name="T3"><text:line-break/><text:line-break/></text:span>位於肯亞最受影響的地方，超過<text:span text:style-name="T3">1/4 </text:span>的兒童正處於嚴重營養不良的情況，在索馬利亞的一些地區，營養不良的比率達至<text:span text:style-name="T3">30%</text:span>，導致東非成為全球最饑荒的地方。<text:span text:style-name="T3"><text:line-break/><text:line-break/></text:span>救助兒童會的行動<text:span text:style-name="T3">…<text:line-break/><text:line-break/></text:span>我們已於肯亞、索馬利亞及埃塞俄比亞展開大型的人道救援行動<text:span text:style-name="T3"><text:line-break/><text:line-break/>•</text:span>我們於最受乾旱影響的地區派發乾淨食水，以保住災民生命，並且於保健診所及學校改善供水設備<text:span text:style-name="T3"><text:line-break/><text:line-break/>•</text:span>我們為災民提供水罐、濾水器及食水淨化片，確保他們飲用安全的食水<text:span text:style-name="T3"> <text:line-break/><text:line-break/></text:span>於肯亞，由救助兒童會提供的水罐<text:span text:style-name="T3">(</text:span>圖略<text:span text:style-name="T3">)<text:line-break/><text:line-break/>•</text:span>於我們的緊急救援餵飼中心，我們現正照料數以萬計營養不良的兒童、孕婦及餵哺母乳的母親<text:span text:style-name="T3"><text:line-break/><text:line-break/>•</text:span>透過分發食物券，我們協助受災家庭可以負擔有營養的食物，同時亦支持當地的市場，協助他們正常營運<text:span text:style-name="T3"><text:line-break/><text:line-break/>•</text:span>透過「現金轉換計劃」，我們提供資金給失去了收入的家庭，讓他們可以為子女購買生活必需品<text:span text:style-name="T3"><text:line-break/><text:line-break/></text:span>東非情況一日比一日惡劣，預計直至<text:span text:style-name="T3">9</text:span>月仍沒有雨水，所以我們需要盡快地籌募更多捐款<text:span text:style-name="T3">! <text:line-break/><text:line-break/></text:span>位於東非的救助兒童會緊急救援經理麥加<text:span text:style-name="T3">(Matt Croucher)</text:span>說：「如果我們不迅速展開救亡行動，數以萬計的兒童將會死於饑荒。然而，父母沒有任何方法可以餵養子女，因為他們的動物都死了，他們的井都乾涸了，食物亦太昂貴了，根本沒法負擔。」<text:span text:style-name="T3"><text:line-break/><text:line-break/></text:span>受災家庭用盡各種辦法求存<text:span text:style-name="T3"><text:line-break/><text:line-break/>•</text:span>於索馬利亞，數以萬計的父母離開家園，往外尋找食物、他們的子女大多營養不良，並於酷熱的天氣下不斷步行，難以找到救援<text:span text:style-name="T3"><text:line-break/><text:line-break/>•</text:span>於肯亞，救助兒童會接收所得的報告指出，由於受災家庭採用屋頂的茅草飼養生畜，以維持牠們生命，導致他們沒有一個安全的避難所。而且，很多兒童每天只吃一碗麥片，沒法足夠攝取每天最基本所需的營養。<text:span text:style-name="T3"><text:line-break/><text:line-break/></text:span>動物亦因飢餓而死亡<text:span text:style-name="T3"><text:s/>/ </text:span>相片提供：<text:span text:style-name="T3">Per-Anders (</text:span>圖略<text:span text:style-name="T3">)<text:line-break/><text:line-break/>Pettersson/Reportage by Getty Images for Save the Children<text:line-break/><text:line-break/></text:span>救助兒童會緊急救援經理麥加<text:span text:style-name="T3">(Matt Croucher)</text:span>續說：「我們可以停止這個悲劇惡化，但我們現在只有一半所需的資金。我們急需另一半的善款，以拯救更多兒童。」<text:span text:style-name="T3"><text:line-break/><text:line-break/></text:span>你可以透過以下的方法拯救東非兒童的生命：<text:span text:style-name="T3"><text:line-break/><text:line-break/>•</text:span>只需港幣<text:span text:style-name="T3">$180</text:span>，就可以為一個一家六口的家庭持續<text:span text:style-name="T3">3</text:span>個月地提供食水淨化片，以確保他們有潔淨的食水<text:span text:style-name="T3"><text:line-break/><text:line-break/>•</text:span>只需港幣<text:span text:style-name="T3">$300</text:span>，就可以為<text:span text:style-name="T3">30</text:span>名營養不良的兒童提供蚊帳，讓兒童遠離疾病<text:span text:style-name="T3"><text:line-break/><text:line-break/>•</text:span>只需港幣<text:span text:style-name="T3">$1,000</text:span>，就可以為一個一家六口的家庭提供一個月的膳食。<text:span text:style-name="T3"><text:line-break/><text:line-break/></text:span>立即捐款<text:span text:style-name="T3"><text:line-break/><text:line-break/>===========<text:line-break/></text:span>索馬利亞飢荒<text:span text:style-name="T3"><text:s/></text:span>導致將近<text:span text:style-name="T3">3</text:span>萬兒童餓死<text:span text:style-name="T3"><text:line-break/></text:span>路透社<text:span text:style-name="T3"><text:line-break/>2011/08/04<text:line-break/><text:line-break/></text:span>非洲國家「索馬利亞」最近三個月發生的飢荒，已經導致近三萬名兒童死亡。<text:span text:style-name="T3"><text:line-break/><text:line-break/></text:span>聯合國報告指出，索馬利亞這一波飢荒，已經讓成千上萬饑民餓死，其中包括兩萬九千個五歲以下的兒童。<text:span text:style-name="T3"><text:line-break/><text:line-break/></text:span>聯合國報告說，在索馬利亞有<text:span text:style-name="T3">320</text:span>萬人急需緊急救援；<text:span text:style-name="T3">64</text:span>萬名兒童嚴重營養不良。聯合國呼籲全球各國都能援助索馬利亞災區，但由於叛亂份子控制索馬利亞很多地區，使得救援工作十分困難。<text:span text:style-name="T3"><text:line-break/><text:line-break/>============<text:line-break/></text:span>南索馬利亞饑荒<text:span text:style-name="T3"><text:s/></text:span>百萬兒童瀕危<text:span text:style-name="T3"><text:line-break/></text:span>更新日期<text:span text:style-name="T3">:2011/07/30<text:line-break/></text:span>郭中翰<text:span text:style-name="T3"> <text:line-break/><text:line-break/></text:span>（法新社奈洛比<text:span text:style-name="T3">29</text:span>日電）<text:span text:style-name="T3"><text:s/></text:span>聯合國兒童基金會（<text:span text:style-name="T3">UNICEF</text:span>）今天警告，受乾旱侵襲索馬利亞南部的<text:span text:style-name="T3">125</text:span>萬兒童亟需維生支援，應視為「當務之急」。<text:span text:style-name="T3"><text:line-break/><text:line-break/></text:span>聯合國兒童基金會索馬利亞代表柯若頓（<text:span text:style-name="T3">RozanneChorlton</text:span>）在聲明中說，「索馬利亞南部的兒童亟需我們協助」，多達<text:span text:style-name="T3">64</text:span>萬兒童嚴重營養不良。<text:span text:style-name="T3"><text:line-break/><text:line-break/></text:span>她說：「許多兒童已經死亡，還有很多兒童非常危險，除非我們立刻行動。」<text:span text:style-name="T3"><text:line-break/><text:line-break/></text:span>索馬利亞是非洲之角受大旱影響最嚴重的國家，已經使<text:span text:style-name="T3">1200</text:span>萬民眾處於餓死的危險，並引發<text:span text:style-name="T3">1</text:span>場全球募款救援行動。（譯者：中央社郭中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